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LC Fuel Additive Advance</text:p>
          </table:table-cell>
          <table:table-cell table:number-columns-repeated="5"/>
          <table:table-cell office:value-type="string" calcext:value-type="string">
            <text:p>Primary Open Loop Fuel Map</text:p>
          </table:table-cell>
          <table:table-cell table:number-columns-repeated="19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349999994039535" calcext:value-type="float">
            <text:p>0.349999994</text:p>
          </table:table-cell>
          <table:table-cell office:value-type="float" office:value="0.549999952316284" calcext:value-type="float">
            <text:p>0.5499999523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869999945163727" calcext:value-type="float">
            <text:p>0.8699999452</text:p>
          </table:table-cell>
          <table:table-cell office:value-type="float" office:value="1" calcext:value-type="float">
            <text:p>1</text:p>
          </table:table-cell>
          <table:table-cell office:value-type="float" office:value="1.14999997615814" calcext:value-type="float">
            <text:p>1.1499999762</text:p>
          </table:table-cell>
          <table:table-cell office:value-type="float" office:value="1.25" calcext:value-type="float">
            <text:p>1.25</text:p>
          </table:table-cell>
          <table:table-cell office:value-type="float" office:value="1.34999990463257" calcext:value-type="float">
            <text:p>1.3499999046</text:p>
          </table:table-cell>
          <table:table-cell office:value-type="float" office:value="1.44999992847443" calcext:value-type="float">
            <text:p>1.4499999285</text:p>
          </table:table-cell>
          <table:table-cell office:value-type="float" office:value="1.59999990463257" calcext:value-type="float">
            <text:p>1.5999999046</text:p>
          </table:table-cell>
          <table:table-cell office:value-type="float" office:value="1.69999992847443" calcext:value-type="float">
            <text:p>1.6999999285</text:p>
          </table:table-cell>
          <table:table-cell office:value-type="float" office:value="1.79999995231628" calcext:value-type="float">
            <text:p>1.7999999523</text:p>
          </table:table-cell>
          <table:table-cell office:value-type="float" office:value="2" calcext:value-type="float">
            <text:p>2</text:p>
          </table:table-cell>
          <table:table-cell office:value-type="float" office:value="2.21428561210632" calcext:value-type="float">
            <text:p>2.2142856121</text:p>
          </table:table-cell>
          <table:table-cell office:value-type="float" office:value="2.42857146263123" calcext:value-type="float">
            <text:p>2.4285714626</text:p>
          </table:table-cell>
          <table:table-cell office:value-type="float" office:value="2.64285707473755" calcext:value-type="float">
            <text:p>2.6428570747</text:p>
          </table:table-cell>
          <table:table-cell office:value-type="float" office:value="2.85714292526245" calcext:value-type="float">
            <text:p>2.8571429253</text:p>
          </table:table-cell>
          <table:table-cell office:value-type="float" office:value="3.07142853736877" calcext:value-type="float">
            <text:p>3.0714285374</text:p>
          </table:table-cell>
          <table:table-cell office:value-type="float" office:value="3.28571438789368" calcext:value-type="float">
            <text:p>3.285714387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-0.226153846153846" calcext:value-type="float">
            <text:p>-0.2261538462</text:p>
          </table:table-cell>
          <table:table-cell table:number-columns-repeated="2" office:value-type="float" office:value="-0.113953488372093" calcext:value-type="float">
            <text:p>-0.11395348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14.7" calcext:value-type="float">
            <text:p>14.7</text:p>
          </table:table-cell>
          <table:table-cell table:number-columns-repeated="14" office:value-type="float" office:value="13.2507042253521" calcext:value-type="float">
            <text:p>13.2507042254</text:p>
          </table:table-cell>
        </table:table-row>
        <table:table-row table:style-name="ro1">
          <table:table-cell/>
          <table:table-cell office:value-type="float" office:value="-0.552631578947368" calcext:value-type="float">
            <text:p>-0.5526315789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-0.226153846153846" calcext:value-type="float">
            <text:p>-0.2261538462</text:p>
          </table:table-cell>
          <table:table-cell office:value-type="float" office:value="-0.113953488372093" calcext:value-type="float">
            <text:p>-0.113953488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14.7" calcext:value-type="float">
            <text:p>14.7</text:p>
          </table:table-cell>
          <table:table-cell table:number-columns-repeated="14" office:value-type="float" office:value="13.2507042253521" calcext:value-type="float">
            <text:p>13.2507042254</text:p>
          </table:table-cell>
        </table:table-row>
        <table:table-row table:style-name="ro1">
          <table:table-cell/>
          <table:table-cell office:value-type="float" office:value="-0.864705882352942" calcext:value-type="float">
            <text:p>-0.8647058824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-0.226153846153846" calcext:value-type="float">
            <text:p>-0.22615384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4.7" calcext:value-type="float">
            <text:p>14.7</text:p>
          </table:table-cell>
          <table:table-cell table:number-columns-repeated="12" office:value-type="float" office:value="12.9765517241379" calcext:value-type="float">
            <text:p>12.9765517241</text:p>
          </table:table-cell>
        </table:table-row>
        <table:table-row table:style-name="ro1">
          <table:table-cell/>
          <table:table-cell office:value-type="float" office:value="-1.06521739130435" calcext:value-type="float">
            <text:p>-1.0652173913</text:p>
          </table:table-cell>
          <table:table-cell office:value-type="float" office:value="-0.762222222222222" calcext:value-type="float">
            <text:p>-0.7622222222</text:p>
          </table:table-cell>
          <table:table-cell office:value-type="float" office:value="-0.552631578947368" calcext:value-type="float">
            <text:p>-0.5526315789</text:p>
          </table:table-cell>
          <table:table-cell office:value-type="float" office:value="-0.226153846153846" calcext:value-type="float">
            <text:p>-0.22615384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4.7" calcext:value-type="float">
            <text:p>14.7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8" calcext:value-type="float">
            <text:p>12.8</text:p>
          </table:table-cell>
          <table:table-cell office:value-type="float" office:value="12.7135135135135" calcext:value-type="float">
            <text:p>12.7135135135</text:p>
          </table:table-cell>
          <table:table-cell office:value-type="float" office:value="12.544" calcext:value-type="float">
            <text:p>12.544</text:p>
          </table:table-cell>
          <table:table-cell office:value-type="float" office:value="12.4609271523179" calcext:value-type="float">
            <text:p>12.4609271523</text:p>
          </table:table-cell>
          <table:table-cell office:value-type="float" office:value="12.3789473684211" calcext:value-type="float">
            <text:p>12.3789473684</text:p>
          </table:table-cell>
          <table:table-cell table:number-columns-repeated="6" office:value-type="float" office:value="12.2181818181818" calcext:value-type="float">
            <text:p>12.2181818182</text:p>
          </table:table-cell>
        </table:table-row>
        <table:table-row table:style-name="ro1">
          <table:table-cell/>
          <table:table-cell office:value-type="float" office:value="-1.35531914893617" calcext:value-type="float">
            <text:p>-1.3553191489</text:p>
          </table:table-cell>
          <table:table-cell office:value-type="float" office:value="-1.06521739130435" calcext:value-type="float">
            <text:p>-1.0652173913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-0.336641221374046" calcext:value-type="float">
            <text:p>-0.33664122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4.7" calcext:value-type="float">
            <text:p>14.7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544" calcext:value-type="float">
            <text:p>12.544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2.1393548387097" calcext:value-type="float">
            <text:p>12.1393548387</text:p>
          </table:table-cell>
          <table:table-cell office:value-type="float" office:value="11.8339622641509" calcext:value-type="float">
            <text:p>11.8339622642</text:p>
          </table:table-cell>
          <table:table-cell office:value-type="float" office:value="11.6869565217391" calcext:value-type="float">
            <text:p>11.6869565217</text:p>
          </table:table-cell>
          <table:table-cell table:number-columns-repeated="6" office:value-type="float" office:value="11.4036363636364" calcext:value-type="float">
            <text:p>11.4036363636</text:p>
          </table:table-cell>
        </table:table-row>
        <table:table-row table:style-name="ro1">
          <table:table-cell/>
          <table:table-cell office:value-type="float" office:value="-1.63333333333333" calcext:value-type="float">
            <text:p>-1.6333333333</text:p>
          </table:table-cell>
          <table:table-cell office:value-type="float" office:value="-1.26" calcext:value-type="float">
            <text:p>-1.26</text:p>
          </table:table-cell>
          <table:table-cell office:value-type="float" office:value="-0.864705882352942" calcext:value-type="float">
            <text:p>-0.8647058824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4.7" calcext:value-type="float">
            <text:p>14.7</text:p>
          </table:table-cell>
          <table:table-cell office:value-type="float" office:value="13.8352941176471" calcext:value-type="float">
            <text:p>13.8352941176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9847133757962" calcext:value-type="float">
            <text:p>11.9847133758</text:p>
          </table:table-cell>
          <table:table-cell office:value-type="float" office:value="11.5435582822086" calcext:value-type="float">
            <text:p>11.5435582822</text:p>
          </table:table-cell>
          <table:table-cell office:value-type="float" office:value="11.2" calcext:value-type="float">
            <text:p>11.2</text:p>
          </table:table-cell>
          <table:table-cell office:value-type="float" office:value="10.9395348837209" calcext:value-type="float">
            <text:p>10.9395348837</text:p>
          </table:table-cell>
          <table:table-cell table:number-columns-repeated="6" office:value-type="float" office:value="10.752" calcext:value-type="float">
            <text:p>10.752</text:p>
          </table:table-cell>
        </table:table-row>
        <table:table-row table:style-name="ro1">
          <table:table-cell/>
          <table:table-cell office:value-type="float" office:value="-1.9" calcext:value-type="float">
            <text:p>-1.9</text:p>
          </table:table-cell>
          <table:table-cell office:value-type="float" office:value="-1.44929577464789" calcext:value-type="float">
            <text:p>-1.4492957746</text:p>
          </table:table-cell>
          <table:table-cell office:value-type="float" office:value="-0.965693430656934" calcext:value-type="float">
            <text:p>-0.9656934307</text:p>
          </table:table-cell>
          <table:table-cell office:value-type="float" office:value="-0.445454545454545" calcext:value-type="float">
            <text:p>-0.44545454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4.7" calcext:value-type="float">
            <text:p>14.7</text:p>
          </table:table-cell>
          <table:table-cell office:value-type="float" office:value="13.6347826086957" calcext:value-type="float">
            <text:p>13.6347826087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9088607594937" calcext:value-type="float">
            <text:p>11.9088607595</text:p>
          </table:table-cell>
          <table:table-cell office:value-type="float" office:value="11.3349397590361" calcext:value-type="float">
            <text:p>11.334939759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707865168539" calcext:value-type="float">
            <text:p>10.5707865169</text:p>
          </table:table-cell>
          <table:table-cell table:number-columns-repeated="6" office:value-type="float" office:value="10.3384615384615" calcext:value-type="float">
            <text:p>10.3384615385</text:p>
          </table:table-cell>
        </table:table-row>
        <table:table-row table:style-name="ro1">
          <table:table-cell/>
          <table:table-cell office:value-type="float" office:value="-2.156" calcext:value-type="float">
            <text:p>-2.156</text:p>
          </table:table-cell>
          <table:table-cell office:value-type="float" office:value="-1.63333333333333" calcext:value-type="float">
            <text:p>-1.6333333333</text:p>
          </table:table-cell>
          <table:table-cell office:value-type="float" office:value="-1.06521739130435" calcext:value-type="float">
            <text:p>-1.0652173913</text:p>
          </table:table-cell>
          <table:table-cell office:value-type="float" office:value="-0.552631578947368" calcext:value-type="float">
            <text:p>-0.552631578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4.7" calcext:value-type="float">
            <text:p>14.7</text:p>
          </table:table-cell>
          <table:table-cell office:value-type="float" office:value="13.158041958042" calcext:value-type="float">
            <text:p>13.158041958</text:p>
          </table:table-cell>
          <table:table-cell office:value-type="float" office:value="12.544" calcext:value-type="float">
            <text:p>12.544</text:p>
          </table:table-cell>
          <table:table-cell office:value-type="float" office:value="11.9847133757962" calcext:value-type="float">
            <text:p>11.9847133758</text:p>
          </table:table-cell>
          <table:table-cell office:value-type="float" office:value="11.6148148148148" calcext:value-type="float">
            <text:p>11.6148148148</text:p>
          </table:table-cell>
          <table:table-cell office:value-type="float" office:value="11.2" calcext:value-type="float">
            <text:p>11.2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/>
          <table:table-cell office:value-type="float" office:value="-2.48181818181818" calcext:value-type="float">
            <text:p>-2.4818181818</text:p>
          </table:table-cell>
          <table:table-cell office:value-type="float" office:value="-1.9" calcext:value-type="float">
            <text:p>-1.9</text:p>
          </table:table-cell>
          <table:table-cell office:value-type="float" office:value="-1.26" calcext:value-type="float">
            <text:p>-1.26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4.7" calcext:value-type="float">
            <text:p>14.7</text:p>
          </table:table-cell>
          <table:table-cell office:value-type="float" office:value="14.0417910447761" calcext:value-type="float">
            <text:p>14.0417910448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5435582822086" calcext:value-type="float">
            <text:p>11.5435582822</text:p>
          </table:table-cell>
          <table:table-cell office:value-type="float" office:value="11.3349397590361" calcext:value-type="float">
            <text:p>11.334939759</text:p>
          </table:table-cell>
          <table:table-cell office:value-type="float" office:value="11.0035087719298" calcext:value-type="float">
            <text:p>11.0035087719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/>
          <table:table-cell office:value-type="float" office:value="-2.71528662420382" calcext:value-type="float">
            <text:p>-2.7152866242</text:p>
          </table:table-cell>
          <table:table-cell office:value-type="float" office:value="-2.07181208053691" calcext:value-type="float">
            <text:p>-2.0718120805</text:p>
          </table:table-cell>
          <table:table-cell office:value-type="float" office:value="-1.35531914893617" calcext:value-type="float">
            <text:p>-1.3553191489</text:p>
          </table:table-cell>
          <table:table-cell office:value-type="float" office:value="-0.658208955223881" calcext:value-type="float">
            <text:p>-0.65820895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3.8352941176471" calcext:value-type="float">
            <text:p>13.8352941176</text:p>
          </table:table-cell>
          <table:table-cell office:value-type="float" office:value="13.3446808510638" calcext:value-type="float">
            <text:p>13.3446808511</text:p>
          </table:table-cell>
          <table:table-cell office:value-type="float" office:value="12.7135135135135" calcext:value-type="float">
            <text:p>12.7135135135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9088607594937" calcext:value-type="float">
            <text:p>11.9088607595</text:p>
          </table:table-cell>
          <table:table-cell office:value-type="float" office:value="11.6148148148148" calcext:value-type="float">
            <text:p>11.6148148148</text:p>
          </table:table-cell>
          <table:table-cell office:value-type="float" office:value="11.4731707317073" calcext:value-type="float">
            <text:p>11.4731707317</text:p>
          </table:table-cell>
          <table:table-cell office:value-type="float" office:value="11.2" calcext:value-type="float">
            <text:p>11.2</text:p>
          </table:table-cell>
          <table:table-cell office:value-type="float" office:value="10.9395348837209" calcext:value-type="float">
            <text:p>10.9395348837</text:p>
          </table:table-cell>
          <table:table-cell office:value-type="float" office:value="10.6909090909091" calcext:value-type="float">
            <text:p>10.6909090909</text:p>
          </table:table-cell>
          <table:table-cell office:value-type="float" office:value="10.2260869565217" calcext:value-type="float">
            <text:p>10.2260869565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/>
          <table:table-cell office:value-type="float" office:value="-3.01304347826087" calcext:value-type="float">
            <text:p>-3.0130434783</text:p>
          </table:table-cell>
          <table:table-cell office:value-type="float" office:value="-2.23907284768212" calcext:value-type="float">
            <text:p>-2.2390728477</text:p>
          </table:table-cell>
          <table:table-cell office:value-type="float" office:value="-1.54195804195804" calcext:value-type="float">
            <text:p>-1.541958042</text:p>
          </table:table-cell>
          <table:table-cell office:value-type="float" office:value="-0.762222222222222" calcext:value-type="float">
            <text:p>-0.7622222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8352941176471" calcext:value-type="float">
            <text:p>13.8352941176</text:p>
          </table:table-cell>
          <table:table-cell office:value-type="float" office:value="13.6347826086957" calcext:value-type="float">
            <text:p>13.6347826087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6281879194631" calcext:value-type="float">
            <text:p>12.6281879195</text:p>
          </table:table-cell>
          <table:table-cell office:value-type="float" office:value="12.2980392156863" calcext:value-type="float">
            <text:p>12.2980392157</text:p>
          </table:table-cell>
          <table:table-cell office:value-type="float" office:value="11.6869565217391" calcext:value-type="float">
            <text:p>11.6869565217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" calcext:value-type="float">
            <text:p>11.2</text:p>
          </table:table-cell>
          <table:table-cell office:value-type="float" office:value="11.0035087719298" calcext:value-type="float">
            <text:p>11.0035087719</text:p>
          </table:table-cell>
          <table:table-cell office:value-type="float" office:value="10.8763005780347" calcext:value-type="float">
            <text:p>10.876300578</text:p>
          </table:table-cell>
          <table:table-cell office:value-type="float" office:value="10.752" calcext:value-type="float">
            <text:p>10.752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1708108108108" calcext:value-type="float">
            <text:p>10.1708108108</text:p>
          </table:table-cell>
          <table:table-cell table:number-columns-repeated="7" office:value-type="float" office:value="10.0620320855615" calcext:value-type="float">
            <text:p>10.0620320856</text:p>
          </table:table-cell>
        </table:table-row>
        <table:table-row table:style-name="ro1">
          <table:table-cell table:number-columns-repeated="7"/>
          <table:table-cell office:value-type="float" office:value="13.8352941176471" calcext:value-type="float">
            <text:p>13.8352941176</text:p>
          </table:table-cell>
          <table:table-cell office:value-type="float" office:value="13.44" calcext:value-type="float">
            <text:p>13.44</text:p>
          </table:table-cell>
          <table:table-cell office:value-type="float" office:value="12.8" calcext:value-type="float">
            <text:p>12.8</text:p>
          </table:table-cell>
          <table:table-cell office:value-type="float" office:value="12.3789473684211" calcext:value-type="float">
            <text:p>12.3789473684</text:p>
          </table:table-cell>
          <table:table-cell office:value-type="float" office:value="11.8339622641509" calcext:value-type="float">
            <text:p>11.8339622642</text:p>
          </table:table-cell>
          <table:table-cell office:value-type="float" office:value="11.2" calcext:value-type="float">
            <text:p>11.2</text:p>
          </table:table-cell>
          <table:table-cell office:value-type="float" office:value="11.0682352941177" calcext:value-type="float">
            <text:p>11.0682352941</text:p>
          </table:table-cell>
          <table:table-cell office:value-type="float" office:value="10.8763005780347" calcext:value-type="float">
            <text:p>10.876300578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4533333333333" calcext:value-type="float">
            <text:p>10.4533333333</text:p>
          </table:table-cell>
          <table:table-cell office:value-type="float" office:value="10.2260869565217" calcext:value-type="float">
            <text:p>10.2260869565</text:p>
          </table:table-cell>
          <table:table-cell table:number-columns-repeated="8" office:value-type="float" office:value="10.1161290322581" calcext:value-type="float">
            <text:p>10.1161290323</text:p>
          </table:table-cell>
        </table:table-row>
        <table:table-row table:style-name="ro1">
          <table:table-cell table:number-columns-repeated="7"/>
          <table:table-cell office:value-type="float" office:value="13.8352941176471" calcext:value-type="float">
            <text:p>13.8352941176</text:p>
          </table:table-cell>
          <table:table-cell office:value-type="float" office:value="12.9765517241379" calcext:value-type="float">
            <text:p>12.9765517241</text:p>
          </table:table-cell>
          <table:table-cell office:value-type="float" office:value="12.2980392156863" calcext:value-type="float">
            <text:p>12.2980392157</text:p>
          </table:table-cell>
          <table:table-cell office:value-type="float" office:value="11.9088607594937" calcext:value-type="float">
            <text:p>11.908860759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0035087719298" calcext:value-type="float">
            <text:p>11.0035087719</text:p>
          </table:table-cell>
          <table:table-cell office:value-type="float" office:value="10.752" calcext:value-type="float">
            <text:p>10.752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0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8352941176471" calcext:value-type="float">
            <text:p>13.8352941176</text:p>
          </table:table-cell>
          <table:table-cell office:value-type="float" office:value="12.544" calcext:value-type="float">
            <text:p>12.544</text:p>
          </table:table-cell>
          <table:table-cell office:value-type="float" office:value="11.8339622641509" calcext:value-type="float">
            <text:p>11.8339622642</text:p>
          </table:table-cell>
          <table:table-cell office:value-type="float" office:value="11.5435582822086" calcext:value-type="float">
            <text:p>11.5435582822</text:p>
          </table:table-cell>
          <table:table-cell office:value-type="float" office:value="11.3349397590361" calcext:value-type="float">
            <text:p>11.334939759</text:p>
          </table:table-cell>
          <table:table-cell office:value-type="float" office:value="10.8763005780347" calcext:value-type="float">
            <text:p>10.876300578</text:p>
          </table:table-cell>
          <table:table-cell office:value-type="float" office:value="10.6305084745763" calcext:value-type="float">
            <text:p>10.630508474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office:value-type="float" office:value="10.3384615384615" calcext:value-type="float">
            <text:p>10.3384615385</text:p>
          </table:table-cell>
          <table:table-cell table:number-columns-repeated="12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3" office:value-type="float" office:value="10.3384615384615" calcext:value-type="float">
            <text:p>10.3384615385</text:p>
          </table:table-cell>
          <table:table-cell table:number-columns-repeated="10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7"/>
          <table:table-cell office:value-type="float" office:value="13.7343065693431" calcext:value-type="float">
            <text:p>13.7343065693</text:p>
          </table:table-cell>
          <table:table-cell office:value-type="float" office:value="12.0615384615385" calcext:value-type="float">
            <text:p>12.0615384615</text:p>
          </table:table-cell>
          <table:table-cell office:value-type="float" office:value="11.4036363636364" calcext:value-type="float">
            <text:p>11.4036363636</text:p>
          </table:table-cell>
          <table:table-cell office:value-type="float" office:value="11.2670658682635" calcext:value-type="float">
            <text:p>11.2670658683</text:p>
          </table:table-cell>
          <table:table-cell office:value-type="float" office:value="11.1337278106509" calcext:value-type="float">
            <text:p>11.1337278107</text:p>
          </table:table-cell>
          <table:table-cell office:value-type="float" office:value="10.8137931034483" calcext:value-type="float">
            <text:p>10.8137931034</text:p>
          </table:table-cell>
          <table:table-cell office:value-type="float" office:value="10.5117318435754" calcext:value-type="float">
            <text:p>10.5117318436</text:p>
          </table:table-cell>
          <table:table-cell table:number-columns-repeated="3" office:value-type="float" office:value="10.3384615384615" calcext:value-type="float">
            <text:p>10.3384615385</text:p>
          </table:table-cell>
          <table:table-cell table:number-columns-repeated="10" office:value-type="float" office:value="10.2819672131148" calcext:value-type="float">
            <text:p>10.28196721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CONCATENATE(TEXT([.H4];&quot;##0.##&quot;);&quot;,&quot;)" office:value-type="string" office:string-value="0.35," calcext:value-type="string">
            <text:p>0.35,</text:p>
          </table:table-cell>
          <table:table-cell table:formula="of:=CONCATENATE(TEXT([.I4];&quot;##0.##&quot;);&quot;,&quot;)" office:value-type="string" office:string-value="0.55," calcext:value-type="string">
            <text:p>0.55,</text:p>
          </table:table-cell>
          <table:table-cell table:formula="of:=CONCATENATE(TEXT([.J4];&quot;##0.##&quot;);&quot;,&quot;)" office:value-type="string" office:string-value="0.7," calcext:value-type="string">
            <text:p>0.7,</text:p>
          </table:table-cell>
          <table:table-cell table:formula="of:=CONCATENATE(TEXT([.K4];&quot;##0.##&quot;);&quot;,&quot;)" office:value-type="string" office:string-value="0.87," calcext:value-type="string">
            <text:p>0.87,</text:p>
          </table:table-cell>
          <table:table-cell table:formula="of:=CONCATENATE(TEXT([.L4];&quot;##0.##&quot;);&quot;,&quot;)" office:value-type="string" office:string-value="1," calcext:value-type="string">
            <text:p>1,</text:p>
          </table:table-cell>
          <table:table-cell table:formula="of:=CONCATENATE(TEXT([.M4];&quot;##0.##&quot;);&quot;,&quot;)" office:value-type="string" office:string-value="1.15," calcext:value-type="string">
            <text:p>1.15,</text:p>
          </table:table-cell>
          <table:table-cell table:formula="of:=CONCATENATE(TEXT([.N4];&quot;##0.##&quot;);&quot;,&quot;)" office:value-type="string" office:string-value="1.25," calcext:value-type="string">
            <text:p>1.25,</text:p>
          </table:table-cell>
          <table:table-cell table:formula="of:=CONCATENATE(TEXT([.O4];&quot;##0.##&quot;);&quot;,&quot;)" office:value-type="string" office:string-value="1.35," calcext:value-type="string">
            <text:p>1.35,</text:p>
          </table:table-cell>
          <table:table-cell table:formula="of:=CONCATENATE(TEXT([.P4];&quot;##0.##&quot;);&quot;,&quot;)" office:value-type="string" office:string-value="1.45," calcext:value-type="string">
            <text:p>1.45,</text:p>
          </table:table-cell>
          <table:table-cell table:formula="of:=CONCATENATE(TEXT([.Q4];&quot;##0.##&quot;);&quot;,&quot;)" office:value-type="string" office:string-value="1.6," calcext:value-type="string">
            <text:p>1.6,</text:p>
          </table:table-cell>
          <table:table-cell table:formula="of:=CONCATENATE(TEXT([.R4];&quot;##0.##&quot;);&quot;,&quot;)" office:value-type="string" office:string-value="1.7," calcext:value-type="string">
            <text:p>1.7,</text:p>
          </table:table-cell>
          <table:table-cell table:formula="of:=CONCATENATE(TEXT([.S4];&quot;##0.##&quot;);&quot;,&quot;)" office:value-type="string" office:string-value="1.8," calcext:value-type="string">
            <text:p>1.8,</text:p>
          </table:table-cell>
          <table:table-cell table:formula="of:=CONCATENATE(TEXT([.T4];&quot;##0.##&quot;);&quot;,&quot;)" office:value-type="string" office:string-value="2," calcext:value-type="string">
            <text:p>2,</text:p>
          </table:table-cell>
          <table:table-cell table:formula="of:=CONCATENATE(TEXT([.U4];&quot;##0.##&quot;);&quot;,&quot;)" office:value-type="string" office:string-value="2.21," calcext:value-type="string">
            <text:p>2.21,</text:p>
          </table:table-cell>
          <table:table-cell table:formula="of:=CONCATENATE(TEXT([.V4];&quot;##0.##&quot;);&quot;,&quot;)" office:value-type="string" office:string-value="2.43," calcext:value-type="string">
            <text:p>2.43,</text:p>
          </table:table-cell>
          <table:table-cell table:formula="of:=CONCATENATE(TEXT([.W4];&quot;##0.##&quot;);&quot;,&quot;)" office:value-type="string" office:string-value="2.64," calcext:value-type="string">
            <text:p>2.64,</text:p>
          </table:table-cell>
          <table:table-cell table:formula="of:=CONCATENATE(TEXT([.X4];&quot;##0.##&quot;);&quot;,&quot;)" office:value-type="string" office:string-value="2.86," calcext:value-type="string">
            <text:p>2.86,</text:p>
          </table:table-cell>
          <table:table-cell table:formula="of:=CONCATENATE(TEXT([.Y4];&quot;##0.##&quot;);&quot;,&quot;)" office:value-type="string" office:string-value="3.07," calcext:value-type="string">
            <text:p>3.07,</text:p>
          </table:table-cell>
          <table:table-cell table:formula="of:=CONCATENATE(TEXT([.Z4];&quot;##0.##&quot;);&quot;,&quot;)" office:value-type="string" office:string-value="3.29," calcext:value-type="string">
            <text:p>3.29,</text:p>
          </table:table-cell>
          <table:table-cell table:formula="of:=CONCATENATE(TEXT([.AA4];&quot;##0.##&quot;);&quot;,&quot;)" office:value-type="string" office:string-value="3.5," calcext:value-type="string">
            <text:p>3.5,</text:p>
          </table:table-cell>
        </table:table-row>
        <table:table-row table:style-name="ro1">
          <table:table-cell/>
          <table:table-cell table:formula="of:=CONCATENATE(TEXT(((14.7/([.B4]+14.7))-1)/0.0078125;&quot;##0.#&quot;);&quot;,&quot;)" office:value-type="string" office:string-value="0," calcext:value-type="string">
            <text:p>0,</text:p>
          </table:table-cell>
          <table:table-cell table:formula="of:=CONCATENATE(TEXT(((14.7/([.C4]+14.7))-1)/0.0078125;&quot;##0.#&quot;);&quot;,&quot;)" office:value-type="string" office:string-value="0," calcext:value-type="string">
            <text:p>0,</text:p>
          </table:table-cell>
          <table:table-cell table:formula="of:=CONCATENATE(TEXT(((14.7/([.D4]+14.7))-1)/0.0078125;&quot;##0.#&quot;);&quot;,&quot;)" office:value-type="string" office:string-value="0," calcext:value-type="string">
            <text:p>0,</text:p>
          </table:table-cell>
          <table:table-cell table:formula="of:=CONCATENATE(TEXT(((14.7/([.E4]+14.7))-1)/0.0078125;&quot;##0.#&quot;);&quot;,&quot;)" office:value-type="string" office:string-value="0," calcext:value-type="string">
            <text:p>0,</text:p>
          </table:table-cell>
          <table:table-cell table:formula="of:=CONCATENATE(TEXT(((14.7/([.F4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5])-1)/0.0078125;&quot;##0.#&quot;);&quot;,&quot;)" office:value-type="string" office:string-value="0," calcext:value-type="string">
            <text:p>0,</text:p>
          </table:table-cell>
          <table:table-cell table:formula="of:=CONCATENATE(TEXT(((14.7/[.I5])-1)/0.0078125;&quot;##0.#&quot;);&quot;,&quot;)" office:value-type="string" office:string-value="0," calcext:value-type="string">
            <text:p>0,</text:p>
          </table:table-cell>
          <table:table-cell table:formula="of:=CONCATENATE(TEXT(((14.7/[.J5])-1)/0.0078125;&quot;##0.#&quot;);&quot;,&quot;)" office:value-type="string" office:string-value="0," calcext:value-type="string">
            <text:p>0,</text:p>
          </table:table-cell>
          <table:table-cell table:formula="of:=CONCATENATE(TEXT(((14.7/[.K5])-1)/0.0078125;&quot;##0.#&quot;);&quot;,&quot;)" office:value-type="string" office:string-value="0," calcext:value-type="string">
            <text:p>0,</text:p>
          </table:table-cell>
          <table:table-cell table:formula="of:=CONCATENATE(TEXT(((14.7/[.L5])-1)/0.0078125;&quot;##0.#&quot;);&quot;,&quot;)" office:value-type="string" office:string-value="0," calcext:value-type="string">
            <text:p>0,</text:p>
          </table:table-cell>
          <table:table-cell table:formula="of:=CONCATENATE(TEXT(((14.7/[.M5])-1)/0.0078125;&quot;##0.#&quot;);&quot;,&quot;)" office:value-type="string" office:string-value="0," calcext:value-type="string">
            <text:p>0,</text:p>
          </table:table-cell>
          <table:table-cell table:formula="of:=CONCATENATE(TEXT(((14.7/[.N5])-1)/0.0078125;&quot;##0.#&quot;);&quot;,&quot;)" office:value-type="string" office:string-value="14," calcext:value-type="string">
            <text:p>14,</text:p>
          </table:table-cell>
          <table:table-cell table:formula="of:=CONCATENATE(TEXT(((14.7/[.O5])-1)/0.0078125;&quot;##0.#&quot;);&quot;,&quot;)" office:value-type="string" office:string-value="14," calcext:value-type="string">
            <text:p>14,</text:p>
          </table:table-cell>
          <table:table-cell table:formula="of:=CONCATENATE(TEXT(((14.7/[.P5])-1)/0.0078125;&quot;##0.#&quot;);&quot;,&quot;)" office:value-type="string" office:string-value="14," calcext:value-type="string">
            <text:p>14,</text:p>
          </table:table-cell>
          <table:table-cell table:formula="of:=CONCATENATE(TEXT(((14.7/[.Q5])-1)/0.0078125;&quot;##0.#&quot;);&quot;,&quot;)" office:value-type="string" office:string-value="14," calcext:value-type="string">
            <text:p>14,</text:p>
          </table:table-cell>
          <table:table-cell table:formula="of:=CONCATENATE(TEXT(((14.7/[.R5])-1)/0.0078125;&quot;##0.#&quot;);&quot;,&quot;)" office:value-type="string" office:string-value="14," calcext:value-type="string">
            <text:p>14,</text:p>
          </table:table-cell>
          <table:table-cell table:formula="of:=CONCATENATE(TEXT(((14.7/[.S5])-1)/0.0078125;&quot;##0.#&quot;);&quot;,&quot;)" office:value-type="string" office:string-value="14," calcext:value-type="string">
            <text:p>14,</text:p>
          </table:table-cell>
          <table:table-cell table:formula="of:=CONCATENATE(TEXT(((14.7/[.T5])-1)/0.0078125;&quot;##0.#&quot;);&quot;,&quot;)" office:value-type="string" office:string-value="14," calcext:value-type="string">
            <text:p>14,</text:p>
          </table:table-cell>
          <table:table-cell table:formula="of:=CONCATENATE(TEXT(((14.7/[.U5])-1)/0.0078125;&quot;##0.#&quot;);&quot;,&quot;)" office:value-type="string" office:string-value="14," calcext:value-type="string">
            <text:p>14,</text:p>
          </table:table-cell>
          <table:table-cell table:formula="of:=CONCATENATE(TEXT(((14.7/[.V5])-1)/0.0078125;&quot;##0.#&quot;);&quot;,&quot;)" office:value-type="string" office:string-value="14," calcext:value-type="string">
            <text:p>14,</text:p>
          </table:table-cell>
          <table:table-cell table:formula="of:=CONCATENATE(TEXT(((14.7/[.W5])-1)/0.0078125;&quot;##0.#&quot;);&quot;,&quot;)" office:value-type="string" office:string-value="14," calcext:value-type="string">
            <text:p>14,</text:p>
          </table:table-cell>
          <table:table-cell table:formula="of:=CONCATENATE(TEXT(((14.7/[.X5])-1)/0.0078125;&quot;##0.#&quot;);&quot;,&quot;)" office:value-type="string" office:string-value="14," calcext:value-type="string">
            <text:p>14,</text:p>
          </table:table-cell>
          <table:table-cell table:formula="of:=CONCATENATE(TEXT(((14.7/[.Y5])-1)/0.0078125;&quot;##0.#&quot;);&quot;,&quot;)" office:value-type="string" office:string-value="14," calcext:value-type="string">
            <text:p>14,</text:p>
          </table:table-cell>
          <table:table-cell table:formula="of:=CONCATENATE(TEXT(((14.7/[.Z5])-1)/0.0078125;&quot;##0.#&quot;);&quot;,&quot;)" office:value-type="string" office:string-value="14," calcext:value-type="string">
            <text:p>14,</text:p>
          </table:table-cell>
          <table:table-cell table:formula="of:=CONCATENATE(TEXT(((14.7/[.AA5])-1)/0.0078125;&quot;##0.#&quot;);&quot;,&quot;)" office:value-type="string" office:string-value="14," calcext:value-type="string">
            <text:p>14,</text:p>
          </table:table-cell>
        </table:table-row>
        <table:table-row table:style-name="ro1">
          <table:table-cell/>
          <table:table-cell table:formula="of:=CONCATENATE(TEXT(((14.7/([.B5]+14.7))-1)/0.0078125;&quot;##0.#&quot;);&quot;,&quot;)" office:value-type="string" office:string-value="2," calcext:value-type="string">
            <text:p>2,</text:p>
          </table:table-cell>
          <table:table-cell table:formula="of:=CONCATENATE(TEXT(((14.7/([.C5]+14.7))-1)/0.0078125;&quot;##0.#&quot;);&quot;,&quot;)" office:value-type="string" office:string-value="1," calcext:value-type="string">
            <text:p>1,</text:p>
          </table:table-cell>
          <table:table-cell table:formula="of:=CONCATENATE(TEXT(((14.7/([.D5]+14.7))-1)/0.0078125;&quot;##0.#&quot;);&quot;,&quot;)" office:value-type="string" office:string-value="1," calcext:value-type="string">
            <text:p>1,</text:p>
          </table:table-cell>
          <table:table-cell table:formula="of:=CONCATENATE(TEXT(((14.7/([.E5]+14.7))-1)/0.0078125;&quot;##0.#&quot;);&quot;,&quot;)" office:value-type="string" office:string-value="0," calcext:value-type="string">
            <text:p>0,</text:p>
          </table:table-cell>
          <table:table-cell table:formula="of:=CONCATENATE(TEXT(((14.7/([.F5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6])-1)/0.0078125;&quot;##0.#&quot;);&quot;,&quot;)" office:value-type="string" office:string-value="0," calcext:value-type="string">
            <text:p>0,</text:p>
          </table:table-cell>
          <table:table-cell table:formula="of:=CONCATENATE(TEXT(((14.7/[.I6])-1)/0.0078125;&quot;##0.#&quot;);&quot;,&quot;)" office:value-type="string" office:string-value="0," calcext:value-type="string">
            <text:p>0,</text:p>
          </table:table-cell>
          <table:table-cell table:formula="of:=CONCATENATE(TEXT(((14.7/[.J6])-1)/0.0078125;&quot;##0.#&quot;);&quot;,&quot;)" office:value-type="string" office:string-value="0," calcext:value-type="string">
            <text:p>0,</text:p>
          </table:table-cell>
          <table:table-cell table:formula="of:=CONCATENATE(TEXT(((14.7/[.K6])-1)/0.0078125;&quot;##0.#&quot;);&quot;,&quot;)" office:value-type="string" office:string-value="0," calcext:value-type="string">
            <text:p>0,</text:p>
          </table:table-cell>
          <table:table-cell table:formula="of:=CONCATENATE(TEXT(((14.7/[.L6])-1)/0.0078125;&quot;##0.#&quot;);&quot;,&quot;)" office:value-type="string" office:string-value="0," calcext:value-type="string">
            <text:p>0,</text:p>
          </table:table-cell>
          <table:table-cell table:formula="of:=CONCATENATE(TEXT(((14.7/[.M6])-1)/0.0078125;&quot;##0.#&quot;);&quot;,&quot;)" office:value-type="string" office:string-value="0," calcext:value-type="string">
            <text:p>0,</text:p>
          </table:table-cell>
          <table:table-cell table:formula="of:=CONCATENATE(TEXT(((14.7/[.N6])-1)/0.0078125;&quot;##0.#&quot;);&quot;,&quot;)" office:value-type="string" office:string-value="14," calcext:value-type="string">
            <text:p>14,</text:p>
          </table:table-cell>
          <table:table-cell table:formula="of:=CONCATENATE(TEXT(((14.7/[.O6])-1)/0.0078125;&quot;##0.#&quot;);&quot;,&quot;)" office:value-type="string" office:string-value="14," calcext:value-type="string">
            <text:p>14,</text:p>
          </table:table-cell>
          <table:table-cell table:formula="of:=CONCATENATE(TEXT(((14.7/[.P6])-1)/0.0078125;&quot;##0.#&quot;);&quot;,&quot;)" office:value-type="string" office:string-value="14," calcext:value-type="string">
            <text:p>14,</text:p>
          </table:table-cell>
          <table:table-cell table:formula="of:=CONCATENATE(TEXT(((14.7/[.Q6])-1)/0.0078125;&quot;##0.#&quot;);&quot;,&quot;)" office:value-type="string" office:string-value="14," calcext:value-type="string">
            <text:p>14,</text:p>
          </table:table-cell>
          <table:table-cell table:formula="of:=CONCATENATE(TEXT(((14.7/[.R6])-1)/0.0078125;&quot;##0.#&quot;);&quot;,&quot;)" office:value-type="string" office:string-value="14," calcext:value-type="string">
            <text:p>14,</text:p>
          </table:table-cell>
          <table:table-cell table:formula="of:=CONCATENATE(TEXT(((14.7/[.S6])-1)/0.0078125;&quot;##0.#&quot;);&quot;,&quot;)" office:value-type="string" office:string-value="14," calcext:value-type="string">
            <text:p>14,</text:p>
          </table:table-cell>
          <table:table-cell table:formula="of:=CONCATENATE(TEXT(((14.7/[.T6])-1)/0.0078125;&quot;##0.#&quot;);&quot;,&quot;)" office:value-type="string" office:string-value="14," calcext:value-type="string">
            <text:p>14,</text:p>
          </table:table-cell>
          <table:table-cell table:formula="of:=CONCATENATE(TEXT(((14.7/[.U6])-1)/0.0078125;&quot;##0.#&quot;);&quot;,&quot;)" office:value-type="string" office:string-value="14," calcext:value-type="string">
            <text:p>14,</text:p>
          </table:table-cell>
          <table:table-cell table:formula="of:=CONCATENATE(TEXT(((14.7/[.V6])-1)/0.0078125;&quot;##0.#&quot;);&quot;,&quot;)" office:value-type="string" office:string-value="14," calcext:value-type="string">
            <text:p>14,</text:p>
          </table:table-cell>
          <table:table-cell table:formula="of:=CONCATENATE(TEXT(((14.7/[.W6])-1)/0.0078125;&quot;##0.#&quot;);&quot;,&quot;)" office:value-type="string" office:string-value="14," calcext:value-type="string">
            <text:p>14,</text:p>
          </table:table-cell>
          <table:table-cell table:formula="of:=CONCATENATE(TEXT(((14.7/[.X6])-1)/0.0078125;&quot;##0.#&quot;);&quot;,&quot;)" office:value-type="string" office:string-value="14," calcext:value-type="string">
            <text:p>14,</text:p>
          </table:table-cell>
          <table:table-cell table:formula="of:=CONCATENATE(TEXT(((14.7/[.Y6])-1)/0.0078125;&quot;##0.#&quot;);&quot;,&quot;)" office:value-type="string" office:string-value="14," calcext:value-type="string">
            <text:p>14,</text:p>
          </table:table-cell>
          <table:table-cell table:formula="of:=CONCATENATE(TEXT(((14.7/[.Z6])-1)/0.0078125;&quot;##0.#&quot;);&quot;,&quot;)" office:value-type="string" office:string-value="14," calcext:value-type="string">
            <text:p>14,</text:p>
          </table:table-cell>
          <table:table-cell table:formula="of:=CONCATENATE(TEXT(((14.7/[.AA6])-1)/0.0078125;&quot;##0.#&quot;);&quot;,&quot;)" office:value-type="string" office:string-value="14," calcext:value-type="string">
            <text:p>14,</text:p>
          </table:table-cell>
        </table:table-row>
        <table:table-row table:style-name="ro1">
          <table:table-cell/>
          <table:table-cell table:formula="of:=CONCATENATE(TEXT(((14.7/([.B6]+14.7))-1)/0.0078125;&quot;##0.#&quot;);&quot;,&quot;)" office:value-type="string" office:string-value="5," calcext:value-type="string">
            <text:p>5,</text:p>
          </table:table-cell>
          <table:table-cell table:formula="of:=CONCATENATE(TEXT(((14.7/([.C6]+14.7))-1)/0.0078125;&quot;##0.#&quot;);&quot;,&quot;)" office:value-type="string" office:string-value="4," calcext:value-type="string">
            <text:p>4,</text:p>
          </table:table-cell>
          <table:table-cell table:formula="of:=CONCATENATE(TEXT(((14.7/([.D6]+14.7))-1)/0.0078125;&quot;##0.#&quot;);&quot;,&quot;)" office:value-type="string" office:string-value="2," calcext:value-type="string">
            <text:p>2,</text:p>
          </table:table-cell>
          <table:table-cell table:formula="of:=CONCATENATE(TEXT(((14.7/([.E6]+14.7))-1)/0.0078125;&quot;##0.#&quot;);&quot;,&quot;)" office:value-type="string" office:string-value="1," calcext:value-type="string">
            <text:p>1,</text:p>
          </table:table-cell>
          <table:table-cell table:formula="of:=CONCATENATE(TEXT(((14.7/([.F6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7])-1)/0.0078125;&quot;##0.#&quot;);&quot;,&quot;)" office:value-type="string" office:string-value="0," calcext:value-type="string">
            <text:p>0,</text:p>
          </table:table-cell>
          <table:table-cell table:formula="of:=CONCATENATE(TEXT(((14.7/[.I7])-1)/0.0078125;&quot;##0.#&quot;);&quot;,&quot;)" office:value-type="string" office:string-value="0," calcext:value-type="string">
            <text:p>0,</text:p>
          </table:table-cell>
          <table:table-cell table:formula="of:=CONCATENATE(TEXT(((14.7/[.J7])-1)/0.0078125;&quot;##0.#&quot;);&quot;,&quot;)" office:value-type="string" office:string-value="0," calcext:value-type="string">
            <text:p>0,</text:p>
          </table:table-cell>
          <table:table-cell table:formula="of:=CONCATENATE(TEXT(((14.7/[.K7])-1)/0.0078125;&quot;##0.#&quot;);&quot;,&quot;)" office:value-type="string" office:string-value="0," calcext:value-type="string">
            <text:p>0,</text:p>
          </table:table-cell>
          <table:table-cell table:formula="of:=CONCATENATE(TEXT(((14.7/[.L7])-1)/0.0078125;&quot;##0.#&quot;);&quot;,&quot;)" office:value-type="string" office:string-value="0," calcext:value-type="string">
            <text:p>0,</text:p>
          </table:table-cell>
          <table:table-cell table:formula="of:=CONCATENATE(TEXT(((14.7/[.M7])-1)/0.0078125;&quot;##0.#&quot;);&quot;,&quot;)" office:value-type="string" office:string-value="0," calcext:value-type="string">
            <text:p>0,</text:p>
          </table:table-cell>
          <table:table-cell table:formula="of:=CONCATENATE(TEXT(((14.7/[.N7])-1)/0.0078125;&quot;##0.#&quot;);&quot;,&quot;)" office:value-type="string" office:string-value="0," calcext:value-type="string">
            <text:p>0,</text:p>
          </table:table-cell>
          <table:table-cell table:formula="of:=CONCATENATE(TEXT(((14.7/[.O7])-1)/0.0078125;&quot;##0.#&quot;);&quot;,&quot;)" office:value-type="string" office:string-value="0," calcext:value-type="string">
            <text:p>0,</text:p>
          </table:table-cell>
          <table:table-cell table:formula="of:=CONCATENATE(TEXT(((14.7/[.P7])-1)/0.0078125;&quot;##0.#&quot;);&quot;,&quot;)" office:value-type="string" office:string-value="17," calcext:value-type="string">
            <text:p>17,</text:p>
          </table:table-cell>
          <table:table-cell table:formula="of:=CONCATENATE(TEXT(((14.7/[.Q7])-1)/0.0078125;&quot;##0.#&quot;);&quot;,&quot;)" office:value-type="string" office:string-value="17," calcext:value-type="string">
            <text:p>17,</text:p>
          </table:table-cell>
          <table:table-cell table:formula="of:=CONCATENATE(TEXT(((14.7/[.R7])-1)/0.0078125;&quot;##0.#&quot;);&quot;,&quot;)" office:value-type="string" office:string-value="17," calcext:value-type="string">
            <text:p>17,</text:p>
          </table:table-cell>
          <table:table-cell table:formula="of:=CONCATENATE(TEXT(((14.7/[.S7])-1)/0.0078125;&quot;##0.#&quot;);&quot;,&quot;)" office:value-type="string" office:string-value="17," calcext:value-type="string">
            <text:p>17,</text:p>
          </table:table-cell>
          <table:table-cell table:formula="of:=CONCATENATE(TEXT(((14.7/[.T7])-1)/0.0078125;&quot;##0.#&quot;);&quot;,&quot;)" office:value-type="string" office:string-value="17," calcext:value-type="string">
            <text:p>17,</text:p>
          </table:table-cell>
          <table:table-cell table:formula="of:=CONCATENATE(TEXT(((14.7/[.U7])-1)/0.0078125;&quot;##0.#&quot;);&quot;,&quot;)" office:value-type="string" office:string-value="17," calcext:value-type="string">
            <text:p>17,</text:p>
          </table:table-cell>
          <table:table-cell table:formula="of:=CONCATENATE(TEXT(((14.7/[.V7])-1)/0.0078125;&quot;##0.#&quot;);&quot;,&quot;)" office:value-type="string" office:string-value="17," calcext:value-type="string">
            <text:p>17,</text:p>
          </table:table-cell>
          <table:table-cell table:formula="of:=CONCATENATE(TEXT(((14.7/[.W7])-1)/0.0078125;&quot;##0.#&quot;);&quot;,&quot;)" office:value-type="string" office:string-value="17," calcext:value-type="string">
            <text:p>17,</text:p>
          </table:table-cell>
          <table:table-cell table:formula="of:=CONCATENATE(TEXT(((14.7/[.X7])-1)/0.0078125;&quot;##0.#&quot;);&quot;,&quot;)" office:value-type="string" office:string-value="17," calcext:value-type="string">
            <text:p>17,</text:p>
          </table:table-cell>
          <table:table-cell table:formula="of:=CONCATENATE(TEXT(((14.7/[.Y7])-1)/0.0078125;&quot;##0.#&quot;);&quot;,&quot;)" office:value-type="string" office:string-value="17," calcext:value-type="string">
            <text:p>17,</text:p>
          </table:table-cell>
          <table:table-cell table:formula="of:=CONCATENATE(TEXT(((14.7/[.Z7])-1)/0.0078125;&quot;##0.#&quot;);&quot;,&quot;)" office:value-type="string" office:string-value="17," calcext:value-type="string">
            <text:p>17,</text:p>
          </table:table-cell>
          <table:table-cell table:formula="of:=CONCATENATE(TEXT(((14.7/[.AA7])-1)/0.0078125;&quot;##0.#&quot;);&quot;,&quot;)" office:value-type="string" office:string-value="17," calcext:value-type="string">
            <text:p>17,</text:p>
          </table:table-cell>
        </table:table-row>
        <table:table-row table:style-name="ro1">
          <table:table-cell/>
          <table:table-cell table:formula="of:=CONCATENATE(TEXT(((14.7/([.B7]+14.7))-1)/0.0078125;&quot;##0.#&quot;);&quot;,&quot;)" office:value-type="string" office:string-value="8," calcext:value-type="string">
            <text:p>8,</text:p>
          </table:table-cell>
          <table:table-cell table:formula="of:=CONCATENATE(TEXT(((14.7/([.C7]+14.7))-1)/0.0078125;&quot;##0.#&quot;);&quot;,&quot;)" office:value-type="string" office:string-value="6," calcext:value-type="string">
            <text:p>6,</text:p>
          </table:table-cell>
          <table:table-cell table:formula="of:=CONCATENATE(TEXT(((14.7/([.D7]+14.7))-1)/0.0078125;&quot;##0.#&quot;);&quot;,&quot;)" office:value-type="string" office:string-value="4," calcext:value-type="string">
            <text:p>4,</text:p>
          </table:table-cell>
          <table:table-cell table:formula="of:=CONCATENATE(TEXT(((14.7/([.E7]+14.7))-1)/0.0078125;&quot;##0.#&quot;);&quot;,&quot;)" office:value-type="string" office:string-value="2," calcext:value-type="string">
            <text:p>2,</text:p>
          </table:table-cell>
          <table:table-cell table:formula="of:=CONCATENATE(TEXT(((14.7/([.F7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8])-1)/0.0078125;&quot;##0.#&quot;);&quot;,&quot;)" office:value-type="string" office:string-value="0," calcext:value-type="string">
            <text:p>0,</text:p>
          </table:table-cell>
          <table:table-cell table:formula="of:=CONCATENATE(TEXT(((14.7/[.I8])-1)/0.0078125;&quot;##0.#&quot;);&quot;,&quot;)" office:value-type="string" office:string-value="0," calcext:value-type="string">
            <text:p>0,</text:p>
          </table:table-cell>
          <table:table-cell table:formula="of:=CONCATENATE(TEXT(((14.7/[.J8])-1)/0.0078125;&quot;##0.#&quot;);&quot;,&quot;)" office:value-type="string" office:string-value="0," calcext:value-type="string">
            <text:p>0,</text:p>
          </table:table-cell>
          <table:table-cell table:formula="of:=CONCATENATE(TEXT(((14.7/[.K8])-1)/0.0078125;&quot;##0.#&quot;);&quot;,&quot;)" office:value-type="string" office:string-value="0," calcext:value-type="string">
            <text:p>0,</text:p>
          </table:table-cell>
          <table:table-cell table:formula="of:=CONCATENATE(TEXT(((14.7/[.L8])-1)/0.0078125;&quot;##0.#&quot;);&quot;,&quot;)" office:value-type="string" office:string-value="0," calcext:value-type="string">
            <text:p>0,</text:p>
          </table:table-cell>
          <table:table-cell table:formula="of:=CONCATENATE(TEXT(((14.7/[.M8])-1)/0.0078125;&quot;##0.#&quot;);&quot;,&quot;)" office:value-type="string" office:string-value="0," calcext:value-type="string">
            <text:p>0,</text:p>
          </table:table-cell>
          <table:table-cell table:formula="of:=CONCATENATE(TEXT(((14.7/[.N8])-1)/0.0078125;&quot;##0.#&quot;);&quot;,&quot;)" office:value-type="string" office:string-value="0," calcext:value-type="string">
            <text:p>0,</text:p>
          </table:table-cell>
          <table:table-cell table:formula="of:=CONCATENATE(TEXT(((14.7/[.O8])-1)/0.0078125;&quot;##0.#&quot;);&quot;,&quot;)" office:value-type="string" office:string-value="0," calcext:value-type="string">
            <text:p>0,</text:p>
          </table:table-cell>
          <table:table-cell table:formula="of:=CONCATENATE(TEXT(((14.7/[.P8])-1)/0.0078125;&quot;##0.#&quot;);&quot;,&quot;)" office:value-type="string" office:string-value="17," calcext:value-type="string">
            <text:p>17,</text:p>
          </table:table-cell>
          <table:table-cell table:formula="of:=CONCATENATE(TEXT(((14.7/[.Q8])-1)/0.0078125;&quot;##0.#&quot;);&quot;,&quot;)" office:value-type="string" office:string-value="19," calcext:value-type="string">
            <text:p>19,</text:p>
          </table:table-cell>
          <table:table-cell table:formula="of:=CONCATENATE(TEXT(((14.7/[.R8])-1)/0.0078125;&quot;##0.#&quot;);&quot;,&quot;)" office:value-type="string" office:string-value="20," calcext:value-type="string">
            <text:p>20,</text:p>
          </table:table-cell>
          <table:table-cell table:formula="of:=CONCATENATE(TEXT(((14.7/[.S8])-1)/0.0078125;&quot;##0.#&quot;);&quot;,&quot;)" office:value-type="string" office:string-value="22," calcext:value-type="string">
            <text:p>22,</text:p>
          </table:table-cell>
          <table:table-cell table:formula="of:=CONCATENATE(TEXT(((14.7/[.T8])-1)/0.0078125;&quot;##0.#&quot;);&quot;,&quot;)" office:value-type="string" office:string-value="23," calcext:value-type="string">
            <text:p>23,</text:p>
          </table:table-cell>
          <table:table-cell table:formula="of:=CONCATENATE(TEXT(((14.7/[.U8])-1)/0.0078125;&quot;##0.#&quot;);&quot;,&quot;)" office:value-type="string" office:string-value="24," calcext:value-type="string">
            <text:p>24,</text:p>
          </table:table-cell>
          <table:table-cell table:formula="of:=CONCATENATE(TEXT(((14.7/[.V8])-1)/0.0078125;&quot;##0.#&quot;);&quot;,&quot;)" office:value-type="string" office:string-value="26," calcext:value-type="string">
            <text:p>26,</text:p>
          </table:table-cell>
          <table:table-cell table:formula="of:=CONCATENATE(TEXT(((14.7/[.W8])-1)/0.0078125;&quot;##0.#&quot;);&quot;,&quot;)" office:value-type="string" office:string-value="26," calcext:value-type="string">
            <text:p>26,</text:p>
          </table:table-cell>
          <table:table-cell table:formula="of:=CONCATENATE(TEXT(((14.7/[.X8])-1)/0.0078125;&quot;##0.#&quot;);&quot;,&quot;)" office:value-type="string" office:string-value="26," calcext:value-type="string">
            <text:p>26,</text:p>
          </table:table-cell>
          <table:table-cell table:formula="of:=CONCATENATE(TEXT(((14.7/[.Y8])-1)/0.0078125;&quot;##0.#&quot;);&quot;,&quot;)" office:value-type="string" office:string-value="26," calcext:value-type="string">
            <text:p>26,</text:p>
          </table:table-cell>
          <table:table-cell table:formula="of:=CONCATENATE(TEXT(((14.7/[.Z8])-1)/0.0078125;&quot;##0.#&quot;);&quot;,&quot;)" office:value-type="string" office:string-value="26," calcext:value-type="string">
            <text:p>26,</text:p>
          </table:table-cell>
          <table:table-cell table:formula="of:=CONCATENATE(TEXT(((14.7/[.AA8])-1)/0.0078125;&quot;##0.#&quot;);&quot;,&quot;)" office:value-type="string" office:string-value="26," calcext:value-type="string">
            <text:p>26,</text:p>
          </table:table-cell>
        </table:table-row>
        <table:table-row table:style-name="ro1">
          <table:table-cell/>
          <table:table-cell table:formula="of:=CONCATENATE(TEXT(((14.7/([.B8]+14.7))-1)/0.0078125;&quot;##0.#&quot;);&quot;,&quot;)" office:value-type="string" office:string-value="10," calcext:value-type="string">
            <text:p>10,</text:p>
          </table:table-cell>
          <table:table-cell table:formula="of:=CONCATENATE(TEXT(((14.7/([.C8]+14.7))-1)/0.0078125;&quot;##0.#&quot;);&quot;,&quot;)" office:value-type="string" office:string-value="7," calcext:value-type="string">
            <text:p>7,</text:p>
          </table:table-cell>
          <table:table-cell table:formula="of:=CONCATENATE(TEXT(((14.7/([.D8]+14.7))-1)/0.0078125;&quot;##0.#&quot;);&quot;,&quot;)" office:value-type="string" office:string-value="5," calcext:value-type="string">
            <text:p>5,</text:p>
          </table:table-cell>
          <table:table-cell table:formula="of:=CONCATENATE(TEXT(((14.7/([.E8]+14.7))-1)/0.0078125;&quot;##0.#&quot;);&quot;,&quot;)" office:value-type="string" office:string-value="2," calcext:value-type="string">
            <text:p>2,</text:p>
          </table:table-cell>
          <table:table-cell table:formula="of:=CONCATENATE(TEXT(((14.7/([.F8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9])-1)/0.0078125;&quot;##0.#&quot;);&quot;,&quot;)" office:value-type="string" office:string-value="0," calcext:value-type="string">
            <text:p>0,</text:p>
          </table:table-cell>
          <table:table-cell table:formula="of:=CONCATENATE(TEXT(((14.7/[.I9])-1)/0.0078125;&quot;##0.#&quot;);&quot;,&quot;)" office:value-type="string" office:string-value="0," calcext:value-type="string">
            <text:p>0,</text:p>
          </table:table-cell>
          <table:table-cell table:formula="of:=CONCATENATE(TEXT(((14.7/[.J9])-1)/0.0078125;&quot;##0.#&quot;);&quot;,&quot;)" office:value-type="string" office:string-value="0," calcext:value-type="string">
            <text:p>0,</text:p>
          </table:table-cell>
          <table:table-cell table:formula="of:=CONCATENATE(TEXT(((14.7/[.K9])-1)/0.0078125;&quot;##0.#&quot;);&quot;,&quot;)" office:value-type="string" office:string-value="0," calcext:value-type="string">
            <text:p>0,</text:p>
          </table:table-cell>
          <table:table-cell table:formula="of:=CONCATENATE(TEXT(((14.7/[.L9])-1)/0.0078125;&quot;##0.#&quot;);&quot;,&quot;)" office:value-type="string" office:string-value="0," calcext:value-type="string">
            <text:p>0,</text:p>
          </table:table-cell>
          <table:table-cell table:formula="of:=CONCATENATE(TEXT(((14.7/[.M9])-1)/0.0078125;&quot;##0.#&quot;);&quot;,&quot;)" office:value-type="string" office:string-value="0," calcext:value-type="string">
            <text:p>0,</text:p>
          </table:table-cell>
          <table:table-cell table:formula="of:=CONCATENATE(TEXT(((14.7/[.N9])-1)/0.0078125;&quot;##0.#&quot;);&quot;,&quot;)" office:value-type="string" office:string-value="0," calcext:value-type="string">
            <text:p>0,</text:p>
          </table:table-cell>
          <table:table-cell table:formula="of:=CONCATENATE(TEXT(((14.7/[.O9])-1)/0.0078125;&quot;##0.#&quot;);&quot;,&quot;)" office:value-type="string" office:string-value="0," calcext:value-type="string">
            <text:p>0,</text:p>
          </table:table-cell>
          <table:table-cell table:formula="of:=CONCATENATE(TEXT(((14.7/[.P9])-1)/0.0078125;&quot;##0.#&quot;);&quot;,&quot;)" office:value-type="string" office:string-value="17," calcext:value-type="string">
            <text:p>17,</text:p>
          </table:table-cell>
          <table:table-cell table:formula="of:=CONCATENATE(TEXT(((14.7/[.Q9])-1)/0.0078125;&quot;##0.#&quot;);&quot;,&quot;)" office:value-type="string" office:string-value="22," calcext:value-type="string">
            <text:p>22,</text:p>
          </table:table-cell>
          <table:table-cell table:formula="of:=CONCATENATE(TEXT(((14.7/[.R9])-1)/0.0078125;&quot;##0.#&quot;);&quot;,&quot;)" office:value-type="string" office:string-value="24," calcext:value-type="string">
            <text:p>24,</text:p>
          </table:table-cell>
          <table:table-cell table:formula="of:=CONCATENATE(TEXT(((14.7/[.S9])-1)/0.0078125;&quot;##0.#&quot;);&quot;,&quot;)" office:value-type="string" office:string-value="27," calcext:value-type="string">
            <text:p>27,</text:p>
          </table:table-cell>
          <table:table-cell table:formula="of:=CONCATENATE(TEXT(((14.7/[.T9])-1)/0.0078125;&quot;##0.#&quot;);&quot;,&quot;)" office:value-type="string" office:string-value="31," calcext:value-type="string">
            <text:p>31,</text:p>
          </table:table-cell>
          <table:table-cell table:formula="of:=CONCATENATE(TEXT(((14.7/[.U9])-1)/0.0078125;&quot;##0.#&quot;);&quot;,&quot;)" office:value-type="string" office:string-value="33," calcext:value-type="string">
            <text:p>33,</text:p>
          </table:table-cell>
          <table:table-cell table:formula="of:=CONCATENATE(TEXT(((14.7/[.V9])-1)/0.0078125;&quot;##0.#&quot;);&quot;,&quot;)" office:value-type="string" office:string-value="37," calcext:value-type="string">
            <text:p>37,</text:p>
          </table:table-cell>
          <table:table-cell table:formula="of:=CONCATENATE(TEXT(((14.7/[.W9])-1)/0.0078125;&quot;##0.#&quot;);&quot;,&quot;)" office:value-type="string" office:string-value="37," calcext:value-type="string">
            <text:p>37,</text:p>
          </table:table-cell>
          <table:table-cell table:formula="of:=CONCATENATE(TEXT(((14.7/[.X9])-1)/0.0078125;&quot;##0.#&quot;);&quot;,&quot;)" office:value-type="string" office:string-value="37," calcext:value-type="string">
            <text:p>37,</text:p>
          </table:table-cell>
          <table:table-cell table:formula="of:=CONCATENATE(TEXT(((14.7/[.Y9])-1)/0.0078125;&quot;##0.#&quot;);&quot;,&quot;)" office:value-type="string" office:string-value="37," calcext:value-type="string">
            <text:p>37,</text:p>
          </table:table-cell>
          <table:table-cell table:formula="of:=CONCATENATE(TEXT(((14.7/[.Z9])-1)/0.0078125;&quot;##0.#&quot;);&quot;,&quot;)" office:value-type="string" office:string-value="37," calcext:value-type="string">
            <text:p>37,</text:p>
          </table:table-cell>
          <table:table-cell table:formula="of:=CONCATENATE(TEXT(((14.7/[.AA9])-1)/0.0078125;&quot;##0.#&quot;);&quot;,&quot;)" office:value-type="string" office:string-value="37," calcext:value-type="string">
            <text:p>37,</text:p>
          </table:table-cell>
        </table:table-row>
        <table:table-row table:style-name="ro1">
          <table:table-cell/>
          <table:table-cell table:formula="of:=CONCATENATE(TEXT(((14.7/([.B9]+14.7))-1)/0.0078125;&quot;##0.#&quot;);&quot;,&quot;)" office:value-type="string" office:string-value="13," calcext:value-type="string">
            <text:p>13,</text:p>
          </table:table-cell>
          <table:table-cell table:formula="of:=CONCATENATE(TEXT(((14.7/([.C9]+14.7))-1)/0.0078125;&quot;##0.#&quot;);&quot;,&quot;)" office:value-type="string" office:string-value="10," calcext:value-type="string">
            <text:p>10,</text:p>
          </table:table-cell>
          <table:table-cell table:formula="of:=CONCATENATE(TEXT(((14.7/([.D9]+14.7))-1)/0.0078125;&quot;##0.#&quot;);&quot;,&quot;)" office:value-type="string" office:string-value="6," calcext:value-type="string">
            <text:p>6,</text:p>
          </table:table-cell>
          <table:table-cell table:formula="of:=CONCATENATE(TEXT(((14.7/([.E9]+14.7))-1)/0.0078125;&quot;##0.#&quot;);&quot;,&quot;)" office:value-type="string" office:string-value="3," calcext:value-type="string">
            <text:p>3,</text:p>
          </table:table-cell>
          <table:table-cell table:formula="of:=CONCATENATE(TEXT(((14.7/([.F9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0])-1)/0.0078125;&quot;##0.#&quot;);&quot;,&quot;)" office:value-type="string" office:string-value="0," calcext:value-type="string">
            <text:p>0,</text:p>
          </table:table-cell>
          <table:table-cell table:formula="of:=CONCATENATE(TEXT(((14.7/[.I10])-1)/0.0078125;&quot;##0.#&quot;);&quot;,&quot;)" office:value-type="string" office:string-value="0," calcext:value-type="string">
            <text:p>0,</text:p>
          </table:table-cell>
          <table:table-cell table:formula="of:=CONCATENATE(TEXT(((14.7/[.J10])-1)/0.0078125;&quot;##0.#&quot;);&quot;,&quot;)" office:value-type="string" office:string-value="0," calcext:value-type="string">
            <text:p>0,</text:p>
          </table:table-cell>
          <table:table-cell table:formula="of:=CONCATENATE(TEXT(((14.7/[.K10])-1)/0.0078125;&quot;##0.#&quot;);&quot;,&quot;)" office:value-type="string" office:string-value="0," calcext:value-type="string">
            <text:p>0,</text:p>
          </table:table-cell>
          <table:table-cell table:formula="of:=CONCATENATE(TEXT(((14.7/[.L10])-1)/0.0078125;&quot;##0.#&quot;);&quot;,&quot;)" office:value-type="string" office:string-value="0," calcext:value-type="string">
            <text:p>0,</text:p>
          </table:table-cell>
          <table:table-cell table:formula="of:=CONCATENATE(TEXT(((14.7/[.M10])-1)/0.0078125;&quot;##0.#&quot;);&quot;,&quot;)" office:value-type="string" office:string-value="0," calcext:value-type="string">
            <text:p>0,</text:p>
          </table:table-cell>
          <table:table-cell table:formula="of:=CONCATENATE(TEXT(((14.7/[.N10])-1)/0.0078125;&quot;##0.#&quot;);&quot;,&quot;)" office:value-type="string" office:string-value="0," calcext:value-type="string">
            <text:p>0,</text:p>
          </table:table-cell>
          <table:table-cell table:formula="of:=CONCATENATE(TEXT(((14.7/[.O10])-1)/0.0078125;&quot;##0.#&quot;);&quot;,&quot;)" office:value-type="string" office:string-value="8," calcext:value-type="string">
            <text:p>8,</text:p>
          </table:table-cell>
          <table:table-cell table:formula="of:=CONCATENATE(TEXT(((14.7/[.P10])-1)/0.0078125;&quot;##0.#&quot;);&quot;,&quot;)" office:value-type="string" office:string-value="19," calcext:value-type="string">
            <text:p>19,</text:p>
          </table:table-cell>
          <table:table-cell table:formula="of:=CONCATENATE(TEXT(((14.7/[.Q10])-1)/0.0078125;&quot;##0.#&quot;);&quot;,&quot;)" office:value-type="string" office:string-value="24," calcext:value-type="string">
            <text:p>24,</text:p>
          </table:table-cell>
          <table:table-cell table:formula="of:=CONCATENATE(TEXT(((14.7/[.R10])-1)/0.0078125;&quot;##0.#&quot;);&quot;,&quot;)" office:value-type="string" office:string-value="29," calcext:value-type="string">
            <text:p>29,</text:p>
          </table:table-cell>
          <table:table-cell table:formula="of:=CONCATENATE(TEXT(((14.7/[.S10])-1)/0.0078125;&quot;##0.#&quot;);&quot;,&quot;)" office:value-type="string" office:string-value="35," calcext:value-type="string">
            <text:p>35,</text:p>
          </table:table-cell>
          <table:table-cell table:formula="of:=CONCATENATE(TEXT(((14.7/[.T10])-1)/0.0078125;&quot;##0.#&quot;);&quot;,&quot;)" office:value-type="string" office:string-value="40," calcext:value-type="string">
            <text:p>40,</text:p>
          </table:table-cell>
          <table:table-cell table:formula="of:=CONCATENATE(TEXT(((14.7/[.U10])-1)/0.0078125;&quot;##0.#&quot;);&quot;,&quot;)" office:value-type="string" office:string-value="44," calcext:value-type="string">
            <text:p>44,</text:p>
          </table:table-cell>
          <table:table-cell table:formula="of:=CONCATENATE(TEXT(((14.7/[.V10])-1)/0.0078125;&quot;##0.#&quot;);&quot;,&quot;)" office:value-type="string" office:string-value="47," calcext:value-type="string">
            <text:p>47,</text:p>
          </table:table-cell>
          <table:table-cell table:formula="of:=CONCATENATE(TEXT(((14.7/[.W10])-1)/0.0078125;&quot;##0.#&quot;);&quot;,&quot;)" office:value-type="string" office:string-value="47," calcext:value-type="string">
            <text:p>47,</text:p>
          </table:table-cell>
          <table:table-cell table:formula="of:=CONCATENATE(TEXT(((14.7/[.X10])-1)/0.0078125;&quot;##0.#&quot;);&quot;,&quot;)" office:value-type="string" office:string-value="47," calcext:value-type="string">
            <text:p>47,</text:p>
          </table:table-cell>
          <table:table-cell table:formula="of:=CONCATENATE(TEXT(((14.7/[.Y10])-1)/0.0078125;&quot;##0.#&quot;);&quot;,&quot;)" office:value-type="string" office:string-value="47," calcext:value-type="string">
            <text:p>47,</text:p>
          </table:table-cell>
          <table:table-cell table:formula="of:=CONCATENATE(TEXT(((14.7/[.Z10])-1)/0.0078125;&quot;##0.#&quot;);&quot;,&quot;)" office:value-type="string" office:string-value="47," calcext:value-type="string">
            <text:p>47,</text:p>
          </table:table-cell>
          <table:table-cell table:formula="of:=CONCATENATE(TEXT(((14.7/[.AA10])-1)/0.0078125;&quot;##0.#&quot;);&quot;,&quot;)" office:value-type="string" office:string-value="47," calcext:value-type="string">
            <text:p>47,</text:p>
          </table:table-cell>
        </table:table-row>
        <table:table-row table:style-name="ro1">
          <table:table-cell/>
          <table:table-cell table:formula="of:=CONCATENATE(TEXT(((14.7/([.B10]+14.7))-1)/0.0078125;&quot;##0.#&quot;);&quot;,&quot;)" office:value-type="string" office:string-value="16," calcext:value-type="string">
            <text:p>16,</text:p>
          </table:table-cell>
          <table:table-cell table:formula="of:=CONCATENATE(TEXT(((14.7/([.C10]+14.7))-1)/0.0078125;&quot;##0.#&quot;);&quot;,&quot;)" office:value-type="string" office:string-value="12," calcext:value-type="string">
            <text:p>12,</text:p>
          </table:table-cell>
          <table:table-cell table:formula="of:=CONCATENATE(TEXT(((14.7/([.D10]+14.7))-1)/0.0078125;&quot;##0.#&quot;);&quot;,&quot;)" office:value-type="string" office:string-value="8," calcext:value-type="string">
            <text:p>8,</text:p>
          </table:table-cell>
          <table:table-cell table:formula="of:=CONCATENATE(TEXT(((14.7/([.E10]+14.7))-1)/0.0078125;&quot;##0.#&quot;);&quot;,&quot;)" office:value-type="string" office:string-value="4," calcext:value-type="string">
            <text:p>4,</text:p>
          </table:table-cell>
          <table:table-cell table:formula="of:=CONCATENATE(TEXT(((14.7/([.F10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1])-1)/0.0078125;&quot;##0.#&quot;);&quot;,&quot;)" office:value-type="string" office:string-value="0," calcext:value-type="string">
            <text:p>0,</text:p>
          </table:table-cell>
          <table:table-cell table:formula="of:=CONCATENATE(TEXT(((14.7/[.I11])-1)/0.0078125;&quot;##0.#&quot;);&quot;,&quot;)" office:value-type="string" office:string-value="0," calcext:value-type="string">
            <text:p>0,</text:p>
          </table:table-cell>
          <table:table-cell table:formula="of:=CONCATENATE(TEXT(((14.7/[.J11])-1)/0.0078125;&quot;##0.#&quot;);&quot;,&quot;)" office:value-type="string" office:string-value="0," calcext:value-type="string">
            <text:p>0,</text:p>
          </table:table-cell>
          <table:table-cell table:formula="of:=CONCATENATE(TEXT(((14.7/[.K11])-1)/0.0078125;&quot;##0.#&quot;);&quot;,&quot;)" office:value-type="string" office:string-value="0," calcext:value-type="string">
            <text:p>0,</text:p>
          </table:table-cell>
          <table:table-cell table:formula="of:=CONCATENATE(TEXT(((14.7/[.L11])-1)/0.0078125;&quot;##0.#&quot;);&quot;,&quot;)" office:value-type="string" office:string-value="0," calcext:value-type="string">
            <text:p>0,</text:p>
          </table:table-cell>
          <table:table-cell table:formula="of:=CONCATENATE(TEXT(((14.7/[.M11])-1)/0.0078125;&quot;##0.#&quot;);&quot;,&quot;)" office:value-type="string" office:string-value="0," calcext:value-type="string">
            <text:p>0,</text:p>
          </table:table-cell>
          <table:table-cell table:formula="of:=CONCATENATE(TEXT(((14.7/[.N11])-1)/0.0078125;&quot;##0.#&quot;);&quot;,&quot;)" office:value-type="string" office:string-value="0," calcext:value-type="string">
            <text:p>0,</text:p>
          </table:table-cell>
          <table:table-cell table:formula="of:=CONCATENATE(TEXT(((14.7/[.O11])-1)/0.0078125;&quot;##0.#&quot;);&quot;,&quot;)" office:value-type="string" office:string-value="10," calcext:value-type="string">
            <text:p>10,</text:p>
          </table:table-cell>
          <table:table-cell table:formula="of:=CONCATENATE(TEXT(((14.7/[.P11])-1)/0.0078125;&quot;##0.#&quot;);&quot;,&quot;)" office:value-type="string" office:string-value="19," calcext:value-type="string">
            <text:p>19,</text:p>
          </table:table-cell>
          <table:table-cell table:formula="of:=CONCATENATE(TEXT(((14.7/[.Q11])-1)/0.0078125;&quot;##0.#&quot;);&quot;,&quot;)" office:value-type="string" office:string-value="24," calcext:value-type="string">
            <text:p>24,</text:p>
          </table:table-cell>
          <table:table-cell table:formula="of:=CONCATENATE(TEXT(((14.7/[.R11])-1)/0.0078125;&quot;##0.#&quot;);&quot;,&quot;)" office:value-type="string" office:string-value="30," calcext:value-type="string">
            <text:p>30,</text:p>
          </table:table-cell>
          <table:table-cell table:formula="of:=CONCATENATE(TEXT(((14.7/[.S11])-1)/0.0078125;&quot;##0.#&quot;);&quot;,&quot;)" office:value-type="string" office:string-value="38," calcext:value-type="string">
            <text:p>38,</text:p>
          </table:table-cell>
          <table:table-cell table:formula="of:=CONCATENATE(TEXT(((14.7/[.T11])-1)/0.0078125;&quot;##0.#&quot;);&quot;,&quot;)" office:value-type="string" office:string-value="46," calcext:value-type="string">
            <text:p>46,</text:p>
          </table:table-cell>
          <table:table-cell table:formula="of:=CONCATENATE(TEXT(((14.7/[.U11])-1)/0.0078125;&quot;##0.#&quot;);&quot;,&quot;)" office:value-type="string" office:string-value="50," calcext:value-type="string">
            <text:p>50,</text:p>
          </table:table-cell>
          <table:table-cell table:formula="of:=CONCATENATE(TEXT(((14.7/[.V11])-1)/0.0078125;&quot;##0.#&quot;);&quot;,&quot;)" office:value-type="string" office:string-value="54," calcext:value-type="string">
            <text:p>54,</text:p>
          </table:table-cell>
          <table:table-cell table:formula="of:=CONCATENATE(TEXT(((14.7/[.W11])-1)/0.0078125;&quot;##0.#&quot;);&quot;,&quot;)" office:value-type="string" office:string-value="54," calcext:value-type="string">
            <text:p>54,</text:p>
          </table:table-cell>
          <table:table-cell table:formula="of:=CONCATENATE(TEXT(((14.7/[.X11])-1)/0.0078125;&quot;##0.#&quot;);&quot;,&quot;)" office:value-type="string" office:string-value="54," calcext:value-type="string">
            <text:p>54,</text:p>
          </table:table-cell>
          <table:table-cell table:formula="of:=CONCATENATE(TEXT(((14.7/[.Y11])-1)/0.0078125;&quot;##0.#&quot;);&quot;,&quot;)" office:value-type="string" office:string-value="54," calcext:value-type="string">
            <text:p>54,</text:p>
          </table:table-cell>
          <table:table-cell table:formula="of:=CONCATENATE(TEXT(((14.7/[.Z11])-1)/0.0078125;&quot;##0.#&quot;);&quot;,&quot;)" office:value-type="string" office:string-value="54," calcext:value-type="string">
            <text:p>54,</text:p>
          </table:table-cell>
          <table:table-cell table:formula="of:=CONCATENATE(TEXT(((14.7/[.AA11])-1)/0.0078125;&quot;##0.#&quot;);&quot;,&quot;)" office:value-type="string" office:string-value="54," calcext:value-type="string">
            <text:p>54,</text:p>
          </table:table-cell>
        </table:table-row>
        <table:table-row table:style-name="ro1">
          <table:table-cell/>
          <table:table-cell table:formula="of:=CONCATENATE(TEXT(((14.7/([.B11]+14.7))-1)/0.0078125;&quot;##0.#&quot;);&quot;,&quot;)" office:value-type="string" office:string-value="19," calcext:value-type="string">
            <text:p>19,</text:p>
          </table:table-cell>
          <table:table-cell table:formula="of:=CONCATENATE(TEXT(((14.7/([.C11]+14.7))-1)/0.0078125;&quot;##0.#&quot;);&quot;,&quot;)" office:value-type="string" office:string-value="14," calcext:value-type="string">
            <text:p>14,</text:p>
          </table:table-cell>
          <table:table-cell table:formula="of:=CONCATENATE(TEXT(((14.7/([.D11]+14.7))-1)/0.0078125;&quot;##0.#&quot;);&quot;,&quot;)" office:value-type="string" office:string-value="9," calcext:value-type="string">
            <text:p>9,</text:p>
          </table:table-cell>
          <table:table-cell table:formula="of:=CONCATENATE(TEXT(((14.7/([.E11]+14.7))-1)/0.0078125;&quot;##0.#&quot;);&quot;,&quot;)" office:value-type="string" office:string-value="4," calcext:value-type="string">
            <text:p>4,</text:p>
          </table:table-cell>
          <table:table-cell table:formula="of:=CONCATENATE(TEXT(((14.7/([.F11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2])-1)/0.0078125;&quot;##0.#&quot;);&quot;,&quot;)" office:value-type="string" office:string-value="0," calcext:value-type="string">
            <text:p>0,</text:p>
          </table:table-cell>
          <table:table-cell table:formula="of:=CONCATENATE(TEXT(((14.7/[.I12])-1)/0.0078125;&quot;##0.#&quot;);&quot;,&quot;)" office:value-type="string" office:string-value="0," calcext:value-type="string">
            <text:p>0,</text:p>
          </table:table-cell>
          <table:table-cell table:formula="of:=CONCATENATE(TEXT(((14.7/[.J12])-1)/0.0078125;&quot;##0.#&quot;);&quot;,&quot;)" office:value-type="string" office:string-value="0," calcext:value-type="string">
            <text:p>0,</text:p>
          </table:table-cell>
          <table:table-cell table:formula="of:=CONCATENATE(TEXT(((14.7/[.K12])-1)/0.0078125;&quot;##0.#&quot;);&quot;,&quot;)" office:value-type="string" office:string-value="0," calcext:value-type="string">
            <text:p>0,</text:p>
          </table:table-cell>
          <table:table-cell table:formula="of:=CONCATENATE(TEXT(((14.7/[.L12])-1)/0.0078125;&quot;##0.#&quot;);&quot;,&quot;)" office:value-type="string" office:string-value="0," calcext:value-type="string">
            <text:p>0,</text:p>
          </table:table-cell>
          <table:table-cell table:formula="of:=CONCATENATE(TEXT(((14.7/[.M12])-1)/0.0078125;&quot;##0.#&quot;);&quot;,&quot;)" office:value-type="string" office:string-value="0," calcext:value-type="string">
            <text:p>0,</text:p>
          </table:table-cell>
          <table:table-cell table:formula="of:=CONCATENATE(TEXT(((14.7/[.N12])-1)/0.0078125;&quot;##0.#&quot;);&quot;,&quot;)" office:value-type="string" office:string-value="0," calcext:value-type="string">
            <text:p>0,</text:p>
          </table:table-cell>
          <table:table-cell table:formula="of:=CONCATENATE(TEXT(((14.7/[.O12])-1)/0.0078125;&quot;##0.#&quot;);&quot;,&quot;)" office:value-type="string" office:string-value="15," calcext:value-type="string">
            <text:p>15,</text:p>
          </table:table-cell>
          <table:table-cell table:formula="of:=CONCATENATE(TEXT(((14.7/[.P12])-1)/0.0078125;&quot;##0.#&quot;);&quot;,&quot;)" office:value-type="string" office:string-value="22," calcext:value-type="string">
            <text:p>22,</text:p>
          </table:table-cell>
          <table:table-cell table:formula="of:=CONCATENATE(TEXT(((14.7/[.Q12])-1)/0.0078125;&quot;##0.#&quot;);&quot;,&quot;)" office:value-type="string" office:string-value="29," calcext:value-type="string">
            <text:p>29,</text:p>
          </table:table-cell>
          <table:table-cell table:formula="of:=CONCATENATE(TEXT(((14.7/[.R12])-1)/0.0078125;&quot;##0.#&quot;);&quot;,&quot;)" office:value-type="string" office:string-value="34," calcext:value-type="string">
            <text:p>34,</text:p>
          </table:table-cell>
          <table:table-cell table:formula="of:=CONCATENATE(TEXT(((14.7/[.S12])-1)/0.0078125;&quot;##0.#&quot;);&quot;,&quot;)" office:value-type="string" office:string-value="40," calcext:value-type="string">
            <text:p>40,</text:p>
          </table:table-cell>
          <table:table-cell table:formula="of:=CONCATENATE(TEXT(((14.7/[.T12])-1)/0.0078125;&quot;##0.#&quot;);&quot;,&quot;)" office:value-type="string" office:string-value="51," calcext:value-type="string">
            <text:p>51,</text:p>
          </table:table-cell>
          <table:table-cell table:formula="of:=CONCATENATE(TEXT(((14.7/[.U12])-1)/0.0078125;&quot;##0.#&quot;);&quot;,&quot;)" office:value-type="string" office:string-value="59," calcext:value-type="string">
            <text:p>59,</text:p>
          </table:table-cell>
          <table:table-cell table:formula="of:=CONCATENATE(TEXT(((14.7/[.V12])-1)/0.0078125;&quot;##0.#&quot;);&quot;,&quot;)" office:value-type="string" office:string-value="59," calcext:value-type="string">
            <text:p>59,</text:p>
          </table:table-cell>
          <table:table-cell table:formula="of:=CONCATENATE(TEXT(((14.7/[.W12])-1)/0.0078125;&quot;##0.#&quot;);&quot;,&quot;)" office:value-type="string" office:string-value="59," calcext:value-type="string">
            <text:p>59,</text:p>
          </table:table-cell>
          <table:table-cell table:formula="of:=CONCATENATE(TEXT(((14.7/[.X12])-1)/0.0078125;&quot;##0.#&quot;);&quot;,&quot;)" office:value-type="string" office:string-value="59," calcext:value-type="string">
            <text:p>59,</text:p>
          </table:table-cell>
          <table:table-cell table:formula="of:=CONCATENATE(TEXT(((14.7/[.Y12])-1)/0.0078125;&quot;##0.#&quot;);&quot;,&quot;)" office:value-type="string" office:string-value="59," calcext:value-type="string">
            <text:p>59,</text:p>
          </table:table-cell>
          <table:table-cell table:formula="of:=CONCATENATE(TEXT(((14.7/[.Z12])-1)/0.0078125;&quot;##0.#&quot;);&quot;,&quot;)" office:value-type="string" office:string-value="59," calcext:value-type="string">
            <text:p>59,</text:p>
          </table:table-cell>
          <table:table-cell table:formula="of:=CONCATENATE(TEXT(((14.7/[.AA12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2]+14.7))-1)/0.0078125;&quot;##0.#&quot;);&quot;,&quot;)" office:value-type="string" office:string-value="22," calcext:value-type="string">
            <text:p>22,</text:p>
          </table:table-cell>
          <table:table-cell table:formula="of:=CONCATENATE(TEXT(((14.7/([.C12]+14.7))-1)/0.0078125;&quot;##0.#&quot;);&quot;,&quot;)" office:value-type="string" office:string-value="16," calcext:value-type="string">
            <text:p>16,</text:p>
          </table:table-cell>
          <table:table-cell table:formula="of:=CONCATENATE(TEXT(((14.7/([.D12]+14.7))-1)/0.0078125;&quot;##0.#&quot;);&quot;,&quot;)" office:value-type="string" office:string-value="10," calcext:value-type="string">
            <text:p>10,</text:p>
          </table:table-cell>
          <table:table-cell table:formula="of:=CONCATENATE(TEXT(((14.7/([.E12]+14.7))-1)/0.0078125;&quot;##0.#&quot;);&quot;,&quot;)" office:value-type="string" office:string-value="5," calcext:value-type="string">
            <text:p>5,</text:p>
          </table:table-cell>
          <table:table-cell table:formula="of:=CONCATENATE(TEXT(((14.7/([.F12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3])-1)/0.0078125;&quot;##0.#&quot;);&quot;,&quot;)" office:value-type="string" office:string-value="0," calcext:value-type="string">
            <text:p>0,</text:p>
          </table:table-cell>
          <table:table-cell table:formula="of:=CONCATENATE(TEXT(((14.7/[.I13])-1)/0.0078125;&quot;##0.#&quot;);&quot;,&quot;)" office:value-type="string" office:string-value="0," calcext:value-type="string">
            <text:p>0,</text:p>
          </table:table-cell>
          <table:table-cell table:formula="of:=CONCATENATE(TEXT(((14.7/[.J13])-1)/0.0078125;&quot;##0.#&quot;);&quot;,&quot;)" office:value-type="string" office:string-value="0," calcext:value-type="string">
            <text:p>0,</text:p>
          </table:table-cell>
          <table:table-cell table:formula="of:=CONCATENATE(TEXT(((14.7/[.K13])-1)/0.0078125;&quot;##0.#&quot;);&quot;,&quot;)" office:value-type="string" office:string-value="0," calcext:value-type="string">
            <text:p>0,</text:p>
          </table:table-cell>
          <table:table-cell table:formula="of:=CONCATENATE(TEXT(((14.7/[.L13])-1)/0.0078125;&quot;##0.#&quot;);&quot;,&quot;)" office:value-type="string" office:string-value="6," calcext:value-type="string">
            <text:p>6,</text:p>
          </table:table-cell>
          <table:table-cell table:formula="of:=CONCATENATE(TEXT(((14.7/[.M13])-1)/0.0078125;&quot;##0.#&quot;);&quot;,&quot;)" office:value-type="string" office:string-value="17," calcext:value-type="string">
            <text:p>17,</text:p>
          </table:table-cell>
          <table:table-cell table:formula="of:=CONCATENATE(TEXT(((14.7/[.N13])-1)/0.0078125;&quot;##0.#&quot;);&quot;,&quot;)" office:value-type="string" office:string-value="19," calcext:value-type="string">
            <text:p>19,</text:p>
          </table:table-cell>
          <table:table-cell table:formula="of:=CONCATENATE(TEXT(((14.7/[.O13])-1)/0.0078125;&quot;##0.#&quot;);&quot;,&quot;)" office:value-type="string" office:string-value="24," calcext:value-type="string">
            <text:p>24,</text:p>
          </table:table-cell>
          <table:table-cell table:formula="of:=CONCATENATE(TEXT(((14.7/[.P13])-1)/0.0078125;&quot;##0.#&quot;);&quot;,&quot;)" office:value-type="string" office:string-value="28," calcext:value-type="string">
            <text:p>28,</text:p>
          </table:table-cell>
          <table:table-cell table:formula="of:=CONCATENATE(TEXT(((14.7/[.Q13])-1)/0.0078125;&quot;##0.#&quot;);&quot;,&quot;)" office:value-type="string" office:string-value="35," calcext:value-type="string">
            <text:p>35,</text:p>
          </table:table-cell>
          <table:table-cell table:formula="of:=CONCATENATE(TEXT(((14.7/[.R13])-1)/0.0078125;&quot;##0.#&quot;);&quot;,&quot;)" office:value-type="string" office:string-value="38," calcext:value-type="string">
            <text:p>38,</text:p>
          </table:table-cell>
          <table:table-cell table:formula="of:=CONCATENATE(TEXT(((14.7/[.S13])-1)/0.0078125;&quot;##0.#&quot;);&quot;,&quot;)" office:value-type="string" office:string-value="43," calcext:value-type="string">
            <text:p>43,</text:p>
          </table:table-cell>
          <table:table-cell table:formula="of:=CONCATENATE(TEXT(((14.7/[.T13])-1)/0.0078125;&quot;##0.#&quot;);&quot;,&quot;)" office:value-type="string" office:string-value="51," calcext:value-type="string">
            <text:p>51,</text:p>
          </table:table-cell>
          <table:table-cell table:formula="of:=CONCATENATE(TEXT(((14.7/[.U13])-1)/0.0078125;&quot;##0.#&quot;);&quot;,&quot;)" office:value-type="string" office:string-value="59," calcext:value-type="string">
            <text:p>59,</text:p>
          </table:table-cell>
          <table:table-cell table:formula="of:=CONCATENATE(TEXT(((14.7/[.V13])-1)/0.0078125;&quot;##0.#&quot;);&quot;,&quot;)" office:value-type="string" office:string-value="59," calcext:value-type="string">
            <text:p>59,</text:p>
          </table:table-cell>
          <table:table-cell table:formula="of:=CONCATENATE(TEXT(((14.7/[.W13])-1)/0.0078125;&quot;##0.#&quot;);&quot;,&quot;)" office:value-type="string" office:string-value="59," calcext:value-type="string">
            <text:p>59,</text:p>
          </table:table-cell>
          <table:table-cell table:formula="of:=CONCATENATE(TEXT(((14.7/[.X13])-1)/0.0078125;&quot;##0.#&quot;);&quot;,&quot;)" office:value-type="string" office:string-value="59," calcext:value-type="string">
            <text:p>59,</text:p>
          </table:table-cell>
          <table:table-cell table:formula="of:=CONCATENATE(TEXT(((14.7/[.Y13])-1)/0.0078125;&quot;##0.#&quot;);&quot;,&quot;)" office:value-type="string" office:string-value="59," calcext:value-type="string">
            <text:p>59,</text:p>
          </table:table-cell>
          <table:table-cell table:formula="of:=CONCATENATE(TEXT(((14.7/[.Z13])-1)/0.0078125;&quot;##0.#&quot;);&quot;,&quot;)" office:value-type="string" office:string-value="59," calcext:value-type="string">
            <text:p>59,</text:p>
          </table:table-cell>
          <table:table-cell table:formula="of:=CONCATENATE(TEXT(((14.7/[.AA13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3]+14.7))-1)/0.0078125;&quot;##0.#&quot;);&quot;,&quot;)" office:value-type="string" office:string-value="26," calcext:value-type="string">
            <text:p>26,</text:p>
          </table:table-cell>
          <table:table-cell table:formula="of:=CONCATENATE(TEXT(((14.7/([.C13]+14.7))-1)/0.0078125;&quot;##0.#&quot;);&quot;,&quot;)" office:value-type="string" office:string-value="19," calcext:value-type="string">
            <text:p>19,</text:p>
          </table:table-cell>
          <table:table-cell table:formula="of:=CONCATENATE(TEXT(((14.7/([.D13]+14.7))-1)/0.0078125;&quot;##0.#&quot;);&quot;,&quot;)" office:value-type="string" office:string-value="12," calcext:value-type="string">
            <text:p>12,</text:p>
          </table:table-cell>
          <table:table-cell table:formula="of:=CONCATENATE(TEXT(((14.7/([.E13]+14.7))-1)/0.0078125;&quot;##0.#&quot;);&quot;,&quot;)" office:value-type="string" office:string-value="6," calcext:value-type="string">
            <text:p>6,</text:p>
          </table:table-cell>
          <table:table-cell table:formula="of:=CONCATENATE(TEXT(((14.7/([.F13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4])-1)/0.0078125;&quot;##0.#&quot;);&quot;,&quot;)" office:value-type="string" office:string-value="8," calcext:value-type="string">
            <text:p>8,</text:p>
          </table:table-cell>
          <table:table-cell table:formula="of:=CONCATENATE(TEXT(((14.7/[.I14])-1)/0.0078125;&quot;##0.#&quot;);&quot;,&quot;)" office:value-type="string" office:string-value="8," calcext:value-type="string">
            <text:p>8,</text:p>
          </table:table-cell>
          <table:table-cell table:formula="of:=CONCATENATE(TEXT(((14.7/[.J14])-1)/0.0078125;&quot;##0.#&quot;);&quot;,&quot;)" office:value-type="string" office:string-value="8," calcext:value-type="string">
            <text:p>8,</text:p>
          </table:table-cell>
          <table:table-cell table:formula="of:=CONCATENATE(TEXT(((14.7/[.K14])-1)/0.0078125;&quot;##0.#&quot;);&quot;,&quot;)" office:value-type="string" office:string-value="13," calcext:value-type="string">
            <text:p>13,</text:p>
          </table:table-cell>
          <table:table-cell table:formula="of:=CONCATENATE(TEXT(((14.7/[.L14])-1)/0.0078125;&quot;##0.#&quot;);&quot;,&quot;)" office:value-type="string" office:string-value="20," calcext:value-type="string">
            <text:p>20,</text:p>
          </table:table-cell>
          <table:table-cell table:formula="of:=CONCATENATE(TEXT(((14.7/[.M14])-1)/0.0078125;&quot;##0.#&quot;);&quot;,&quot;)" office:value-type="string" office:string-value="24," calcext:value-type="string">
            <text:p>24,</text:p>
          </table:table-cell>
          <table:table-cell table:formula="of:=CONCATENATE(TEXT(((14.7/[.N14])-1)/0.0078125;&quot;##0.#&quot;);&quot;,&quot;)" office:value-type="string" office:string-value="30," calcext:value-type="string">
            <text:p>30,</text:p>
          </table:table-cell>
          <table:table-cell table:formula="of:=CONCATENATE(TEXT(((14.7/[.O14])-1)/0.0078125;&quot;##0.#&quot;);&quot;,&quot;)" office:value-type="string" office:string-value="34," calcext:value-type="string">
            <text:p>34,</text:p>
          </table:table-cell>
          <table:table-cell table:formula="of:=CONCATENATE(TEXT(((14.7/[.P14])-1)/0.0078125;&quot;##0.#&quot;);&quot;,&quot;)" office:value-type="string" office:string-value="36," calcext:value-type="string">
            <text:p>36,</text:p>
          </table:table-cell>
          <table:table-cell table:formula="of:=CONCATENATE(TEXT(((14.7/[.Q14])-1)/0.0078125;&quot;##0.#&quot;);&quot;,&quot;)" office:value-type="string" office:string-value="40," calcext:value-type="string">
            <text:p>40,</text:p>
          </table:table-cell>
          <table:table-cell table:formula="of:=CONCATENATE(TEXT(((14.7/[.R14])-1)/0.0078125;&quot;##0.#&quot;);&quot;,&quot;)" office:value-type="string" office:string-value="44," calcext:value-type="string">
            <text:p>44,</text:p>
          </table:table-cell>
          <table:table-cell table:formula="of:=CONCATENATE(TEXT(((14.7/[.S14])-1)/0.0078125;&quot;##0.#&quot;);&quot;,&quot;)" office:value-type="string" office:string-value="48," calcext:value-type="string">
            <text:p>48,</text:p>
          </table:table-cell>
          <table:table-cell table:formula="of:=CONCATENATE(TEXT(((14.7/[.T14])-1)/0.0078125;&quot;##0.#&quot;);&quot;,&quot;)" office:value-type="string" office:string-value="56," calcext:value-type="string">
            <text:p>56,</text:p>
          </table:table-cell>
          <table:table-cell table:formula="of:=CONCATENATE(TEXT(((14.7/[.U14])-1)/0.0078125;&quot;##0.#&quot;);&quot;,&quot;)" office:value-type="string" office:string-value="59," calcext:value-type="string">
            <text:p>59,</text:p>
          </table:table-cell>
          <table:table-cell table:formula="of:=CONCATENATE(TEXT(((14.7/[.V14])-1)/0.0078125;&quot;##0.#&quot;);&quot;,&quot;)" office:value-type="string" office:string-value="59," calcext:value-type="string">
            <text:p>59,</text:p>
          </table:table-cell>
          <table:table-cell table:formula="of:=CONCATENATE(TEXT(((14.7/[.W14])-1)/0.0078125;&quot;##0.#&quot;);&quot;,&quot;)" office:value-type="string" office:string-value="59," calcext:value-type="string">
            <text:p>59,</text:p>
          </table:table-cell>
          <table:table-cell table:formula="of:=CONCATENATE(TEXT(((14.7/[.X14])-1)/0.0078125;&quot;##0.#&quot;);&quot;,&quot;)" office:value-type="string" office:string-value="59," calcext:value-type="string">
            <text:p>59,</text:p>
          </table:table-cell>
          <table:table-cell table:formula="of:=CONCATENATE(TEXT(((14.7/[.Y14])-1)/0.0078125;&quot;##0.#&quot;);&quot;,&quot;)" office:value-type="string" office:string-value="59," calcext:value-type="string">
            <text:p>59,</text:p>
          </table:table-cell>
          <table:table-cell table:formula="of:=CONCATENATE(TEXT(((14.7/[.Z14])-1)/0.0078125;&quot;##0.#&quot;);&quot;,&quot;)" office:value-type="string" office:string-value="59," calcext:value-type="string">
            <text:p>59,</text:p>
          </table:table-cell>
          <table:table-cell table:formula="of:=CONCATENATE(TEXT(((14.7/[.AA14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4]+14.7))-1)/0.0078125;&quot;##0.#&quot;);&quot;,&quot;)" office:value-type="string" office:string-value="29," calcext:value-type="string">
            <text:p>29,</text:p>
          </table:table-cell>
          <table:table-cell table:formula="of:=CONCATENATE(TEXT(((14.7/([.C14]+14.7))-1)/0.0078125;&quot;##0.#&quot;);&quot;,&quot;)" office:value-type="string" office:string-value="21," calcext:value-type="string">
            <text:p>21,</text:p>
          </table:table-cell>
          <table:table-cell table:formula="of:=CONCATENATE(TEXT(((14.7/([.D14]+14.7))-1)/0.0078125;&quot;##0.#&quot;);&quot;,&quot;)" office:value-type="string" office:string-value="13," calcext:value-type="string">
            <text:p>13,</text:p>
          </table:table-cell>
          <table:table-cell table:formula="of:=CONCATENATE(TEXT(((14.7/([.E14]+14.7))-1)/0.0078125;&quot;##0.#&quot;);&quot;,&quot;)" office:value-type="string" office:string-value="6," calcext:value-type="string">
            <text:p>6,</text:p>
          </table:table-cell>
          <table:table-cell table:formula="of:=CONCATENATE(TEXT(((14.7/([.F14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5])-1)/0.0078125;&quot;##0.#&quot;);&quot;,&quot;)" office:value-type="string" office:string-value="8," calcext:value-type="string">
            <text:p>8,</text:p>
          </table:table-cell>
          <table:table-cell table:formula="of:=CONCATENATE(TEXT(((14.7/[.I15])-1)/0.0078125;&quot;##0.#&quot;);&quot;,&quot;)" office:value-type="string" office:string-value="10," calcext:value-type="string">
            <text:p>10,</text:p>
          </table:table-cell>
          <table:table-cell table:formula="of:=CONCATENATE(TEXT(((14.7/[.J15])-1)/0.0078125;&quot;##0.#&quot;);&quot;,&quot;)" office:value-type="string" office:string-value="17," calcext:value-type="string">
            <text:p>17,</text:p>
          </table:table-cell>
          <table:table-cell table:formula="of:=CONCATENATE(TEXT(((14.7/[.K15])-1)/0.0078125;&quot;##0.#&quot;);&quot;,&quot;)" office:value-type="string" office:string-value="21," calcext:value-type="string">
            <text:p>21,</text:p>
          </table:table-cell>
          <table:table-cell table:formula="of:=CONCATENATE(TEXT(((14.7/[.L15])-1)/0.0078125;&quot;##0.#&quot;);&quot;,&quot;)" office:value-type="string" office:string-value="25," calcext:value-type="string">
            <text:p>25,</text:p>
          </table:table-cell>
          <table:table-cell table:formula="of:=CONCATENATE(TEXT(((14.7/[.M15])-1)/0.0078125;&quot;##0.#&quot;);&quot;,&quot;)" office:value-type="string" office:string-value="33," calcext:value-type="string">
            <text:p>33,</text:p>
          </table:table-cell>
          <table:table-cell table:formula="of:=CONCATENATE(TEXT(((14.7/[.N15])-1)/0.0078125;&quot;##0.#&quot;);&quot;,&quot;)" office:value-type="string" office:string-value="37," calcext:value-type="string">
            <text:p>37,</text:p>
          </table:table-cell>
          <table:table-cell table:formula="of:=CONCATENATE(TEXT(((14.7/[.O15])-1)/0.0078125;&quot;##0.#&quot;);&quot;,&quot;)" office:value-type="string" office:string-value="40," calcext:value-type="string">
            <text:p>40,</text:p>
          </table:table-cell>
          <table:table-cell table:formula="of:=CONCATENATE(TEXT(((14.7/[.P15])-1)/0.0078125;&quot;##0.#&quot;);&quot;,&quot;)" office:value-type="string" office:string-value="43," calcext:value-type="string">
            <text:p>43,</text:p>
          </table:table-cell>
          <table:table-cell table:formula="of:=CONCATENATE(TEXT(((14.7/[.Q15])-1)/0.0078125;&quot;##0.#&quot;);&quot;,&quot;)" office:value-type="string" office:string-value="45," calcext:value-type="string">
            <text:p>45,</text:p>
          </table:table-cell>
          <table:table-cell table:formula="of:=CONCATENATE(TEXT(((14.7/[.R15])-1)/0.0078125;&quot;##0.#&quot;);&quot;,&quot;)" office:value-type="string" office:string-value="47," calcext:value-type="string">
            <text:p>47,</text:p>
          </table:table-cell>
          <table:table-cell table:formula="of:=CONCATENATE(TEXT(((14.7/[.S15])-1)/0.0078125;&quot;##0.#&quot;);&quot;,&quot;)" office:value-type="string" office:string-value="49," calcext:value-type="string">
            <text:p>49,</text:p>
          </table:table-cell>
          <table:table-cell table:formula="of:=CONCATENATE(TEXT(((14.7/[.T15])-1)/0.0078125;&quot;##0.#&quot;);&quot;,&quot;)" office:value-type="string" office:string-value="57," calcext:value-type="string">
            <text:p>57,</text:p>
          </table:table-cell>
          <table:table-cell table:formula="of:=CONCATENATE(TEXT(((14.7/[.U15])-1)/0.0078125;&quot;##0.#&quot;);&quot;,&quot;)" office:value-type="string" office:string-value="59," calcext:value-type="string">
            <text:p>59,</text:p>
          </table:table-cell>
          <table:table-cell table:formula="of:=CONCATENATE(TEXT(((14.7/[.V15])-1)/0.0078125;&quot;##0.#&quot;);&quot;,&quot;)" office:value-type="string" office:string-value="59," calcext:value-type="string">
            <text:p>59,</text:p>
          </table:table-cell>
          <table:table-cell table:formula="of:=CONCATENATE(TEXT(((14.7/[.W15])-1)/0.0078125;&quot;##0.#&quot;);&quot;,&quot;)" office:value-type="string" office:string-value="59," calcext:value-type="string">
            <text:p>59,</text:p>
          </table:table-cell>
          <table:table-cell table:formula="of:=CONCATENATE(TEXT(((14.7/[.X15])-1)/0.0078125;&quot;##0.#&quot;);&quot;,&quot;)" office:value-type="string" office:string-value="59," calcext:value-type="string">
            <text:p>59,</text:p>
          </table:table-cell>
          <table:table-cell table:formula="of:=CONCATENATE(TEXT(((14.7/[.Y15])-1)/0.0078125;&quot;##0.#&quot;);&quot;,&quot;)" office:value-type="string" office:string-value="59," calcext:value-type="string">
            <text:p>59,</text:p>
          </table:table-cell>
          <table:table-cell table:formula="of:=CONCATENATE(TEXT(((14.7/[.Z15])-1)/0.0078125;&quot;##0.#&quot;);&quot;,&quot;)" office:value-type="string" office:string-value="59," calcext:value-type="string">
            <text:p>59,</text:p>
          </table:table-cell>
          <table:table-cell table:formula="of:=CONCATENATE(TEXT(((14.7/[.AA15])-1)/0.0078125;&quot;##0.#&quot;);&quot;,&quot;)" office:value-type="string" office:string-value="59," calcext:value-type="string">
            <text:p>59,</text:p>
          </table:table-cell>
        </table:table-row>
        <table:table-row table:style-name="ro1">
          <table:table-cell/>
          <table:table-cell table:formula="of:=CONCATENATE(TEXT(((14.7/([.B15]+14.7))-1)/0.0078125;&quot;##0.#&quot;);&quot;,&quot;)" office:value-type="string" office:string-value="33," calcext:value-type="string">
            <text:p>33,</text:p>
          </table:table-cell>
          <table:table-cell table:formula="of:=CONCATENATE(TEXT(((14.7/([.C15]+14.7))-1)/0.0078125;&quot;##0.#&quot;);&quot;,&quot;)" office:value-type="string" office:string-value="23," calcext:value-type="string">
            <text:p>23,</text:p>
          </table:table-cell>
          <table:table-cell table:formula="of:=CONCATENATE(TEXT(((14.7/([.D15]+14.7))-1)/0.0078125;&quot;##0.#&quot;);&quot;,&quot;)" office:value-type="string" office:string-value="15," calcext:value-type="string">
            <text:p>15,</text:p>
          </table:table-cell>
          <table:table-cell table:formula="of:=CONCATENATE(TEXT(((14.7/([.E15]+14.7))-1)/0.0078125;&quot;##0.#&quot;);&quot;,&quot;)" office:value-type="string" office:string-value="7," calcext:value-type="string">
            <text:p>7,</text:p>
          </table:table-cell>
          <table:table-cell table:formula="of:=CONCATENATE(TEXT(((14.7/([.F15]+14.7))-1)/0.0078125;&quot;##0.#&quot;);&quot;,&quot;)" office:value-type="string" office:string-value="0," calcext:value-type="string">
            <text:p>0,</text:p>
          </table:table-cell>
          <table:table-cell/>
          <table:table-cell table:formula="of:=CONCATENATE(TEXT(((14.7/[.H16])-1)/0.0078125;&quot;##0.#&quot;);&quot;,&quot;)" office:value-type="string" office:string-value="8," calcext:value-type="string">
            <text:p>8,</text:p>
          </table:table-cell>
          <table:table-cell table:formula="of:=CONCATENATE(TEXT(((14.7/[.I16])-1)/0.0078125;&quot;##0.#&quot;);&quot;,&quot;)" office:value-type="string" office:string-value="12," calcext:value-type="string">
            <text:p>12,</text:p>
          </table:table-cell>
          <table:table-cell table:formula="of:=CONCATENATE(TEXT(((14.7/[.J16])-1)/0.0078125;&quot;##0.#&quot;);&quot;,&quot;)" office:value-type="string" office:string-value="19," calcext:value-type="string">
            <text:p>19,</text:p>
          </table:table-cell>
          <table:table-cell table:formula="of:=CONCATENATE(TEXT(((14.7/[.K16])-1)/0.0078125;&quot;##0.#&quot;);&quot;,&quot;)" office:value-type="string" office:string-value="24," calcext:value-type="string">
            <text:p>24,</text:p>
          </table:table-cell>
          <table:table-cell table:formula="of:=CONCATENATE(TEXT(((14.7/[.L16])-1)/0.0078125;&quot;##0.#&quot;);&quot;,&quot;)" office:value-type="string" office:string-value="31," calcext:value-type="string">
            <text:p>31,</text:p>
          </table:table-cell>
          <table:table-cell table:formula="of:=CONCATENATE(TEXT(((14.7/[.M16])-1)/0.0078125;&quot;##0.#&quot;);&quot;,&quot;)" office:value-type="string" office:string-value="40," calcext:value-type="string">
            <text:p>40,</text:p>
          </table:table-cell>
          <table:table-cell table:formula="of:=CONCATENATE(TEXT(((14.7/[.N16])-1)/0.0078125;&quot;##0.#&quot;);&quot;,&quot;)" office:value-type="string" office:string-value="42," calcext:value-type="string">
            <text:p>42,</text:p>
          </table:table-cell>
          <table:table-cell table:formula="of:=CONCATENATE(TEXT(((14.7/[.O16])-1)/0.0078125;&quot;##0.#&quot;);&quot;,&quot;)" office:value-type="string" office:string-value="45," calcext:value-type="string">
            <text:p>45,</text:p>
          </table:table-cell>
          <table:table-cell table:formula="of:=CONCATENATE(TEXT(((14.7/[.P16])-1)/0.0078125;&quot;##0.#&quot;);&quot;,&quot;)" office:value-type="string" office:string-value="46," calcext:value-type="string">
            <text:p>46,</text:p>
          </table:table-cell>
          <table:table-cell table:formula="of:=CONCATENATE(TEXT(((14.7/[.Q16])-1)/0.0078125;&quot;##0.#&quot;);&quot;,&quot;)" office:value-type="string" office:string-value="49," calcext:value-type="string">
            <text:p>49,</text:p>
          </table:table-cell>
          <table:table-cell table:formula="of:=CONCATENATE(TEXT(((14.7/[.R16])-1)/0.0078125;&quot;##0.#&quot;);&quot;,&quot;)" office:value-type="string" office:string-value="52," calcext:value-type="string">
            <text:p>52,</text:p>
          </table:table-cell>
          <table:table-cell table:formula="of:=CONCATENATE(TEXT(((14.7/[.S16])-1)/0.0078125;&quot;##0.#&quot;);&quot;,&quot;)" office:value-type="string" office:string-value="56," calcext:value-type="string">
            <text:p>56,</text:p>
          </table:table-cell>
          <table:table-cell table:formula="of:=CONCATENATE(TEXT(((14.7/[.T16])-1)/0.0078125;&quot;##0.#&quot;);&quot;,&quot;)" office:value-type="string" office:string-value="58," calcext:value-type="string">
            <text:p>58,</text:p>
          </table:table-cell>
          <table:table-cell table:formula="of:=CONCATENATE(TEXT(((14.7/[.U16])-1)/0.0078125;&quot;##0.#&quot;);&quot;,&quot;)" office:value-type="string" office:string-value="58," calcext:value-type="string">
            <text:p>58,</text:p>
          </table:table-cell>
          <table:table-cell table:formula="of:=CONCATENATE(TEXT(((14.7/[.V16])-1)/0.0078125;&quot;##0.#&quot;);&quot;,&quot;)" office:value-type="string" office:string-value="58," calcext:value-type="string">
            <text:p>58,</text:p>
          </table:table-cell>
          <table:table-cell table:formula="of:=CONCATENATE(TEXT(((14.7/[.W16])-1)/0.0078125;&quot;##0.#&quot;);&quot;,&quot;)" office:value-type="string" office:string-value="58," calcext:value-type="string">
            <text:p>58,</text:p>
          </table:table-cell>
          <table:table-cell table:formula="of:=CONCATENATE(TEXT(((14.7/[.X16])-1)/0.0078125;&quot;##0.#&quot;);&quot;,&quot;)" office:value-type="string" office:string-value="58," calcext:value-type="string">
            <text:p>58,</text:p>
          </table:table-cell>
          <table:table-cell table:formula="of:=CONCATENATE(TEXT(((14.7/[.Y16])-1)/0.0078125;&quot;##0.#&quot;);&quot;,&quot;)" office:value-type="string" office:string-value="58," calcext:value-type="string">
            <text:p>58,</text:p>
          </table:table-cell>
          <table:table-cell table:formula="of:=CONCATENATE(TEXT(((14.7/[.Z16])-1)/0.0078125;&quot;##0.#&quot;);&quot;,&quot;)" office:value-type="string" office:string-value="58," calcext:value-type="string">
            <text:p>58,</text:p>
          </table:table-cell>
          <table:table-cell table:formula="of:=CONCATENATE(TEXT(((14.7/[.AA16])-1)/0.0078125;&quot;##0.#&quot;);&quot;,&quot;)" office:value-type="string" office:string-value="58," calcext:value-type="string">
            <text:p>58,</text:p>
          </table:table-cell>
        </table:table-row>
        <table:table-row table:style-name="ro1">
          <table:table-cell table:number-columns-repeated="7"/>
          <table:table-cell table:formula="of:=CONCATENATE(TEXT(((14.7/[.H17])-1)/0.0078125;&quot;##0.#&quot;);&quot;,&quot;)" office:value-type="string" office:string-value="8," calcext:value-type="string">
            <text:p>8,</text:p>
          </table:table-cell>
          <table:table-cell table:formula="of:=CONCATENATE(TEXT(((14.7/[.I17])-1)/0.0078125;&quot;##0.#&quot;);&quot;,&quot;)" office:value-type="string" office:string-value="17," calcext:value-type="string">
            <text:p>17,</text:p>
          </table:table-cell>
          <table:table-cell table:formula="of:=CONCATENATE(TEXT(((14.7/[.J17])-1)/0.0078125;&quot;##0.#&quot;);&quot;,&quot;)" office:value-type="string" office:string-value="25," calcext:value-type="string">
            <text:p>25,</text:p>
          </table:table-cell>
          <table:table-cell table:formula="of:=CONCATENATE(TEXT(((14.7/[.K17])-1)/0.0078125;&quot;##0.#&quot;);&quot;,&quot;)" office:value-type="string" office:string-value="30," calcext:value-type="string">
            <text:p>30,</text:p>
          </table:table-cell>
          <table:table-cell table:formula="of:=CONCATENATE(TEXT(((14.7/[.L17])-1)/0.0078125;&quot;##0.#&quot;);&quot;,&quot;)" office:value-type="string" office:string-value="37," calcext:value-type="string">
            <text:p>37,</text:p>
          </table:table-cell>
          <table:table-cell table:formula="of:=CONCATENATE(TEXT(((14.7/[.M17])-1)/0.0078125;&quot;##0.#&quot;);&quot;,&quot;)" office:value-type="string" office:string-value="43," calcext:value-type="string">
            <text:p>43,</text:p>
          </table:table-cell>
          <table:table-cell table:formula="of:=CONCATENATE(TEXT(((14.7/[.N17])-1)/0.0078125;&quot;##0.#&quot;);&quot;,&quot;)" office:value-type="string" office:string-value="47," calcext:value-type="string">
            <text:p>47,</text:p>
          </table:table-cell>
          <table:table-cell table:formula="of:=CONCATENATE(TEXT(((14.7/[.O17])-1)/0.0078125;&quot;##0.#&quot;);&quot;,&quot;)" office:value-type="string" office:string-value="49," calcext:value-type="string">
            <text:p>49,</text:p>
          </table:table-cell>
          <table:table-cell table:formula="of:=CONCATENATE(TEXT(((14.7/[.P17])-1)/0.0078125;&quot;##0.#&quot;);&quot;,&quot;)" office:value-type="string" office:string-value="51," calcext:value-type="string">
            <text:p>51,</text:p>
          </table:table-cell>
          <table:table-cell table:formula="of:=CONCATENATE(TEXT(((14.7/[.Q17])-1)/0.0078125;&quot;##0.#&quot;);&quot;,&quot;)" office:value-type="string" office:string-value="54," calcext:value-type="string">
            <text:p>54,</text:p>
          </table:table-cell>
          <table:table-cell table:formula="of:=CONCATENATE(TEXT(((14.7/[.R17])-1)/0.0078125;&quot;##0.#&quot;);&quot;,&quot;)" office:value-type="string" office:string-value="55," calcext:value-type="string">
            <text:p>55,</text:p>
          </table:table-cell>
          <table:table-cell table:formula="of:=CONCATENATE(TEXT(((14.7/[.S17])-1)/0.0078125;&quot;##0.#&quot;);&quot;,&quot;)" office:value-type="string" office:string-value="55," calcext:value-type="string">
            <text:p>55,</text:p>
          </table:table-cell>
          <table:table-cell table:formula="of:=CONCATENATE(TEXT(((14.7/[.T17])-1)/0.0078125;&quot;##0.#&quot;);&quot;,&quot;)" office:value-type="string" office:string-value="55," calcext:value-type="string">
            <text:p>55,</text:p>
          </table:table-cell>
          <table:table-cell table:formula="of:=CONCATENATE(TEXT(((14.7/[.U17])-1)/0.0078125;&quot;##0.#&quot;);&quot;,&quot;)" office:value-type="string" office:string-value="55," calcext:value-type="string">
            <text:p>55,</text:p>
          </table:table-cell>
          <table:table-cell table:formula="of:=CONCATENATE(TEXT(((14.7/[.V17])-1)/0.0078125;&quot;##0.#&quot;);&quot;,&quot;)" office:value-type="string" office:string-value="55," calcext:value-type="string">
            <text:p>55,</text:p>
          </table:table-cell>
          <table:table-cell table:formula="of:=CONCATENATE(TEXT(((14.7/[.W17])-1)/0.0078125;&quot;##0.#&quot;);&quot;,&quot;)" office:value-type="string" office:string-value="55," calcext:value-type="string">
            <text:p>55,</text:p>
          </table:table-cell>
          <table:table-cell table:formula="of:=CONCATENATE(TEXT(((14.7/[.X17])-1)/0.0078125;&quot;##0.#&quot;);&quot;,&quot;)" office:value-type="string" office:string-value="55," calcext:value-type="string">
            <text:p>55,</text:p>
          </table:table-cell>
          <table:table-cell table:formula="of:=CONCATENATE(TEXT(((14.7/[.Y17])-1)/0.0078125;&quot;##0.#&quot;);&quot;,&quot;)" office:value-type="string" office:string-value="55," calcext:value-type="string">
            <text:p>55,</text:p>
          </table:table-cell>
          <table:table-cell table:formula="of:=CONCATENATE(TEXT(((14.7/[.Z17])-1)/0.0078125;&quot;##0.#&quot;);&quot;,&quot;)" office:value-type="string" office:string-value="55," calcext:value-type="string">
            <text:p>55,</text:p>
          </table:table-cell>
          <table:table-cell table:formula="of:=CONCATENATE(TEXT(((14.7/[.AA17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18])-1)/0.0078125;&quot;##0.#&quot;);&quot;,&quot;)" office:value-type="string" office:string-value="8," calcext:value-type="string">
            <text:p>8,</text:p>
          </table:table-cell>
          <table:table-cell table:formula="of:=CONCATENATE(TEXT(((14.7/[.I18])-1)/0.0078125;&quot;##0.#&quot;);&quot;,&quot;)" office:value-type="string" office:string-value="22," calcext:value-type="string">
            <text:p>22,</text:p>
          </table:table-cell>
          <table:table-cell table:formula="of:=CONCATENATE(TEXT(((14.7/[.J18])-1)/0.0078125;&quot;##0.#&quot;);&quot;,&quot;)" office:value-type="string" office:string-value="31," calcext:value-type="string">
            <text:p>31,</text:p>
          </table:table-cell>
          <table:table-cell table:formula="of:=CONCATENATE(TEXT(((14.7/[.K18])-1)/0.0078125;&quot;##0.#&quot;);&quot;,&quot;)" office:value-type="string" office:string-value="35," calcext:value-type="string">
            <text:p>35,</text:p>
          </table:table-cell>
          <table:table-cell table:formula="of:=CONCATENATE(TEXT(((14.7/[.L18])-1)/0.0078125;&quot;##0.#&quot;);&quot;,&quot;)" office:value-type="string" office:string-value="38," calcext:value-type="string">
            <text:p>38,</text:p>
          </table:table-cell>
          <table:table-cell table:formula="of:=CONCATENATE(TEXT(((14.7/[.M18])-1)/0.0078125;&quot;##0.#&quot;);&quot;,&quot;)" office:value-type="string" office:string-value="45," calcext:value-type="string">
            <text:p>45,</text:p>
          </table:table-cell>
          <table:table-cell table:formula="of:=CONCATENATE(TEXT(((14.7/[.N18])-1)/0.0078125;&quot;##0.#&quot;);&quot;,&quot;)" office:value-type="string" office:string-value="49," calcext:value-type="string">
            <text:p>49,</text:p>
          </table:table-cell>
          <table:table-cell table:formula="of:=CONCATENATE(TEXT(((14.7/[.O18])-1)/0.0078125;&quot;##0.#&quot;);&quot;,&quot;)" office:value-type="string" office:string-value="54," calcext:value-type="string">
            <text:p>54,</text:p>
          </table:table-cell>
          <table:table-cell table:formula="of:=CONCATENATE(TEXT(((14.7/[.P18])-1)/0.0078125;&quot;##0.#&quot;);&quot;,&quot;)" office:value-type="string" office:string-value="55," calcext:value-type="string">
            <text:p>55,</text:p>
          </table:table-cell>
          <table:table-cell table:formula="of:=CONCATENATE(TEXT(((14.7/[.Q18])-1)/0.0078125;&quot;##0.#&quot;);&quot;,&quot;)" office:value-type="string" office:string-value="55," calcext:value-type="string">
            <text:p>55,</text:p>
          </table:table-cell>
          <table:table-cell table:formula="of:=CONCATENATE(TEXT(((14.7/[.R18])-1)/0.0078125;&quot;##0.#&quot;);&quot;,&quot;)" office:value-type="string" office:string-value="55," calcext:value-type="string">
            <text:p>55,</text:p>
          </table:table-cell>
          <table:table-cell table:formula="of:=CONCATENATE(TEXT(((14.7/[.S18])-1)/0.0078125;&quot;##0.#&quot;);&quot;,&quot;)" office:value-type="string" office:string-value="55," calcext:value-type="string">
            <text:p>55,</text:p>
          </table:table-cell>
          <table:table-cell table:formula="of:=CONCATENATE(TEXT(((14.7/[.T18])-1)/0.0078125;&quot;##0.#&quot;);&quot;,&quot;)" office:value-type="string" office:string-value="55," calcext:value-type="string">
            <text:p>55,</text:p>
          </table:table-cell>
          <table:table-cell table:formula="of:=CONCATENATE(TEXT(((14.7/[.U18])-1)/0.0078125;&quot;##0.#&quot;);&quot;,&quot;)" office:value-type="string" office:string-value="55," calcext:value-type="string">
            <text:p>55,</text:p>
          </table:table-cell>
          <table:table-cell table:formula="of:=CONCATENATE(TEXT(((14.7/[.V18])-1)/0.0078125;&quot;##0.#&quot;);&quot;,&quot;)" office:value-type="string" office:string-value="55," calcext:value-type="string">
            <text:p>55,</text:p>
          </table:table-cell>
          <table:table-cell table:formula="of:=CONCATENATE(TEXT(((14.7/[.W18])-1)/0.0078125;&quot;##0.#&quot;);&quot;,&quot;)" office:value-type="string" office:string-value="55," calcext:value-type="string">
            <text:p>55,</text:p>
          </table:table-cell>
          <table:table-cell table:formula="of:=CONCATENATE(TEXT(((14.7/[.X18])-1)/0.0078125;&quot;##0.#&quot;);&quot;,&quot;)" office:value-type="string" office:string-value="55," calcext:value-type="string">
            <text:p>55,</text:p>
          </table:table-cell>
          <table:table-cell table:formula="of:=CONCATENATE(TEXT(((14.7/[.Y18])-1)/0.0078125;&quot;##0.#&quot;);&quot;,&quot;)" office:value-type="string" office:string-value="55," calcext:value-type="string">
            <text:p>55,</text:p>
          </table:table-cell>
          <table:table-cell table:formula="of:=CONCATENATE(TEXT(((14.7/[.Z18])-1)/0.0078125;&quot;##0.#&quot;);&quot;,&quot;)" office:value-type="string" office:string-value="55," calcext:value-type="string">
            <text:p>55,</text:p>
          </table:table-cell>
          <table:table-cell table:formula="of:=CONCATENATE(TEXT(((14.7/[.AA18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19])-1)/0.0078125;&quot;##0.#&quot;);&quot;,&quot;)" office:value-type="string" office:string-value="9," calcext:value-type="string">
            <text:p>9,</text:p>
          </table:table-cell>
          <table:table-cell table:formula="of:=CONCATENATE(TEXT(((14.7/[.I19])-1)/0.0078125;&quot;##0.#&quot;);&quot;,&quot;)" office:value-type="string" office:string-value="28," calcext:value-type="string">
            <text:p>28,</text:p>
          </table:table-cell>
          <table:table-cell table:formula="of:=CONCATENATE(TEXT(((14.7/[.J19])-1)/0.0078125;&quot;##0.#&quot;);&quot;,&quot;)" office:value-type="string" office:string-value="37," calcext:value-type="string">
            <text:p>37,</text:p>
          </table:table-cell>
          <table:table-cell table:formula="of:=CONCATENATE(TEXT(((14.7/[.K19])-1)/0.0078125;&quot;##0.#&quot;);&quot;,&quot;)" office:value-type="string" office:string-value="39," calcext:value-type="string">
            <text:p>39,</text:p>
          </table:table-cell>
          <table:table-cell table:formula="of:=CONCATENATE(TEXT(((14.7/[.L19])-1)/0.0078125;&quot;##0.#&quot;);&quot;,&quot;)" office:value-type="string" office:string-value="41," calcext:value-type="string">
            <text:p>41,</text:p>
          </table:table-cell>
          <table:table-cell table:formula="of:=CONCATENATE(TEXT(((14.7/[.M19])-1)/0.0078125;&quot;##0.#&quot;);&quot;,&quot;)" office:value-type="string" office:string-value="46," calcext:value-type="string">
            <text:p>46,</text:p>
          </table:table-cell>
          <table:table-cell table:formula="of:=CONCATENATE(TEXT(((14.7/[.N19])-1)/0.0078125;&quot;##0.#&quot;);&quot;,&quot;)" office:value-type="string" office:string-value="51," calcext:value-type="string">
            <text:p>51,</text:p>
          </table:table-cell>
          <table:table-cell table:formula="of:=CONCATENATE(TEXT(((14.7/[.O19])-1)/0.0078125;&quot;##0.#&quot;);&quot;,&quot;)" office:value-type="string" office:string-value="54," calcext:value-type="string">
            <text:p>54,</text:p>
          </table:table-cell>
          <table:table-cell table:formula="of:=CONCATENATE(TEXT(((14.7/[.P19])-1)/0.0078125;&quot;##0.#&quot;);&quot;,&quot;)" office:value-type="string" office:string-value="55," calcext:value-type="string">
            <text:p>55,</text:p>
          </table:table-cell>
          <table:table-cell table:formula="of:=CONCATENATE(TEXT(((14.7/[.Q19])-1)/0.0078125;&quot;##0.#&quot;);&quot;,&quot;)" office:value-type="string" office:string-value="55," calcext:value-type="string">
            <text:p>55,</text:p>
          </table:table-cell>
          <table:table-cell table:formula="of:=CONCATENATE(TEXT(((14.7/[.R19])-1)/0.0078125;&quot;##0.#&quot;);&quot;,&quot;)" office:value-type="string" office:string-value="55," calcext:value-type="string">
            <text:p>55,</text:p>
          </table:table-cell>
          <table:table-cell table:formula="of:=CONCATENATE(TEXT(((14.7/[.S19])-1)/0.0078125;&quot;##0.#&quot;);&quot;,&quot;)" office:value-type="string" office:string-value="55," calcext:value-type="string">
            <text:p>55,</text:p>
          </table:table-cell>
          <table:table-cell table:formula="of:=CONCATENATE(TEXT(((14.7/[.T19])-1)/0.0078125;&quot;##0.#&quot;);&quot;,&quot;)" office:value-type="string" office:string-value="55," calcext:value-type="string">
            <text:p>55,</text:p>
          </table:table-cell>
          <table:table-cell table:formula="of:=CONCATENATE(TEXT(((14.7/[.U19])-1)/0.0078125;&quot;##0.#&quot;);&quot;,&quot;)" office:value-type="string" office:string-value="55," calcext:value-type="string">
            <text:p>55,</text:p>
          </table:table-cell>
          <table:table-cell table:formula="of:=CONCATENATE(TEXT(((14.7/[.V19])-1)/0.0078125;&quot;##0.#&quot;);&quot;,&quot;)" office:value-type="string" office:string-value="55," calcext:value-type="string">
            <text:p>55,</text:p>
          </table:table-cell>
          <table:table-cell table:formula="of:=CONCATENATE(TEXT(((14.7/[.W19])-1)/0.0078125;&quot;##0.#&quot;);&quot;,&quot;)" office:value-type="string" office:string-value="55," calcext:value-type="string">
            <text:p>55,</text:p>
          </table:table-cell>
          <table:table-cell table:formula="of:=CONCATENATE(TEXT(((14.7/[.X19])-1)/0.0078125;&quot;##0.#&quot;);&quot;,&quot;)" office:value-type="string" office:string-value="55," calcext:value-type="string">
            <text:p>55,</text:p>
          </table:table-cell>
          <table:table-cell table:formula="of:=CONCATENATE(TEXT(((14.7/[.Y19])-1)/0.0078125;&quot;##0.#&quot;);&quot;,&quot;)" office:value-type="string" office:string-value="55," calcext:value-type="string">
            <text:p>55,</text:p>
          </table:table-cell>
          <table:table-cell table:formula="of:=CONCATENATE(TEXT(((14.7/[.Z19])-1)/0.0078125;&quot;##0.#&quot;);&quot;,&quot;)" office:value-type="string" office:string-value="55," calcext:value-type="string">
            <text:p>55,</text:p>
          </table:table-cell>
          <table:table-cell table:formula="of:=CONCATENATE(TEXT(((14.7/[.AA19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0])-1)/0.0078125;&quot;##0.#&quot;);&quot;,&quot;)" office:value-type="string" office:string-value="9," calcext:value-type="string">
            <text:p>9,</text:p>
          </table:table-cell>
          <table:table-cell table:formula="of:=CONCATENATE(TEXT(((14.7/[.I20])-1)/0.0078125;&quot;##0.#&quot;);&quot;,&quot;)" office:value-type="string" office:string-value="28," calcext:value-type="string">
            <text:p>28,</text:p>
          </table:table-cell>
          <table:table-cell table:formula="of:=CONCATENATE(TEXT(((14.7/[.J20])-1)/0.0078125;&quot;##0.#&quot;);&quot;,&quot;)" office:value-type="string" office:string-value="37," calcext:value-type="string">
            <text:p>37,</text:p>
          </table:table-cell>
          <table:table-cell table:formula="of:=CONCATENATE(TEXT(((14.7/[.K20])-1)/0.0078125;&quot;##0.#&quot;);&quot;,&quot;)" office:value-type="string" office:string-value="39," calcext:value-type="string">
            <text:p>39,</text:p>
          </table:table-cell>
          <table:table-cell table:formula="of:=CONCATENATE(TEXT(((14.7/[.L20])-1)/0.0078125;&quot;##0.#&quot;);&quot;,&quot;)" office:value-type="string" office:string-value="41," calcext:value-type="string">
            <text:p>41,</text:p>
          </table:table-cell>
          <table:table-cell table:formula="of:=CONCATENATE(TEXT(((14.7/[.M20])-1)/0.0078125;&quot;##0.#&quot;);&quot;,&quot;)" office:value-type="string" office:string-value="46," calcext:value-type="string">
            <text:p>46,</text:p>
          </table:table-cell>
          <table:table-cell table:formula="of:=CONCATENATE(TEXT(((14.7/[.N20])-1)/0.0078125;&quot;##0.#&quot;);&quot;,&quot;)" office:value-type="string" office:string-value="51," calcext:value-type="string">
            <text:p>51,</text:p>
          </table:table-cell>
          <table:table-cell table:formula="of:=CONCATENATE(TEXT(((14.7/[.O20])-1)/0.0078125;&quot;##0.#&quot;);&quot;,&quot;)" office:value-type="string" office:string-value="54," calcext:value-type="string">
            <text:p>54,</text:p>
          </table:table-cell>
          <table:table-cell table:formula="of:=CONCATENATE(TEXT(((14.7/[.P20])-1)/0.0078125;&quot;##0.#&quot;);&quot;,&quot;)" office:value-type="string" office:string-value="55," calcext:value-type="string">
            <text:p>55,</text:p>
          </table:table-cell>
          <table:table-cell table:formula="of:=CONCATENATE(TEXT(((14.7/[.Q20])-1)/0.0078125;&quot;##0.#&quot;);&quot;,&quot;)" office:value-type="string" office:string-value="55," calcext:value-type="string">
            <text:p>55,</text:p>
          </table:table-cell>
          <table:table-cell table:formula="of:=CONCATENATE(TEXT(((14.7/[.R20])-1)/0.0078125;&quot;##0.#&quot;);&quot;,&quot;)" office:value-type="string" office:string-value="55," calcext:value-type="string">
            <text:p>55,</text:p>
          </table:table-cell>
          <table:table-cell table:formula="of:=CONCATENATE(TEXT(((14.7/[.S20])-1)/0.0078125;&quot;##0.#&quot;);&quot;,&quot;)" office:value-type="string" office:string-value="55," calcext:value-type="string">
            <text:p>55,</text:p>
          </table:table-cell>
          <table:table-cell table:formula="of:=CONCATENATE(TEXT(((14.7/[.T20])-1)/0.0078125;&quot;##0.#&quot;);&quot;,&quot;)" office:value-type="string" office:string-value="55," calcext:value-type="string">
            <text:p>55,</text:p>
          </table:table-cell>
          <table:table-cell table:formula="of:=CONCATENATE(TEXT(((14.7/[.U20])-1)/0.0078125;&quot;##0.#&quot;);&quot;,&quot;)" office:value-type="string" office:string-value="55," calcext:value-type="string">
            <text:p>55,</text:p>
          </table:table-cell>
          <table:table-cell table:formula="of:=CONCATENATE(TEXT(((14.7/[.V20])-1)/0.0078125;&quot;##0.#&quot;);&quot;,&quot;)" office:value-type="string" office:string-value="55," calcext:value-type="string">
            <text:p>55,</text:p>
          </table:table-cell>
          <table:table-cell table:formula="of:=CONCATENATE(TEXT(((14.7/[.W20])-1)/0.0078125;&quot;##0.#&quot;);&quot;,&quot;)" office:value-type="string" office:string-value="55," calcext:value-type="string">
            <text:p>55,</text:p>
          </table:table-cell>
          <table:table-cell table:formula="of:=CONCATENATE(TEXT(((14.7/[.X20])-1)/0.0078125;&quot;##0.#&quot;);&quot;,&quot;)" office:value-type="string" office:string-value="55," calcext:value-type="string">
            <text:p>55,</text:p>
          </table:table-cell>
          <table:table-cell table:formula="of:=CONCATENATE(TEXT(((14.7/[.Y20])-1)/0.0078125;&quot;##0.#&quot;);&quot;,&quot;)" office:value-type="string" office:string-value="55," calcext:value-type="string">
            <text:p>55,</text:p>
          </table:table-cell>
          <table:table-cell table:formula="of:=CONCATENATE(TEXT(((14.7/[.Z20])-1)/0.0078125;&quot;##0.#&quot;);&quot;,&quot;)" office:value-type="string" office:string-value="55," calcext:value-type="string">
            <text:p>55,</text:p>
          </table:table-cell>
          <table:table-cell table:formula="of:=CONCATENATE(TEXT(((14.7/[.AA20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1])-1)/0.0078125;&quot;##0.#&quot;);&quot;,&quot;)" office:value-type="string" office:string-value="9," calcext:value-type="string">
            <text:p>9,</text:p>
          </table:table-cell>
          <table:table-cell table:formula="of:=CONCATENATE(TEXT(((14.7/[.I21])-1)/0.0078125;&quot;##0.#&quot;);&quot;,&quot;)" office:value-type="string" office:string-value="28," calcext:value-type="string">
            <text:p>28,</text:p>
          </table:table-cell>
          <table:table-cell table:formula="of:=CONCATENATE(TEXT(((14.7/[.J21])-1)/0.0078125;&quot;##0.#&quot;);&quot;,&quot;)" office:value-type="string" office:string-value="37," calcext:value-type="string">
            <text:p>37,</text:p>
          </table:table-cell>
          <table:table-cell table:formula="of:=CONCATENATE(TEXT(((14.7/[.K21])-1)/0.0078125;&quot;##0.#&quot;);&quot;,&quot;)" office:value-type="string" office:string-value="39," calcext:value-type="string">
            <text:p>39,</text:p>
          </table:table-cell>
          <table:table-cell table:formula="of:=CONCATENATE(TEXT(((14.7/[.L21])-1)/0.0078125;&quot;##0.#&quot;);&quot;,&quot;)" office:value-type="string" office:string-value="41," calcext:value-type="string">
            <text:p>41,</text:p>
          </table:table-cell>
          <table:table-cell table:formula="of:=CONCATENATE(TEXT(((14.7/[.M21])-1)/0.0078125;&quot;##0.#&quot;);&quot;,&quot;)" office:value-type="string" office:string-value="46," calcext:value-type="string">
            <text:p>46,</text:p>
          </table:table-cell>
          <table:table-cell table:formula="of:=CONCATENATE(TEXT(((14.7/[.N21])-1)/0.0078125;&quot;##0.#&quot;);&quot;,&quot;)" office:value-type="string" office:string-value="51," calcext:value-type="string">
            <text:p>51,</text:p>
          </table:table-cell>
          <table:table-cell table:formula="of:=CONCATENATE(TEXT(((14.7/[.O21])-1)/0.0078125;&quot;##0.#&quot;);&quot;,&quot;)" office:value-type="string" office:string-value="54," calcext:value-type="string">
            <text:p>54,</text:p>
          </table:table-cell>
          <table:table-cell table:formula="of:=CONCATENATE(TEXT(((14.7/[.P21])-1)/0.0078125;&quot;##0.#&quot;);&quot;,&quot;)" office:value-type="string" office:string-value="55," calcext:value-type="string">
            <text:p>55,</text:p>
          </table:table-cell>
          <table:table-cell table:formula="of:=CONCATENATE(TEXT(((14.7/[.Q21])-1)/0.0078125;&quot;##0.#&quot;);&quot;,&quot;)" office:value-type="string" office:string-value="55," calcext:value-type="string">
            <text:p>55,</text:p>
          </table:table-cell>
          <table:table-cell table:formula="of:=CONCATENATE(TEXT(((14.7/[.R21])-1)/0.0078125;&quot;##0.#&quot;);&quot;,&quot;)" office:value-type="string" office:string-value="55," calcext:value-type="string">
            <text:p>55,</text:p>
          </table:table-cell>
          <table:table-cell table:formula="of:=CONCATENATE(TEXT(((14.7/[.S21])-1)/0.0078125;&quot;##0.#&quot;);&quot;,&quot;)" office:value-type="string" office:string-value="55," calcext:value-type="string">
            <text:p>55,</text:p>
          </table:table-cell>
          <table:table-cell table:formula="of:=CONCATENATE(TEXT(((14.7/[.T21])-1)/0.0078125;&quot;##0.#&quot;);&quot;,&quot;)" office:value-type="string" office:string-value="55," calcext:value-type="string">
            <text:p>55,</text:p>
          </table:table-cell>
          <table:table-cell table:formula="of:=CONCATENATE(TEXT(((14.7/[.U21])-1)/0.0078125;&quot;##0.#&quot;);&quot;,&quot;)" office:value-type="string" office:string-value="55," calcext:value-type="string">
            <text:p>55,</text:p>
          </table:table-cell>
          <table:table-cell table:formula="of:=CONCATENATE(TEXT(((14.7/[.V21])-1)/0.0078125;&quot;##0.#&quot;);&quot;,&quot;)" office:value-type="string" office:string-value="55," calcext:value-type="string">
            <text:p>55,</text:p>
          </table:table-cell>
          <table:table-cell table:formula="of:=CONCATENATE(TEXT(((14.7/[.W21])-1)/0.0078125;&quot;##0.#&quot;);&quot;,&quot;)" office:value-type="string" office:string-value="55," calcext:value-type="string">
            <text:p>55,</text:p>
          </table:table-cell>
          <table:table-cell table:formula="of:=CONCATENATE(TEXT(((14.7/[.X21])-1)/0.0078125;&quot;##0.#&quot;);&quot;,&quot;)" office:value-type="string" office:string-value="55," calcext:value-type="string">
            <text:p>55,</text:p>
          </table:table-cell>
          <table:table-cell table:formula="of:=CONCATENATE(TEXT(((14.7/[.Y21])-1)/0.0078125;&quot;##0.#&quot;);&quot;,&quot;)" office:value-type="string" office:string-value="55," calcext:value-type="string">
            <text:p>55,</text:p>
          </table:table-cell>
          <table:table-cell table:formula="of:=CONCATENATE(TEXT(((14.7/[.Z21])-1)/0.0078125;&quot;##0.#&quot;);&quot;,&quot;)" office:value-type="string" office:string-value="55," calcext:value-type="string">
            <text:p>55,</text:p>
          </table:table-cell>
          <table:table-cell table:formula="of:=CONCATENATE(TEXT(((14.7/[.AA21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2])-1)/0.0078125;&quot;##0.#&quot;);&quot;,&quot;)" office:value-type="string" office:string-value="9," calcext:value-type="string">
            <text:p>9,</text:p>
          </table:table-cell>
          <table:table-cell table:formula="of:=CONCATENATE(TEXT(((14.7/[.I22])-1)/0.0078125;&quot;##0.#&quot;);&quot;,&quot;)" office:value-type="string" office:string-value="28," calcext:value-type="string">
            <text:p>28,</text:p>
          </table:table-cell>
          <table:table-cell table:formula="of:=CONCATENATE(TEXT(((14.7/[.J22])-1)/0.0078125;&quot;##0.#&quot;);&quot;,&quot;)" office:value-type="string" office:string-value="37," calcext:value-type="string">
            <text:p>37,</text:p>
          </table:table-cell>
          <table:table-cell table:formula="of:=CONCATENATE(TEXT(((14.7/[.K22])-1)/0.0078125;&quot;##0.#&quot;);&quot;,&quot;)" office:value-type="string" office:string-value="39," calcext:value-type="string">
            <text:p>39,</text:p>
          </table:table-cell>
          <table:table-cell table:formula="of:=CONCATENATE(TEXT(((14.7/[.L22])-1)/0.0078125;&quot;##0.#&quot;);&quot;,&quot;)" office:value-type="string" office:string-value="41," calcext:value-type="string">
            <text:p>41,</text:p>
          </table:table-cell>
          <table:table-cell table:formula="of:=CONCATENATE(TEXT(((14.7/[.M22])-1)/0.0078125;&quot;##0.#&quot;);&quot;,&quot;)" office:value-type="string" office:string-value="46," calcext:value-type="string">
            <text:p>46,</text:p>
          </table:table-cell>
          <table:table-cell table:formula="of:=CONCATENATE(TEXT(((14.7/[.N22])-1)/0.0078125;&quot;##0.#&quot;);&quot;,&quot;)" office:value-type="string" office:string-value="51," calcext:value-type="string">
            <text:p>51,</text:p>
          </table:table-cell>
          <table:table-cell table:formula="of:=CONCATENATE(TEXT(((14.7/[.O22])-1)/0.0078125;&quot;##0.#&quot;);&quot;,&quot;)" office:value-type="string" office:string-value="54," calcext:value-type="string">
            <text:p>54,</text:p>
          </table:table-cell>
          <table:table-cell table:formula="of:=CONCATENATE(TEXT(((14.7/[.P22])-1)/0.0078125;&quot;##0.#&quot;);&quot;,&quot;)" office:value-type="string" office:string-value="55," calcext:value-type="string">
            <text:p>55,</text:p>
          </table:table-cell>
          <table:table-cell table:formula="of:=CONCATENATE(TEXT(((14.7/[.Q22])-1)/0.0078125;&quot;##0.#&quot;);&quot;,&quot;)" office:value-type="string" office:string-value="55," calcext:value-type="string">
            <text:p>55,</text:p>
          </table:table-cell>
          <table:table-cell table:formula="of:=CONCATENATE(TEXT(((14.7/[.R22])-1)/0.0078125;&quot;##0.#&quot;);&quot;,&quot;)" office:value-type="string" office:string-value="55," calcext:value-type="string">
            <text:p>55,</text:p>
          </table:table-cell>
          <table:table-cell table:formula="of:=CONCATENATE(TEXT(((14.7/[.S22])-1)/0.0078125;&quot;##0.#&quot;);&quot;,&quot;)" office:value-type="string" office:string-value="55," calcext:value-type="string">
            <text:p>55,</text:p>
          </table:table-cell>
          <table:table-cell table:formula="of:=CONCATENATE(TEXT(((14.7/[.T22])-1)/0.0078125;&quot;##0.#&quot;);&quot;,&quot;)" office:value-type="string" office:string-value="55," calcext:value-type="string">
            <text:p>55,</text:p>
          </table:table-cell>
          <table:table-cell table:formula="of:=CONCATENATE(TEXT(((14.7/[.U22])-1)/0.0078125;&quot;##0.#&quot;);&quot;,&quot;)" office:value-type="string" office:string-value="55," calcext:value-type="string">
            <text:p>55,</text:p>
          </table:table-cell>
          <table:table-cell table:formula="of:=CONCATENATE(TEXT(((14.7/[.V22])-1)/0.0078125;&quot;##0.#&quot;);&quot;,&quot;)" office:value-type="string" office:string-value="55," calcext:value-type="string">
            <text:p>55,</text:p>
          </table:table-cell>
          <table:table-cell table:formula="of:=CONCATENATE(TEXT(((14.7/[.W22])-1)/0.0078125;&quot;##0.#&quot;);&quot;,&quot;)" office:value-type="string" office:string-value="55," calcext:value-type="string">
            <text:p>55,</text:p>
          </table:table-cell>
          <table:table-cell table:formula="of:=CONCATENATE(TEXT(((14.7/[.X22])-1)/0.0078125;&quot;##0.#&quot;);&quot;,&quot;)" office:value-type="string" office:string-value="55," calcext:value-type="string">
            <text:p>55,</text:p>
          </table:table-cell>
          <table:table-cell table:formula="of:=CONCATENATE(TEXT(((14.7/[.Y22])-1)/0.0078125;&quot;##0.#&quot;);&quot;,&quot;)" office:value-type="string" office:string-value="55," calcext:value-type="string">
            <text:p>55,</text:p>
          </table:table-cell>
          <table:table-cell table:formula="of:=CONCATENATE(TEXT(((14.7/[.Z22])-1)/0.0078125;&quot;##0.#&quot;);&quot;,&quot;)" office:value-type="string" office:string-value="55," calcext:value-type="string">
            <text:p>55,</text:p>
          </table:table-cell>
          <table:table-cell table:formula="of:=CONCATENATE(TEXT(((14.7/[.AA22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3])-1)/0.0078125;&quot;##0.#&quot;);&quot;,&quot;)" office:value-type="string" office:string-value="9," calcext:value-type="string">
            <text:p>9,</text:p>
          </table:table-cell>
          <table:table-cell table:formula="of:=CONCATENATE(TEXT(((14.7/[.I23])-1)/0.0078125;&quot;##0.#&quot;);&quot;,&quot;)" office:value-type="string" office:string-value="28," calcext:value-type="string">
            <text:p>28,</text:p>
          </table:table-cell>
          <table:table-cell table:formula="of:=CONCATENATE(TEXT(((14.7/[.J23])-1)/0.0078125;&quot;##0.#&quot;);&quot;,&quot;)" office:value-type="string" office:string-value="37," calcext:value-type="string">
            <text:p>37,</text:p>
          </table:table-cell>
          <table:table-cell table:formula="of:=CONCATENATE(TEXT(((14.7/[.K23])-1)/0.0078125;&quot;##0.#&quot;);&quot;,&quot;)" office:value-type="string" office:string-value="39," calcext:value-type="string">
            <text:p>39,</text:p>
          </table:table-cell>
          <table:table-cell table:formula="of:=CONCATENATE(TEXT(((14.7/[.L23])-1)/0.0078125;&quot;##0.#&quot;);&quot;,&quot;)" office:value-type="string" office:string-value="41," calcext:value-type="string">
            <text:p>41,</text:p>
          </table:table-cell>
          <table:table-cell table:formula="of:=CONCATENATE(TEXT(((14.7/[.M23])-1)/0.0078125;&quot;##0.#&quot;);&quot;,&quot;)" office:value-type="string" office:string-value="46," calcext:value-type="string">
            <text:p>46,</text:p>
          </table:table-cell>
          <table:table-cell table:formula="of:=CONCATENATE(TEXT(((14.7/[.N23])-1)/0.0078125;&quot;##0.#&quot;);&quot;,&quot;)" office:value-type="string" office:string-value="51," calcext:value-type="string">
            <text:p>51,</text:p>
          </table:table-cell>
          <table:table-cell table:formula="of:=CONCATENATE(TEXT(((14.7/[.O23])-1)/0.0078125;&quot;##0.#&quot;);&quot;,&quot;)" office:value-type="string" office:string-value="54," calcext:value-type="string">
            <text:p>54,</text:p>
          </table:table-cell>
          <table:table-cell table:formula="of:=CONCATENATE(TEXT(((14.7/[.P23])-1)/0.0078125;&quot;##0.#&quot;);&quot;,&quot;)" office:value-type="string" office:string-value="54," calcext:value-type="string">
            <text:p>54,</text:p>
          </table:table-cell>
          <table:table-cell table:formula="of:=CONCATENATE(TEXT(((14.7/[.Q23])-1)/0.0078125;&quot;##0.#&quot;);&quot;,&quot;)" office:value-type="string" office:string-value="54," calcext:value-type="string">
            <text:p>54,</text:p>
          </table:table-cell>
          <table:table-cell table:formula="of:=CONCATENATE(TEXT(((14.7/[.R23])-1)/0.0078125;&quot;##0.#&quot;);&quot;,&quot;)" office:value-type="string" office:string-value="55," calcext:value-type="string">
            <text:p>55,</text:p>
          </table:table-cell>
          <table:table-cell table:formula="of:=CONCATENATE(TEXT(((14.7/[.S23])-1)/0.0078125;&quot;##0.#&quot;);&quot;,&quot;)" office:value-type="string" office:string-value="55," calcext:value-type="string">
            <text:p>55,</text:p>
          </table:table-cell>
          <table:table-cell table:formula="of:=CONCATENATE(TEXT(((14.7/[.T23])-1)/0.0078125;&quot;##0.#&quot;);&quot;,&quot;)" office:value-type="string" office:string-value="55," calcext:value-type="string">
            <text:p>55,</text:p>
          </table:table-cell>
          <table:table-cell table:formula="of:=CONCATENATE(TEXT(((14.7/[.U23])-1)/0.0078125;&quot;##0.#&quot;);&quot;,&quot;)" office:value-type="string" office:string-value="55," calcext:value-type="string">
            <text:p>55,</text:p>
          </table:table-cell>
          <table:table-cell table:formula="of:=CONCATENATE(TEXT(((14.7/[.V23])-1)/0.0078125;&quot;##0.#&quot;);&quot;,&quot;)" office:value-type="string" office:string-value="55," calcext:value-type="string">
            <text:p>55,</text:p>
          </table:table-cell>
          <table:table-cell table:formula="of:=CONCATENATE(TEXT(((14.7/[.W23])-1)/0.0078125;&quot;##0.#&quot;);&quot;,&quot;)" office:value-type="string" office:string-value="55," calcext:value-type="string">
            <text:p>55,</text:p>
          </table:table-cell>
          <table:table-cell table:formula="of:=CONCATENATE(TEXT(((14.7/[.X23])-1)/0.0078125;&quot;##0.#&quot;);&quot;,&quot;)" office:value-type="string" office:string-value="55," calcext:value-type="string">
            <text:p>55,</text:p>
          </table:table-cell>
          <table:table-cell table:formula="of:=CONCATENATE(TEXT(((14.7/[.Y23])-1)/0.0078125;&quot;##0.#&quot;);&quot;,&quot;)" office:value-type="string" office:string-value="55," calcext:value-type="string">
            <text:p>55,</text:p>
          </table:table-cell>
          <table:table-cell table:formula="of:=CONCATENATE(TEXT(((14.7/[.Z23])-1)/0.0078125;&quot;##0.#&quot;);&quot;,&quot;)" office:value-type="string" office:string-value="55," calcext:value-type="string">
            <text:p>55,</text:p>
          </table:table-cell>
          <table:table-cell table:formula="of:=CONCATENATE(TEXT(((14.7/[.AA23])-1)/0.0078125;&quot;##0.#&quot;);&quot;,&quot;)" office:value-type="string" office:string-value="55," calcext:value-type="string">
            <text:p>55,</text:p>
          </table:table-cell>
        </table:table-row>
        <table:table-row table:style-name="ro1">
          <table:table-cell table:number-columns-repeated="7"/>
          <table:table-cell table:formula="of:=CONCATENATE(TEXT(((14.7/[.H24])-1)/0.0078125;&quot;##0.#&quot;);&quot;,&quot;)" office:value-type="string" office:string-value="9," calcext:value-type="string">
            <text:p>9,</text:p>
          </table:table-cell>
          <table:table-cell table:formula="of:=CONCATENATE(TEXT(((14.7/[.I24])-1)/0.0078125;&quot;##0.#&quot;);&quot;,&quot;)" office:value-type="string" office:string-value="28," calcext:value-type="string">
            <text:p>28,</text:p>
          </table:table-cell>
          <table:table-cell table:formula="of:=CONCATENATE(TEXT(((14.7/[.J24])-1)/0.0078125;&quot;##0.#&quot;);&quot;,&quot;)" office:value-type="string" office:string-value="37," calcext:value-type="string">
            <text:p>37,</text:p>
          </table:table-cell>
          <table:table-cell table:formula="of:=CONCATENATE(TEXT(((14.7/[.K24])-1)/0.0078125;&quot;##0.#&quot;);&quot;,&quot;)" office:value-type="string" office:string-value="39," calcext:value-type="string">
            <text:p>39,</text:p>
          </table:table-cell>
          <table:table-cell table:formula="of:=CONCATENATE(TEXT(((14.7/[.L24])-1)/0.0078125;&quot;##0.#&quot;);&quot;,&quot;)" office:value-type="string" office:string-value="41," calcext:value-type="string">
            <text:p>41,</text:p>
          </table:table-cell>
          <table:table-cell table:formula="of:=CONCATENATE(TEXT(((14.7/[.M24])-1)/0.0078125;&quot;##0.#&quot;);&quot;,&quot;)" office:value-type="string" office:string-value="46," calcext:value-type="string">
            <text:p>46,</text:p>
          </table:table-cell>
          <table:table-cell table:formula="of:=CONCATENATE(TEXT(((14.7/[.N24])-1)/0.0078125;&quot;##0.#&quot;);&quot;,&quot;)" office:value-type="string" office:string-value="51," calcext:value-type="string">
            <text:p>51,</text:p>
          </table:table-cell>
          <table:table-cell table:formula="of:=CONCATENATE(TEXT(((14.7/[.O24])-1)/0.0078125;&quot;##0.#&quot;);&quot;,&quot;)" office:value-type="string" office:string-value="54," calcext:value-type="string">
            <text:p>54,</text:p>
          </table:table-cell>
          <table:table-cell table:formula="of:=CONCATENATE(TEXT(((14.7/[.P24])-1)/0.0078125;&quot;##0.#&quot;);&quot;,&quot;)" office:value-type="string" office:string-value="54," calcext:value-type="string">
            <text:p>54,</text:p>
          </table:table-cell>
          <table:table-cell table:formula="of:=CONCATENATE(TEXT(((14.7/[.Q24])-1)/0.0078125;&quot;##0.#&quot;);&quot;,&quot;)" office:value-type="string" office:string-value="54," calcext:value-type="string">
            <text:p>54,</text:p>
          </table:table-cell>
          <table:table-cell table:formula="of:=CONCATENATE(TEXT(((14.7/[.R24])-1)/0.0078125;&quot;##0.#&quot;);&quot;,&quot;)" office:value-type="string" office:string-value="55," calcext:value-type="string">
            <text:p>55,</text:p>
          </table:table-cell>
          <table:table-cell table:formula="of:=CONCATENATE(TEXT(((14.7/[.S24])-1)/0.0078125;&quot;##0.#&quot;);&quot;,&quot;)" office:value-type="string" office:string-value="55," calcext:value-type="string">
            <text:p>55,</text:p>
          </table:table-cell>
          <table:table-cell table:formula="of:=CONCATENATE(TEXT(((14.7/[.T24])-1)/0.0078125;&quot;##0.#&quot;);&quot;,&quot;)" office:value-type="string" office:string-value="55," calcext:value-type="string">
            <text:p>55,</text:p>
          </table:table-cell>
          <table:table-cell table:formula="of:=CONCATENATE(TEXT(((14.7/[.U24])-1)/0.0078125;&quot;##0.#&quot;);&quot;,&quot;)" office:value-type="string" office:string-value="55," calcext:value-type="string">
            <text:p>55,</text:p>
          </table:table-cell>
          <table:table-cell table:formula="of:=CONCATENATE(TEXT(((14.7/[.V24])-1)/0.0078125;&quot;##0.#&quot;);&quot;,&quot;)" office:value-type="string" office:string-value="55," calcext:value-type="string">
            <text:p>55,</text:p>
          </table:table-cell>
          <table:table-cell table:formula="of:=CONCATENATE(TEXT(((14.7/[.W24])-1)/0.0078125;&quot;##0.#&quot;);&quot;,&quot;)" office:value-type="string" office:string-value="55," calcext:value-type="string">
            <text:p>55,</text:p>
          </table:table-cell>
          <table:table-cell table:formula="of:=CONCATENATE(TEXT(((14.7/[.X24])-1)/0.0078125;&quot;##0.#&quot;);&quot;,&quot;)" office:value-type="string" office:string-value="55," calcext:value-type="string">
            <text:p>55,</text:p>
          </table:table-cell>
          <table:table-cell table:formula="of:=CONCATENATE(TEXT(((14.7/[.Y24])-1)/0.0078125;&quot;##0.#&quot;);&quot;,&quot;)" office:value-type="string" office:string-value="55," calcext:value-type="string">
            <text:p>55,</text:p>
          </table:table-cell>
          <table:table-cell table:formula="of:=CONCATENATE(TEXT(((14.7/[.Z24])-1)/0.0078125;&quot;##0.#&quot;);&quot;,&quot;)" office:value-type="string" office:string-value="55," calcext:value-type="string">
            <text:p>55,</text:p>
          </table:table-cell>
          <table:table-cell table:formula="of:=CONCATENATE(TEXT(((14.7/[.AA24])-1)/0.0078125;&quot;##0.#&quot;);&quot;,&quot;)" office:value-type="string" office:string-value="55," calcext:value-type="string">
            <text:p>55,</text:p>
          </table:table-cell>
        </table:table-row>
      </table:table>
      <table:table table:name="Sheet2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LC Timing Retard</text:p>
          </table:table-cell>
          <table:table-cell table:number-columns-repeated="6"/>
          <table:table-cell office:value-type="string" calcext:value-type="string">
            <text:p>Base Timing</text:p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/>
          <table:table-cell office:value-type="float" office:value="16.9140625" calcext:value-type="float">
            <text:p>16.9140625</text:p>
          </table:table-cell>
          <table:table-cell table:number-columns-repeated="2" office:value-type="float" office:value="22.5390625" calcext:value-type="float">
            <text:p>22.53906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1.9921875" calcext:value-type="float">
            <text:p>11.992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6.9921875" calcext:value-type="float">
            <text:p>-6.9921875</text:p>
          </table:table-cell>
          <table:table-cell table:number-columns-repeated="3" office:value-type="float" office:value="-10.859375" calcext:value-type="float">
            <text:p>-10.859375</text:p>
          </table:table-cell>
          <table:table-cell table:number-columns-repeated="2" office:value-type="float" office:value="-11.2109375" calcext:value-type="float">
            <text:p>-11.2109375</text:p>
          </table:table-cell>
          <table:table-cell office:value-type="float" office:value="-11.5625" calcext:value-type="float">
            <text:p>-11.5625</text:p>
          </table:table-cell>
          <table:table-cell table:number-columns-repeated="2" office:value-type="float" office:value="-11.9140625" calcext:value-type="float">
            <text:p>-11.9140625</text:p>
          </table:table-cell>
          <table:table-cell office:value-type="float" office:value="-12.265625" calcext:value-type="float">
            <text:p>-12.265625</text:p>
          </table:table-cell>
          <table:table-cell table:number-columns-repeated="2" office:value-type="float" office:value="-12.6171875" calcext:value-type="float">
            <text:p>-12.617187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/>
          <table:table-cell office:value-type="float" office:value="27.109375" calcext:value-type="float">
            <text:p>27.10937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3.125" calcext:value-type="float">
            <text:p>-3.125</text:p>
          </table:table-cell>
          <table:table-cell table:number-columns-repeated="2" office:value-type="float" office:value="-5.9375" calcext:value-type="float">
            <text:p>-5.9375</text:p>
          </table:table-cell>
          <table:table-cell office:value-type="float" office:value="-6.640625" calcext:value-type="float">
            <text:p>-6.640625</text:p>
          </table:table-cell>
          <table:table-cell office:value-type="float" office:value="-7.34375" calcext:value-type="float">
            <text:p>-7.34375</text:p>
          </table:table-cell>
          <table:table-cell office:value-type="float" office:value="-8.3984375" calcext:value-type="float">
            <text:p>-8.398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9.8046875" calcext:value-type="float">
            <text:p>-9.804687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1.5625" calcext:value-type="float">
            <text:p>-11.5625</text:p>
          </table:table-cell>
          <table:table-cell office:value-type="float" office:value="-12.265625" calcext:value-type="float">
            <text:p>-12.26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.0390625" calcext:value-type="float">
            <text:p>0.0390625</text:p>
          </table:table-cell>
          <table:table-cell/>
          <table:table-cell office:value-type="float" office:value="36.953125" calcext:value-type="float">
            <text:p>36.953125</text:p>
          </table:table-cell>
          <table:table-cell office:value-type="float" office:value="47.8515625" calcext:value-type="float">
            <text:p>47.851562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7.0703125" calcext:value-type="float">
            <text:p>7.07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2.421875" calcext:value-type="float">
            <text:p>-2.4218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4.8828125" calcext:value-type="float">
            <text:p>-4.88281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6.9921875" calcext:value-type="float">
            <text:p>-6.9921875</text:p>
          </table:table-cell>
          <table:table-cell office:value-type="float" office:value="-8.3984375" calcext:value-type="float">
            <text:p>-8.3984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1.9140625" calcext:value-type="float">
            <text:p>-11.9140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7421875" calcext:value-type="float">
            <text:p>0.7421875</text:p>
          </table:table-cell>
          <table:table-cell table:number-columns-repeated="2"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5.0390625" calcext:value-type="float">
            <text:p>45.0390625</text:p>
          </table:table-cell>
          <table:table-cell office:value-type="float" office:value="54.8828125" calcext:value-type="float">
            <text:p>54.8828125</text:p>
          </table:table-cell>
          <table:table-cell office:value-type="float" office:value="49.9609375" calcext:value-type="float">
            <text:p>49.9609375</text:p>
          </table:table-cell>
          <table:table-cell office:value-type="float" office:value="39.4140625" calcext:value-type="float">
            <text:p>39.4140625</text:p>
          </table:table-cell>
          <table:table-cell office:value-type="float" office:value="29.5703125" calcext:value-type="float">
            <text:p>29.57031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8.125" calcext:value-type="float">
            <text:p>8.1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2.7734375" calcext:value-type="float">
            <text:p>-2.7734375</text:p>
          </table:table-cell>
          <table:table-cell office:value-type="float" office:value="-4.53125" calcext:value-type="float">
            <text:p>-4.53125</text:p>
          </table:table-cell>
          <table:table-cell office:value-type="float" office:value="-6.2890625" calcext:value-type="float">
            <text:p>-6.2890625</text:p>
          </table:table-cell>
          <table:table-cell office:value-type="float" office:value="-8.046875" calcext:value-type="float">
            <text:p>-8.0468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1.2109375" calcext:value-type="float">
            <text:p>-11.210937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1.09375" calcext:value-type="float">
            <text:p>1.09375</text:p>
          </table:table-cell>
          <table:table-cell table:number-columns-repeated="2" office:value-type="float" office:value="0.7421875" calcext:value-type="float">
            <text:p>0.742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5.0390625" calcext:value-type="float">
            <text:p>45.0390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4.8828125" calcext:value-type="float">
            <text:p>54.88281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8.125" calcext:value-type="float">
            <text:p>8.12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5.5859375" calcext:value-type="float">
            <text:p>-5.5859375</text:p>
          </table:table-cell>
          <table:table-cell office:value-type="float" office:value="-7.34375" calcext:value-type="float">
            <text:p>-7.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1.2109375" calcext:value-type="float">
            <text:p>-11.210937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1.796875" calcext:value-type="float">
            <text:p>1.7968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5.0390625" calcext:value-type="float">
            <text:p>45.0390625</text:p>
          </table:table-cell>
          <table:table-cell office:value-type="float" office:value="51.015625" calcext:value-type="float">
            <text:p>51.015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1.484375" calcext:value-type="float">
            <text:p>21.484375</text:p>
          </table:table-cell>
          <table:table-cell office:value-type="float" office:value="14.1015625" calcext:value-type="float">
            <text:p>14.101562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8.125" calcext:value-type="float">
            <text:p>8.12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8.3984375" calcext:value-type="float">
            <text:p>-8.398437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2.1484375" calcext:value-type="float">
            <text:p>2.148437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38.0078125" calcext:value-type="float">
            <text:p>38.007812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28.8671875" calcext:value-type="float">
            <text:p>28.867187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2.7734375" calcext:value-type="float">
            <text:p>-2.77343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8.046875" calcext:value-type="float">
            <text:p>-8.046875</text:p>
          </table:table-cell>
          <table:table-cell office:value-type="float" office:value="-10.5078125" calcext:value-type="float">
            <text:p>-10.50781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5.8984375" calcext:value-type="float">
            <text:p>35.8984375</text:p>
          </table:table-cell>
          <table:table-cell office:value-type="float" office:value="30.9765625" calcext:value-type="float">
            <text:p>30.9765625</text:p>
          </table:table-cell>
          <table:table-cell office:value-type="float" office:value="26.40625" calcext:value-type="float">
            <text:p>26.40625</text:p>
          </table:table-cell>
          <table:table-cell office:value-type="float" office:value="19.0234375" calcext:value-type="float">
            <text:p>19.0234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10.5859375" calcext:value-type="float">
            <text:p>10.585937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-1.3671875" calcext:value-type="float">
            <text:p>-1.3671875</text:p>
          </table:table-cell>
          <table:table-cell office:value-type="float" office:value="-4.1796875" calcext:value-type="float">
            <text:p>-4.1796875</text:p>
          </table:table-cell>
          <table:table-cell office:value-type="float" office:value="-6.9921875" calcext:value-type="float">
            <text:p>-6.9921875</text:p>
          </table:table-cell>
          <table:table-cell office:value-type="float" office:value="-10.15625" calcext:value-type="float">
            <text:p>-10.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3.203125" calcext:value-type="float">
            <text:p>3.203125</text:p>
          </table:table-cell>
          <table:table-cell office:value-type="float" office:value="2.5" calcext:value-type="float">
            <text:p>2.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5.0390625" calcext:value-type="float">
            <text:p>45.0390625</text:p>
          </table:table-cell>
          <table:table-cell table:number-columns-repeated="2" office:value-type="float" office:value="48.90625" calcext:value-type="float">
            <text:p>48.90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7.6171875" calcext:value-type="float">
            <text:p>17.6171875</text:p>
          </table:table-cell>
          <table:table-cell office:value-type="float" office:value="15.5078125" calcext:value-type="float">
            <text:p>15.507812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3.4765625" calcext:value-type="float">
            <text:p>-3.4765625</text:p>
          </table:table-cell>
          <table:table-cell office:value-type="float" office:value="-6.640625" calcext:value-type="float">
            <text:p>-6.640625</text:p>
          </table:table-cell>
          <table:table-cell office:value-type="float" office:value="-9.8046875" calcext:value-type="float">
            <text:p>-9.804687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3.90625" calcext:value-type="float">
            <text:p>3.90625</text:p>
          </table:table-cell>
          <table:table-cell office:value-type="float" office:value="2.8515625" calcext:value-type="float">
            <text:p>2.85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3.984375" calcext:value-type="float">
            <text:p>43.984375</text:p>
          </table:table-cell>
          <table:table-cell table:number-columns-repeated="2" office:value-type="float" office:value="47.8515625" calcext:value-type="float">
            <text:p>47.8515625</text:p>
          </table:table-cell>
          <table:table-cell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3.5546875" calcext:value-type="float">
            <text:p>3.5546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-3.125" calcext:value-type="float">
            <text:p>-3.125</text:p>
          </table:table-cell>
          <table:table-cell office:value-type="float" office:value="-6.2890625" calcext:value-type="float">
            <text:p>-6.2890625</text:p>
          </table:table-cell>
          <table:table-cell office:value-type="float" office:value="-9.8046875" calcext:value-type="float">
            <text:p>-9.804687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4.2578125" calcext:value-type="float">
            <text:p>4.2578125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20.078125" calcext:value-type="float">
            <text:p>20.078125</text:p>
          </table:table-cell>
          <table:table-cell office:value-type="float" office:value="18.671875" calcext:value-type="float">
            <text:p>18.671875</text:p>
          </table:table-cell>
          <table:table-cell office:value-type="float" office:value="15.15625" calcext:value-type="float">
            <text:p>15.15625</text:p>
          </table:table-cell>
          <table:table-cell office:value-type="float" office:value="11.640625" calcext:value-type="float">
            <text:p>11.640625</text:p>
          </table:table-cell>
          <table:table-cell office:value-type="float" office:value="8.125" calcext:value-type="float">
            <text:p>8.1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2.421875" calcext:value-type="float">
            <text:p>-2.42187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float" office:value="4.9609375" calcext:value-type="float">
            <text:p>4.960937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2.5" calcext:value-type="float">
            <text:p>2.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1.8359375" calcext:value-type="float">
            <text:p>21.8359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8.4765625" calcext:value-type="float">
            <text:p>8.476562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2.0703125" calcext:value-type="float">
            <text:p>-2.07031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4.6484375" calcext:value-type="float">
            <text:p>24.6484375</text:p>
          </table:table-cell>
          <table:table-cell office:value-type="float" office:value="23.59375" calcext:value-type="float">
            <text:p>23.59375</text:p>
          </table:table-cell>
          <table:table-cell office:value-type="float" office:value="22.5390625" calcext:value-type="float">
            <text:p>22.5390625</text:p>
          </table:table-cell>
          <table:table-cell office:value-type="float" office:value="19.375" calcext:value-type="float">
            <text:p>19.375</text:p>
          </table:table-cell>
          <table:table-cell office:value-type="float" office:value="15.859375" calcext:value-type="float">
            <text:p>15.859375</text:p>
          </table:table-cell>
          <table:table-cell office:value-type="float" office:value="12.34375" calcext:value-type="float">
            <text:p>12.34375</text:p>
          </table:table-cell>
          <table:table-cell office:value-type="float" office:value="8.4765625" calcext:value-type="float">
            <text:p>8.4765625</text:p>
          </table:table-cell>
          <table:table-cell office:value-type="float" office:value="4.9609375" calcext:value-type="float">
            <text:p>4.9609375</text:p>
          </table:table-cell>
          <table:table-cell office:value-type="float" office:value="1.4453125" calcext:value-type="float">
            <text:p>1.4453125</text:p>
          </table:table-cell>
          <table:table-cell office:value-type="float" office:value="-2.0703125" calcext:value-type="float">
            <text:p>-2.0703125</text:p>
          </table:table-cell>
          <table:table-cell office:value-type="float" office:value="-5.9375" calcext:value-type="float">
            <text:p>-5.9375</text:p>
          </table:table-cell>
          <table:table-cell office:value-type="float" office:value="-9.453125" calcext:value-type="float">
            <text:p>-9.4531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dient</text:p>
          </table:table-cell>
          <table:table-cell office:value-type="float" office:value="0.3515625" calcext:value-type="float">
            <text:p>0.3515625</text:p>
          </table:table-cell>
          <table:table-cell table:number-columns-repeated="4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0859375" calcext:value-type="float">
            <text:p>33.0859375</text:p>
          </table:table-cell>
          <table:table-cell office:value-type="float" office:value="28.1640625" calcext:value-type="float">
            <text:p>28.164062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20.4296875" calcext:value-type="float">
            <text:p>20.4296875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9.1796875" calcext:value-type="float">
            <text:p>9.1796875</text:p>
          </table:table-cell>
          <table:table-cell office:value-type="float" office:value="5.6640625" calcext:value-type="float">
            <text:p>5.664062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5859375" calcext:value-type="float">
            <text:p>-5.5859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office:value-type="float" office:value="-20" calcext:value-type="float">
            <text:p>-20</text:p>
          </table:table-cell>
          <table:table-cell table:number-columns-repeated="4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 table:formula="of:=[.D20]*8" office:value-type="float" office:value="8" calcext:value-type="float">
            <text:p>8</text:p>
          </table:table-cell>
          <table:table-cell table:number-columns-repeated="4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gne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 Space</text:p>
          </table:table-cell>
          <table:table-cell table:formula="of:=2^[.D21]" office:value-type="float" office:value="256" calcext:value-type="float">
            <text:p>256</text:p>
          </table:table-cell>
          <table:table-cell table:number-columns-repeated="4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8"/>
          <table:table-cell office:value-type="float" office:value="40.1171875" calcext:value-type="float">
            <text:p>40.1171875</text:p>
          </table:table-cell>
          <table:table-cell table:number-columns-repeated="3" office:value-type="float" office:value="43.984375" calcext:value-type="float">
            <text:p>43.984375</text:p>
          </table:table-cell>
          <table:table-cell office:value-type="float" office:value="40.1171875" calcext:value-type="float">
            <text:p>40.1171875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29.921875" calcext:value-type="float">
            <text:p>29.921875</text:p>
          </table:table-cell>
          <table:table-cell office:value-type="float" office:value="27.4609375" calcext:value-type="float">
            <text:p>27.4609375</text:p>
          </table:table-cell>
          <table:table-cell office:value-type="float" office:value="25.3515625" calcext:value-type="float">
            <text:p>25.3515625</text:p>
          </table:table-cell>
          <table:table-cell office:value-type="float" office:value="23.9453125" calcext:value-type="float">
            <text:p>23.9453125</text:p>
          </table:table-cell>
          <table:table-cell office:value-type="float" office:value="21.1328125" calcext:value-type="float">
            <text:p>21.1328125</text:p>
          </table:table-cell>
          <table:table-cell office:value-type="float" office:value="17.265625" calcext:value-type="float">
            <text:p>17.265625</text:p>
          </table:table-cell>
          <table:table-cell office:value-type="float" office:value="13.3984375" calcext:value-type="float">
            <text:p>13.3984375</text:p>
          </table:table-cell>
          <table:table-cell office:value-type="float" office:value="9.8828125" calcext:value-type="float">
            <text:p>9.882812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2.1484375" calcext:value-type="float">
            <text:p>2.1484375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9.1015625" calcext:value-type="float">
            <text:p>-9.1015625</text:p>
          </table:table-cell>
          <table:table-cell office:value-type="float" office:value="-12.96875" calcext:value-type="float">
            <text:p>-12.96875</text:p>
          </table:table-cell>
        </table:table-row>
        <table:table-row table:style-name="ro1">
          <table:table-cell table:number-columns-repeated="2"/>
          <table:table-cell table:formula="of:=CONCATENATE(TEXT(([.C5]-[.$D$19])/[.$D$18];&quot;##0.#&quot;);&quot;,&quot;)" office:value-type="string" office:string-value="57," calcext:value-type="string">
            <text:p>57,</text:p>
          </table:table-cell>
          <table:table-cell table:formula="of:=CONCATENATE(TEXT(([.D5]-[.$D$19])/[.$D$18];&quot;##0.#&quot;);&quot;,&quot;)" office:value-type="string" office:string-value="57," calcext:value-type="string">
            <text:p>57,</text:p>
          </table:table-cell>
          <table:table-cell table:formula="of:=CONCATENATE(TEXT(([.E5]-[.$D$19])/[.$D$18];&quot;##0.#&quot;);&quot;,&quot;)" office:value-type="string" office:string-value="57," calcext:value-type="string">
            <text:p>57,</text:p>
          </table:table-cell>
          <table:table-cell table:formula="of:=CONCATENATE(TEXT(([.F5]-[.$D$19])/[.$D$18];&quot;##0.#&quot;);&quot;,&quot;)" office:value-type="string" office:string-value="57," calcext:value-type="string">
            <text:p>57,</text:p>
          </table:table-cell>
          <table:table-cell table:formula="of:=CONCATENATE(TEXT(([.G5]-[.$D$19])/[.$D$18];&quot;##0.#&quot;);&quot;,&quot;)" office:value-type="string" office:string-value="57," calcext:value-type="string">
            <text:p>57,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CONCATENATE(TEXT(([.C6]-[.$D$19])/[.$D$18];&quot;##0.#&quot;);&quot;,&quot;)" office:value-type="string" office:string-value="57," calcext:value-type="string">
            <text:p>57,</text:p>
          </table:table-cell>
          <table:table-cell table:formula="of:=CONCATENATE(TEXT(([.D6]-[.$D$19])/[.$D$18];&quot;##0.#&quot;);&quot;,&quot;)" office:value-type="string" office:string-value="57," calcext:value-type="string">
            <text:p>57,</text:p>
          </table:table-cell>
          <table:table-cell table:formula="of:=CONCATENATE(TEXT(([.E6]-[.$D$19])/[.$D$18];&quot;##0.#&quot;);&quot;,&quot;)" office:value-type="string" office:string-value="57," calcext:value-type="string">
            <text:p>57,</text:p>
          </table:table-cell>
          <table:table-cell table:formula="of:=CONCATENATE(TEXT(([.F6]-[.$D$19])/[.$D$18];&quot;##0.#&quot;);&quot;,&quot;)" office:value-type="string" office:string-value="57," calcext:value-type="string">
            <text:p>57,</text:p>
          </table:table-cell>
          <table:table-cell table:formula="of:=CONCATENATE(TEXT(([.G6]-[.$D$19])/[.$D$18];&quot;##0.#&quot;);&quot;,&quot;)" office:value-type="string" office:string-value="57," calcext:value-type="string">
            <text:p>57,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CONCATENATE(TEXT(([.C7]-[.$D$19])/[.$D$18];&quot;##0.#&quot;);&quot;,&quot;)" office:value-type="string" office:string-value="57," calcext:value-type="string">
            <text:p>57,</text:p>
          </table:table-cell>
          <table:table-cell table:formula="of:=CONCATENATE(TEXT(([.D7]-[.$D$19])/[.$D$18];&quot;##0.#&quot;);&quot;,&quot;)" office:value-type="string" office:string-value="57," calcext:value-type="string">
            <text:p>57,</text:p>
          </table:table-cell>
          <table:table-cell table:formula="of:=CONCATENATE(TEXT(([.E7]-[.$D$19])/[.$D$18];&quot;##0.#&quot;);&quot;,&quot;)" office:value-type="string" office:string-value="57," calcext:value-type="string">
            <text:p>57,</text:p>
          </table:table-cell>
          <table:table-cell table:formula="of:=CONCATENATE(TEXT(([.F7]-[.$D$19])/[.$D$18];&quot;##0.#&quot;);&quot;,&quot;)" office:value-type="string" office:string-value="57," calcext:value-type="string">
            <text:p>57,</text:p>
          </table:table-cell>
          <table:table-cell table:formula="of:=CONCATENATE(TEXT(([.G7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5]-[.$D$19])/[.$D$18];&quot;##0.#&quot;);&quot;,&quot;)" office:value-type="string" office:string-value="105," calcext:value-type="string">
            <text:p>105,</text:p>
          </table:table-cell>
          <table:table-cell table:formula="of:=CONCATENATE(TEXT(([.J5]-[.$D$19])/[.$D$18];&quot;##0.#&quot;);&quot;,&quot;)" office:value-type="string" office:string-value="121," calcext:value-type="string">
            <text:p>121,</text:p>
          </table:table-cell>
          <table:table-cell table:formula="of:=CONCATENATE(TEXT(([.K5]-[.$D$19])/[.$D$18];&quot;##0.#&quot;);&quot;,&quot;)" office:value-type="string" office:string-value="121," calcext:value-type="string">
            <text:p>121,</text:p>
          </table:table-cell>
          <table:table-cell table:formula="of:=CONCATENATE(TEXT(([.L5]-[.$D$19])/[.$D$18];&quot;##0.#&quot;);&quot;,&quot;)" office:value-type="string" office:string-value="117," calcext:value-type="string">
            <text:p>117,</text:p>
          </table:table-cell>
          <table:table-cell table:formula="of:=CONCATENATE(TEXT(([.M5]-[.$D$19])/[.$D$18];&quot;##0.#&quot;);&quot;,&quot;)" office:value-type="string" office:string-value="91," calcext:value-type="string">
            <text:p>91,</text:p>
          </table:table-cell>
          <table:table-cell table:formula="of:=CONCATENATE(TEXT(([.N5]-[.$D$19])/[.$D$18];&quot;##0.#&quot;);&quot;,&quot;)" office:value-type="string" office:string-value="71," calcext:value-type="string">
            <text:p>71,</text:p>
          </table:table-cell>
          <table:table-cell table:formula="of:=CONCATENATE(TEXT(([.O5]-[.$D$19])/[.$D$18];&quot;##0.#&quot;);&quot;,&quot;)" office:value-type="string" office:string-value="53," calcext:value-type="string">
            <text:p>53,</text:p>
          </table:table-cell>
          <table:table-cell table:formula="of:=CONCATENATE(TEXT(([.P5]-[.$D$19])/[.$D$18];&quot;##0.#&quot;);&quot;,&quot;)" office:value-type="string" office:string-value="37," calcext:value-type="string">
            <text:p>37,</text:p>
          </table:table-cell>
          <table:table-cell table:formula="of:=CONCATENATE(TEXT(([.Q5]-[.$D$19])/[.$D$18];&quot;##0.#&quot;);&quot;,&quot;)" office:value-type="string" office:string-value="26," calcext:value-type="string">
            <text:p>26,</text:p>
          </table:table-cell>
          <table:table-cell table:formula="of:=CONCATENATE(TEXT(([.R5]-[.$D$19])/[.$D$18];&quot;##0.#&quot;);&quot;,&quot;)" office:value-type="string" office:string-value="26," calcext:value-type="string">
            <text:p>26,</text:p>
          </table:table-cell>
          <table:table-cell table:formula="of:=CONCATENATE(TEXT(([.S5]-[.$D$19])/[.$D$18];&quot;##0.#&quot;);&quot;,&quot;)" office:value-type="string" office:string-value="26," calcext:value-type="string">
            <text:p>26,</text:p>
          </table:table-cell>
          <table:table-cell table:formula="of:=CONCATENATE(TEXT(([.T5]-[.$D$19])/[.$D$18];&quot;##0.#&quot;);&quot;,&quot;)" office:value-type="string" office:string-value="25," calcext:value-type="string">
            <text:p>25,</text:p>
          </table:table-cell>
          <table:table-cell table:formula="of:=CONCATENATE(TEXT(([.U5]-[.$D$19])/[.$D$18];&quot;##0.#&quot;);&quot;,&quot;)" office:value-type="string" office:string-value="25," calcext:value-type="string">
            <text:p>25,</text:p>
          </table:table-cell>
          <table:table-cell table:formula="of:=CONCATENATE(TEXT(([.V5]-[.$D$19])/[.$D$18];&quot;##0.#&quot;);&quot;,&quot;)" office:value-type="string" office:string-value="24," calcext:value-type="string">
            <text:p>24,</text:p>
          </table:table-cell>
          <table:table-cell table:formula="of:=CONCATENATE(TEXT(([.W5]-[.$D$19])/[.$D$18];&quot;##0.#&quot;);&quot;,&quot;)" office:value-type="string" office:string-value="23," calcext:value-type="string">
            <text:p>23,</text:p>
          </table:table-cell>
          <table:table-cell table:formula="of:=CONCATENATE(TEXT(([.X5]-[.$D$19])/[.$D$18];&quot;##0.#&quot;);&quot;,&quot;)" office:value-type="string" office:string-value="23," calcext:value-type="string">
            <text:p>23,</text:p>
          </table:table-cell>
          <table:table-cell table:formula="of:=CONCATENATE(TEXT(([.Y5]-[.$D$19])/[.$D$18];&quot;##0.#&quot;);&quot;,&quot;)" office:value-type="string" office:string-value="22," calcext:value-type="string">
            <text:p>22,</text:p>
          </table:table-cell>
          <table:table-cell table:formula="of:=CONCATENATE(TEXT(([.Z5]-[.$D$19])/[.$D$18];&quot;##0.#&quot;);&quot;,&quot;)" office:value-type="string" office:string-value="21," calcext:value-type="string">
            <text:p>21,</text:p>
          </table:table-cell>
          <table:table-cell table:formula="of:=CONCATENATE(TEXT(([.AA5]-[.$D$19])/[.$D$18];&quot;##0.#&quot;);&quot;,&quot;)" office:value-type="string" office:string-value="21," calcext:value-type="string">
            <text:p>21,</text:p>
          </table:table-cell>
          <table:table-cell table:formula="of:=CONCATENATE(TEXT(([.AB5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8]-[.$D$19])/[.$D$18];&quot;##0.#&quot;);&quot;,&quot;)" office:value-type="string" office:string-value="59," calcext:value-type="string">
            <text:p>59,</text:p>
          </table:table-cell>
          <table:table-cell table:formula="of:=CONCATENATE(TEXT(([.D8]-[.$D$19])/[.$D$18];&quot;##0.#&quot;);&quot;,&quot;)" office:value-type="string" office:string-value="59," calcext:value-type="string">
            <text:p>59,</text:p>
          </table:table-cell>
          <table:table-cell table:formula="of:=CONCATENATE(TEXT(([.E8]-[.$D$19])/[.$D$18];&quot;##0.#&quot;);&quot;,&quot;)" office:value-type="string" office:string-value="58," calcext:value-type="string">
            <text:p>58,</text:p>
          </table:table-cell>
          <table:table-cell table:formula="of:=CONCATENATE(TEXT(([.F8]-[.$D$19])/[.$D$18];&quot;##0.#&quot;);&quot;,&quot;)" office:value-type="string" office:string-value="58," calcext:value-type="string">
            <text:p>58,</text:p>
          </table:table-cell>
          <table:table-cell table:formula="of:=CONCATENATE(TEXT(([.G8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6]-[.$D$19])/[.$D$18];&quot;##0.#&quot;);&quot;,&quot;)" office:value-type="string" office:string-value="134," calcext:value-type="string">
            <text:p>134,</text:p>
          </table:table-cell>
          <table:table-cell table:formula="of:=CONCATENATE(TEXT(([.J6]-[.$D$19])/[.$D$18];&quot;##0.#&quot;);&quot;,&quot;)" office:value-type="string" office:string-value="168," calcext:value-type="string">
            <text:p>168,</text:p>
          </table:table-cell>
          <table:table-cell table:formula="of:=CONCATENATE(TEXT(([.K6]-[.$D$19])/[.$D$18];&quot;##0.#&quot;);&quot;,&quot;)" office:value-type="string" office:string-value="148," calcext:value-type="string">
            <text:p>148,</text:p>
          </table:table-cell>
          <table:table-cell table:formula="of:=CONCATENATE(TEXT(([.L6]-[.$D$19])/[.$D$18];&quot;##0.#&quot;);&quot;,&quot;)" office:value-type="string" office:string-value="137," calcext:value-type="string">
            <text:p>137,</text:p>
          </table:table-cell>
          <table:table-cell table:formula="of:=CONCATENATE(TEXT(([.M6]-[.$D$19])/[.$D$18];&quot;##0.#&quot;);&quot;,&quot;)" office:value-type="string" office:string-value="115," calcext:value-type="string">
            <text:p>115,</text:p>
          </table:table-cell>
          <table:table-cell table:formula="of:=CONCATENATE(TEXT(([.N6]-[.$D$19])/[.$D$18];&quot;##0.#&quot;);&quot;,&quot;)" office:value-type="string" office:string-value="90," calcext:value-type="string">
            <text:p>90,</text:p>
          </table:table-cell>
          <table:table-cell table:formula="of:=CONCATENATE(TEXT(([.O6]-[.$D$19])/[.$D$18];&quot;##0.#&quot;);&quot;,&quot;)" office:value-type="string" office:string-value="73," calcext:value-type="string">
            <text:p>73,</text:p>
          </table:table-cell>
          <table:table-cell table:formula="of:=CONCATENATE(TEXT(([.P6]-[.$D$19])/[.$D$18];&quot;##0.#&quot;);&quot;,&quot;)" office:value-type="string" office:string-value="61," calcext:value-type="string">
            <text:p>61,</text:p>
          </table:table-cell>
          <table:table-cell table:formula="of:=CONCATENATE(TEXT(([.Q6]-[.$D$19])/[.$D$18];&quot;##0.#&quot;);&quot;,&quot;)" office:value-type="string" office:string-value="48," calcext:value-type="string">
            <text:p>48,</text:p>
          </table:table-cell>
          <table:table-cell table:formula="of:=CONCATENATE(TEXT(([.R6]-[.$D$19])/[.$D$18];&quot;##0.#&quot;);&quot;,&quot;)" office:value-type="string" office:string-value="40," calcext:value-type="string">
            <text:p>40,</text:p>
          </table:table-cell>
          <table:table-cell table:formula="of:=CONCATENATE(TEXT(([.S6]-[.$D$19])/[.$D$18];&quot;##0.#&quot;);&quot;,&quot;)" office:value-type="string" office:string-value="40," calcext:value-type="string">
            <text:p>40,</text:p>
          </table:table-cell>
          <table:table-cell table:formula="of:=CONCATENATE(TEXT(([.T6]-[.$D$19])/[.$D$18];&quot;##0.#&quot;);&quot;,&quot;)" office:value-type="string" office:string-value="38," calcext:value-type="string">
            <text:p>38,</text:p>
          </table:table-cell>
          <table:table-cell table:formula="of:=CONCATENATE(TEXT(([.U6]-[.$D$19])/[.$D$18];&quot;##0.#&quot;);&quot;,&quot;)" office:value-type="string" office:string-value="36," calcext:value-type="string">
            <text:p>36,</text:p>
          </table:table-cell>
          <table:table-cell table:formula="of:=CONCATENATE(TEXT(([.V6]-[.$D$19])/[.$D$18];&quot;##0.#&quot;);&quot;,&quot;)" office:value-type="string" office:string-value="33," calcext:value-type="string">
            <text:p>33,</text:p>
          </table:table-cell>
          <table:table-cell table:formula="of:=CONCATENATE(TEXT(([.W6]-[.$D$19])/[.$D$18];&quot;##0.#&quot;);&quot;,&quot;)" office:value-type="string" office:string-value="31," calcext:value-type="string">
            <text:p>31,</text:p>
          </table:table-cell>
          <table:table-cell table:formula="of:=CONCATENATE(TEXT(([.X6]-[.$D$19])/[.$D$18];&quot;##0.#&quot;);&quot;,&quot;)" office:value-type="string" office:string-value="29," calcext:value-type="string">
            <text:p>29,</text:p>
          </table:table-cell>
          <table:table-cell table:formula="of:=CONCATENATE(TEXT(([.Y6]-[.$D$19])/[.$D$18];&quot;##0.#&quot;);&quot;,&quot;)" office:value-type="string" office:string-value="27," calcext:value-type="string">
            <text:p>27,</text:p>
          </table:table-cell>
          <table:table-cell table:formula="of:=CONCATENATE(TEXT(([.Z6]-[.$D$19])/[.$D$18];&quot;##0.#&quot;);&quot;,&quot;)" office:value-type="string" office:string-value="24," calcext:value-type="string">
            <text:p>24,</text:p>
          </table:table-cell>
          <table:table-cell table:formula="of:=CONCATENATE(TEXT(([.AA6]-[.$D$19])/[.$D$18];&quot;##0.#&quot;);&quot;,&quot;)" office:value-type="string" office:string-value="22," calcext:value-type="string">
            <text:p>22,</text:p>
          </table:table-cell>
          <table:table-cell table:formula="of:=CONCATENATE(TEXT(([.AB6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9]-[.$D$19])/[.$D$18];&quot;##0.#&quot;);&quot;,&quot;)" office:value-type="string" office:string-value="60," calcext:value-type="string">
            <text:p>60,</text:p>
          </table:table-cell>
          <table:table-cell table:formula="of:=CONCATENATE(TEXT(([.D9]-[.$D$19])/[.$D$18];&quot;##0.#&quot;);&quot;,&quot;)" office:value-type="string" office:string-value="59," calcext:value-type="string">
            <text:p>59,</text:p>
          </table:table-cell>
          <table:table-cell table:formula="of:=CONCATENATE(TEXT(([.E9]-[.$D$19])/[.$D$18];&quot;##0.#&quot;);&quot;,&quot;)" office:value-type="string" office:string-value="59," calcext:value-type="string">
            <text:p>59,</text:p>
          </table:table-cell>
          <table:table-cell table:formula="of:=CONCATENATE(TEXT(([.F9]-[.$D$19])/[.$D$18];&quot;##0.#&quot;);&quot;,&quot;)" office:value-type="string" office:string-value="58," calcext:value-type="string">
            <text:p>58,</text:p>
          </table:table-cell>
          <table:table-cell table:formula="of:=CONCATENATE(TEXT(([.G9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7]-[.$D$19])/[.$D$18];&quot;##0.#&quot;);&quot;,&quot;)" office:value-type="string" office:string-value="162," calcext:value-type="string">
            <text:p>162,</text:p>
          </table:table-cell>
          <table:table-cell table:formula="of:=CONCATENATE(TEXT(([.J7]-[.$D$19])/[.$D$18];&quot;##0.#&quot;);&quot;,&quot;)" office:value-type="string" office:string-value="193," calcext:value-type="string">
            <text:p>193,</text:p>
          </table:table-cell>
          <table:table-cell table:formula="of:=CONCATENATE(TEXT(([.K7]-[.$D$19])/[.$D$18];&quot;##0.#&quot;);&quot;,&quot;)" office:value-type="string" office:string-value="171," calcext:value-type="string">
            <text:p>171,</text:p>
          </table:table-cell>
          <table:table-cell table:formula="of:=CONCATENATE(TEXT(([.L7]-[.$D$19])/[.$D$18];&quot;##0.#&quot;);&quot;,&quot;)" office:value-type="string" office:string-value="159," calcext:value-type="string">
            <text:p>159,</text:p>
          </table:table-cell>
          <table:table-cell table:formula="of:=CONCATENATE(TEXT(([.M7]-[.$D$19])/[.$D$18];&quot;##0.#&quot;);&quot;,&quot;)" office:value-type="string" office:string-value="122," calcext:value-type="string">
            <text:p>122,</text:p>
          </table:table-cell>
          <table:table-cell table:formula="of:=CONCATENATE(TEXT(([.N7]-[.$D$19])/[.$D$18];&quot;##0.#&quot;);&quot;,&quot;)" office:value-type="string" office:string-value="104," calcext:value-type="string">
            <text:p>104,</text:p>
          </table:table-cell>
          <table:table-cell table:formula="of:=CONCATENATE(TEXT(([.O7]-[.$D$19])/[.$D$18];&quot;##0.#&quot;);&quot;,&quot;)" office:value-type="string" office:string-value="88," calcext:value-type="string">
            <text:p>88,</text:p>
          </table:table-cell>
          <table:table-cell table:formula="of:=CONCATENATE(TEXT(([.P7]-[.$D$19])/[.$D$18];&quot;##0.#&quot;);&quot;,&quot;)" office:value-type="string" office:string-value="77," calcext:value-type="string">
            <text:p>77,</text:p>
          </table:table-cell>
          <table:table-cell table:formula="of:=CONCATENATE(TEXT(([.Q7]-[.$D$19])/[.$D$18];&quot;##0.#&quot;);&quot;,&quot;)" office:value-type="string" office:string-value="63," calcext:value-type="string">
            <text:p>63,</text:p>
          </table:table-cell>
          <table:table-cell table:formula="of:=CONCATENATE(TEXT(([.R7]-[.$D$19])/[.$D$18];&quot;##0.#&quot;);&quot;,&quot;)" office:value-type="string" office:string-value="55," calcext:value-type="string">
            <text:p>55,</text:p>
          </table:table-cell>
          <table:table-cell table:formula="of:=CONCATENATE(TEXT(([.S7]-[.$D$19])/[.$D$18];&quot;##0.#&quot;);&quot;,&quot;)" office:value-type="string" office:string-value="50," calcext:value-type="string">
            <text:p>50,</text:p>
          </table:table-cell>
          <table:table-cell table:formula="of:=CONCATENATE(TEXT(([.T7]-[.$D$19])/[.$D$18];&quot;##0.#&quot;);&quot;,&quot;)" office:value-type="string" office:string-value="47," calcext:value-type="string">
            <text:p>47,</text:p>
          </table:table-cell>
          <table:table-cell table:formula="of:=CONCATENATE(TEXT(([.U7]-[.$D$19])/[.$D$18];&quot;##0.#&quot;);&quot;,&quot;)" office:value-type="string" office:string-value="43," calcext:value-type="string">
            <text:p>43,</text:p>
          </table:table-cell>
          <table:table-cell table:formula="of:=CONCATENATE(TEXT(([.V7]-[.$D$19])/[.$D$18];&quot;##0.#&quot;);&quot;,&quot;)" office:value-type="string" office:string-value="40," calcext:value-type="string">
            <text:p>40,</text:p>
          </table:table-cell>
          <table:table-cell table:formula="of:=CONCATENATE(TEXT(([.W7]-[.$D$19])/[.$D$18];&quot;##0.#&quot;);&quot;,&quot;)" office:value-type="string" office:string-value="37," calcext:value-type="string">
            <text:p>37,</text:p>
          </table:table-cell>
          <table:table-cell table:formula="of:=CONCATENATE(TEXT(([.X7]-[.$D$19])/[.$D$18];&quot;##0.#&quot;);&quot;,&quot;)" office:value-type="string" office:string-value="33," calcext:value-type="string">
            <text:p>33,</text:p>
          </table:table-cell>
          <table:table-cell table:formula="of:=CONCATENATE(TEXT(([.Y7]-[.$D$19])/[.$D$18];&quot;##0.#&quot;);&quot;,&quot;)" office:value-type="string" office:string-value="30," calcext:value-type="string">
            <text:p>30,</text:p>
          </table:table-cell>
          <table:table-cell table:formula="of:=CONCATENATE(TEXT(([.Z7]-[.$D$19])/[.$D$18];&quot;##0.#&quot;);&quot;,&quot;)" office:value-type="string" office:string-value="27," calcext:value-type="string">
            <text:p>27,</text:p>
          </table:table-cell>
          <table:table-cell table:formula="of:=CONCATENATE(TEXT(([.AA7]-[.$D$19])/[.$D$18];&quot;##0.#&quot;);&quot;,&quot;)" office:value-type="string" office:string-value="23," calcext:value-type="string">
            <text:p>23,</text:p>
          </table:table-cell>
          <table:table-cell table:formula="of:=CONCATENATE(TEXT(([.AB7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0]-[.$D$19])/[.$D$18];&quot;##0.#&quot;);&quot;,&quot;)" office:value-type="string" office:string-value="62," calcext:value-type="string">
            <text:p>62,</text:p>
          </table:table-cell>
          <table:table-cell table:formula="of:=CONCATENATE(TEXT(([.D10]-[.$D$19])/[.$D$18];&quot;##0.#&quot;);&quot;,&quot;)" office:value-type="string" office:string-value="61," calcext:value-type="string">
            <text:p>61,</text:p>
          </table:table-cell>
          <table:table-cell table:formula="of:=CONCATENATE(TEXT(([.E10]-[.$D$19])/[.$D$18];&quot;##0.#&quot;);&quot;,&quot;)" office:value-type="string" office:string-value="60," calcext:value-type="string">
            <text:p>60,</text:p>
          </table:table-cell>
          <table:table-cell table:formula="of:=CONCATENATE(TEXT(([.F10]-[.$D$19])/[.$D$18];&quot;##0.#&quot;);&quot;,&quot;)" office:value-type="string" office:string-value="58," calcext:value-type="string">
            <text:p>58,</text:p>
          </table:table-cell>
          <table:table-cell table:formula="of:=CONCATENATE(TEXT(([.G10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8]-[.$D$19])/[.$D$18];&quot;##0.#&quot;);&quot;,&quot;)" office:value-type="string" office:string-value="185," calcext:value-type="string">
            <text:p>185,</text:p>
          </table:table-cell>
          <table:table-cell table:formula="of:=CONCATENATE(TEXT(([.J8]-[.$D$19])/[.$D$18];&quot;##0.#&quot;);&quot;,&quot;)" office:value-type="string" office:string-value="213," calcext:value-type="string">
            <text:p>213,</text:p>
          </table:table-cell>
          <table:table-cell table:formula="of:=CONCATENATE(TEXT(([.K8]-[.$D$19])/[.$D$18];&quot;##0.#&quot;);&quot;,&quot;)" office:value-type="string" office:string-value="199," calcext:value-type="string">
            <text:p>199,</text:p>
          </table:table-cell>
          <table:table-cell table:formula="of:=CONCATENATE(TEXT(([.L8]-[.$D$19])/[.$D$18];&quot;##0.#&quot;);&quot;,&quot;)" office:value-type="string" office:string-value="169," calcext:value-type="string">
            <text:p>169,</text:p>
          </table:table-cell>
          <table:table-cell table:formula="of:=CONCATENATE(TEXT(([.M8]-[.$D$19])/[.$D$18];&quot;##0.#&quot;);&quot;,&quot;)" office:value-type="string" office:string-value="141," calcext:value-type="string">
            <text:p>141,</text:p>
          </table:table-cell>
          <table:table-cell table:formula="of:=CONCATENATE(TEXT(([.N8]-[.$D$19])/[.$D$18];&quot;##0.#&quot;);&quot;,&quot;)" office:value-type="string" office:string-value="132," calcext:value-type="string">
            <text:p>132,</text:p>
          </table:table-cell>
          <table:table-cell table:formula="of:=CONCATENATE(TEXT(([.O8]-[.$D$19])/[.$D$18];&quot;##0.#&quot;);&quot;,&quot;)" office:value-type="string" office:string-value="118," calcext:value-type="string">
            <text:p>118,</text:p>
          </table:table-cell>
          <table:table-cell table:formula="of:=CONCATENATE(TEXT(([.P8]-[.$D$19])/[.$D$18];&quot;##0.#&quot;);&quot;,&quot;)" office:value-type="string" office:string-value="101," calcext:value-type="string">
            <text:p>101,</text:p>
          </table:table-cell>
          <table:table-cell table:formula="of:=CONCATENATE(TEXT(([.Q8]-[.$D$19])/[.$D$18];&quot;##0.#&quot;);&quot;,&quot;)" office:value-type="string" office:string-value="80," calcext:value-type="string">
            <text:p>80,</text:p>
          </table:table-cell>
          <table:table-cell table:formula="of:=CONCATENATE(TEXT(([.R8]-[.$D$19])/[.$D$18];&quot;##0.#&quot;);&quot;,&quot;)" office:value-type="string" office:string-value="70," calcext:value-type="string">
            <text:p>70,</text:p>
          </table:table-cell>
          <table:table-cell table:formula="of:=CONCATENATE(TEXT(([.S8]-[.$D$19])/[.$D$18];&quot;##0.#&quot;);&quot;,&quot;)" office:value-type="string" office:string-value="63," calcext:value-type="string">
            <text:p>63,</text:p>
          </table:table-cell>
          <table:table-cell table:formula="of:=CONCATENATE(TEXT(([.T8]-[.$D$19])/[.$D$18];&quot;##0.#&quot;);&quot;,&quot;)" office:value-type="string" office:string-value="58," calcext:value-type="string">
            <text:p>58,</text:p>
          </table:table-cell>
          <table:table-cell table:formula="of:=CONCATENATE(TEXT(([.U8]-[.$D$19])/[.$D$18];&quot;##0.#&quot;);&quot;,&quot;)" office:value-type="string" office:string-value="53," calcext:value-type="string">
            <text:p>53,</text:p>
          </table:table-cell>
          <table:table-cell table:formula="of:=CONCATENATE(TEXT(([.V8]-[.$D$19])/[.$D$18];&quot;##0.#&quot;);&quot;,&quot;)" office:value-type="string" office:string-value="49," calcext:value-type="string">
            <text:p>49,</text:p>
          </table:table-cell>
          <table:table-cell table:formula="of:=CONCATENATE(TEXT(([.W8]-[.$D$19])/[.$D$18];&quot;##0.#&quot;);&quot;,&quot;)" office:value-type="string" office:string-value="44," calcext:value-type="string">
            <text:p>44,</text:p>
          </table:table-cell>
          <table:table-cell table:formula="of:=CONCATENATE(TEXT(([.X8]-[.$D$19])/[.$D$18];&quot;##0.#&quot;);&quot;,&quot;)" office:value-type="string" office:string-value="39," calcext:value-type="string">
            <text:p>39,</text:p>
          </table:table-cell>
          <table:table-cell table:formula="of:=CONCATENATE(TEXT(([.Y8]-[.$D$19])/[.$D$18];&quot;##0.#&quot;);&quot;,&quot;)" office:value-type="string" office:string-value="34," calcext:value-type="string">
            <text:p>34,</text:p>
          </table:table-cell>
          <table:table-cell table:formula="of:=CONCATENATE(TEXT(([.Z8]-[.$D$19])/[.$D$18];&quot;##0.#&quot;);&quot;,&quot;)" office:value-type="string" office:string-value="30," calcext:value-type="string">
            <text:p>30,</text:p>
          </table:table-cell>
          <table:table-cell table:formula="of:=CONCATENATE(TEXT(([.AA8]-[.$D$19])/[.$D$18];&quot;##0.#&quot;);&quot;,&quot;)" office:value-type="string" office:string-value="25," calcext:value-type="string">
            <text:p>25,</text:p>
          </table:table-cell>
          <table:table-cell table:formula="of:=CONCATENATE(TEXT(([.AB8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1]-[.$D$19])/[.$D$18];&quot;##0.#&quot;);&quot;,&quot;)" office:value-type="string" office:string-value="63," calcext:value-type="string">
            <text:p>63,</text:p>
          </table:table-cell>
          <table:table-cell table:formula="of:=CONCATENATE(TEXT(([.D11]-[.$D$19])/[.$D$18];&quot;##0.#&quot;);&quot;,&quot;)" office:value-type="string" office:string-value="62," calcext:value-type="string">
            <text:p>62,</text:p>
          </table:table-cell>
          <table:table-cell table:formula="of:=CONCATENATE(TEXT(([.E11]-[.$D$19])/[.$D$18];&quot;##0.#&quot;);&quot;,&quot;)" office:value-type="string" office:string-value="60," calcext:value-type="string">
            <text:p>60,</text:p>
          </table:table-cell>
          <table:table-cell table:formula="of:=CONCATENATE(TEXT(([.F11]-[.$D$19])/[.$D$18];&quot;##0.#&quot;);&quot;,&quot;)" office:value-type="string" office:string-value="59," calcext:value-type="string">
            <text:p>59,</text:p>
          </table:table-cell>
          <table:table-cell table:formula="of:=CONCATENATE(TEXT(([.G11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9]-[.$D$19])/[.$D$18];&quot;##0.#&quot;);&quot;,&quot;)" office:value-type="string" office:string-value="185," calcext:value-type="string">
            <text:p>185,</text:p>
          </table:table-cell>
          <table:table-cell table:formula="of:=CONCATENATE(TEXT(([.J9]-[.$D$19])/[.$D$18];&quot;##0.#&quot;);&quot;,&quot;)" office:value-type="string" office:string-value="208," calcext:value-type="string">
            <text:p>208,</text:p>
          </table:table-cell>
          <table:table-cell table:formula="of:=CONCATENATE(TEXT(([.K9]-[.$D$19])/[.$D$18];&quot;##0.#&quot;);&quot;,&quot;)" office:value-type="string" office:string-value="213," calcext:value-type="string">
            <text:p>213,</text:p>
          </table:table-cell>
          <table:table-cell table:formula="of:=CONCATENATE(TEXT(([.L9]-[.$D$19])/[.$D$18];&quot;##0.#&quot;);&quot;,&quot;)" office:value-type="string" office:string-value="182," calcext:value-type="string">
            <text:p>182,</text:p>
          </table:table-cell>
          <table:table-cell table:formula="of:=CONCATENATE(TEXT(([.M9]-[.$D$19])/[.$D$18];&quot;##0.#&quot;);&quot;,&quot;)" office:value-type="string" office:string-value="165," calcext:value-type="string">
            <text:p>165,</text:p>
          </table:table-cell>
          <table:table-cell table:formula="of:=CONCATENATE(TEXT(([.N9]-[.$D$19])/[.$D$18];&quot;##0.#&quot;);&quot;,&quot;)" office:value-type="string" office:string-value="151," calcext:value-type="string">
            <text:p>151,</text:p>
          </table:table-cell>
          <table:table-cell table:formula="of:=CONCATENATE(TEXT(([.O9]-[.$D$19])/[.$D$18];&quot;##0.#&quot;);&quot;,&quot;)" office:value-type="string" office:string-value="129," calcext:value-type="string">
            <text:p>129,</text:p>
          </table:table-cell>
          <table:table-cell table:formula="of:=CONCATENATE(TEXT(([.P9]-[.$D$19])/[.$D$18];&quot;##0.#&quot;);&quot;,&quot;)" office:value-type="string" office:string-value="114," calcext:value-type="string">
            <text:p>114,</text:p>
          </table:table-cell>
          <table:table-cell table:formula="of:=CONCATENATE(TEXT(([.Q9]-[.$D$19])/[.$D$18];&quot;##0.#&quot;);&quot;,&quot;)" office:value-type="string" office:string-value="90," calcext:value-type="string">
            <text:p>90,</text:p>
          </table:table-cell>
          <table:table-cell table:formula="of:=CONCATENATE(TEXT(([.R9]-[.$D$19])/[.$D$18];&quot;##0.#&quot;);&quot;,&quot;)" office:value-type="string" office:string-value="80," calcext:value-type="string">
            <text:p>80,</text:p>
          </table:table-cell>
          <table:table-cell table:formula="of:=CONCATENATE(TEXT(([.S9]-[.$D$19])/[.$D$18];&quot;##0.#&quot;);&quot;,&quot;)" office:value-type="string" office:string-value="68," calcext:value-type="string">
            <text:p>68,</text:p>
          </table:table-cell>
          <table:table-cell table:formula="of:=CONCATENATE(TEXT(([.T9]-[.$D$19])/[.$D$18];&quot;##0.#&quot;);&quot;,&quot;)" office:value-type="string" office:string-value="63," calcext:value-type="string">
            <text:p>63,</text:p>
          </table:table-cell>
          <table:table-cell table:formula="of:=CONCATENATE(TEXT(([.U9]-[.$D$19])/[.$D$18];&quot;##0.#&quot;);&quot;,&quot;)" office:value-type="string" office:string-value="57," calcext:value-type="string">
            <text:p>57,</text:p>
          </table:table-cell>
          <table:table-cell table:formula="of:=CONCATENATE(TEXT(([.V9]-[.$D$19])/[.$D$18];&quot;##0.#&quot;);&quot;,&quot;)" office:value-type="string" office:string-value="52," calcext:value-type="string">
            <text:p>52,</text:p>
          </table:table-cell>
          <table:table-cell table:formula="of:=CONCATENATE(TEXT(([.W9]-[.$D$19])/[.$D$18];&quot;##0.#&quot;);&quot;,&quot;)" office:value-type="string" office:string-value="47," calcext:value-type="string">
            <text:p>47,</text:p>
          </table:table-cell>
          <table:table-cell table:formula="of:=CONCATENATE(TEXT(([.X9]-[.$D$19])/[.$D$18];&quot;##0.#&quot;);&quot;,&quot;)" office:value-type="string" office:string-value="41," calcext:value-type="string">
            <text:p>41,</text:p>
          </table:table-cell>
          <table:table-cell table:formula="of:=CONCATENATE(TEXT(([.Y9]-[.$D$19])/[.$D$18];&quot;##0.#&quot;);&quot;,&quot;)" office:value-type="string" office:string-value="36," calcext:value-type="string">
            <text:p>36,</text:p>
          </table:table-cell>
          <table:table-cell table:formula="of:=CONCATENATE(TEXT(([.Z9]-[.$D$19])/[.$D$18];&quot;##0.#&quot;);&quot;,&quot;)" office:value-type="string" office:string-value="31," calcext:value-type="string">
            <text:p>31,</text:p>
          </table:table-cell>
          <table:table-cell table:formula="of:=CONCATENATE(TEXT(([.AA9]-[.$D$19])/[.$D$18];&quot;##0.#&quot;);&quot;,&quot;)" office:value-type="string" office:string-value="25," calcext:value-type="string">
            <text:p>25,</text:p>
          </table:table-cell>
          <table:table-cell table:formula="of:=CONCATENATE(TEXT(([.AB9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2]-[.$D$19])/[.$D$18];&quot;##0.#&quot;);&quot;,&quot;)" office:value-type="string" office:string-value="65," calcext:value-type="string">
            <text:p>65,</text:p>
          </table:table-cell>
          <table:table-cell table:formula="of:=CONCATENATE(TEXT(([.D12]-[.$D$19])/[.$D$18];&quot;##0.#&quot;);&quot;,&quot;)" office:value-type="string" office:string-value="63," calcext:value-type="string">
            <text:p>63,</text:p>
          </table:table-cell>
          <table:table-cell table:formula="of:=CONCATENATE(TEXT(([.E12]-[.$D$19])/[.$D$18];&quot;##0.#&quot;);&quot;,&quot;)" office:value-type="string" office:string-value="61," calcext:value-type="string">
            <text:p>61,</text:p>
          </table:table-cell>
          <table:table-cell table:formula="of:=CONCATENATE(TEXT(([.F12]-[.$D$19])/[.$D$18];&quot;##0.#&quot;);&quot;,&quot;)" office:value-type="string" office:string-value="59," calcext:value-type="string">
            <text:p>59,</text:p>
          </table:table-cell>
          <table:table-cell table:formula="of:=CONCATENATE(TEXT(([.G12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0]-[.$D$19])/[.$D$18];&quot;##0.#&quot;);&quot;,&quot;)" office:value-type="string" office:string-value="185," calcext:value-type="string">
            <text:p>185,</text:p>
          </table:table-cell>
          <table:table-cell table:formula="of:=CONCATENATE(TEXT(([.J10]-[.$D$19])/[.$D$18];&quot;##0.#&quot;);&quot;,&quot;)" office:value-type="string" office:string-value="202," calcext:value-type="string">
            <text:p>202,</text:p>
          </table:table-cell>
          <table:table-cell table:formula="of:=CONCATENATE(TEXT(([.K10]-[.$D$19])/[.$D$18];&quot;##0.#&quot;);&quot;,&quot;)" office:value-type="string" office:string-value="208," calcext:value-type="string">
            <text:p>208,</text:p>
          </table:table-cell>
          <table:table-cell table:formula="of:=CONCATENATE(TEXT(([.L10]-[.$D$19])/[.$D$18];&quot;##0.#&quot;);&quot;,&quot;)" office:value-type="string" office:string-value="182," calcext:value-type="string">
            <text:p>182,</text:p>
          </table:table-cell>
          <table:table-cell table:formula="of:=CONCATENATE(TEXT(([.M10]-[.$D$19])/[.$D$18];&quot;##0.#&quot;);&quot;,&quot;)" office:value-type="string" office:string-value="165," calcext:value-type="string">
            <text:p>165,</text:p>
          </table:table-cell>
          <table:table-cell table:formula="of:=CONCATENATE(TEXT(([.N10]-[.$D$19])/[.$D$18];&quot;##0.#&quot;);&quot;,&quot;)" office:value-type="string" office:string-value="152," calcext:value-type="string">
            <text:p>152,</text:p>
          </table:table-cell>
          <table:table-cell table:formula="of:=CONCATENATE(TEXT(([.O10]-[.$D$19])/[.$D$18];&quot;##0.#&quot;);&quot;,&quot;)" office:value-type="string" office:string-value="135," calcext:value-type="string">
            <text:p>135,</text:p>
          </table:table-cell>
          <table:table-cell table:formula="of:=CONCATENATE(TEXT(([.P10]-[.$D$19])/[.$D$18];&quot;##0.#&quot;);&quot;,&quot;)" office:value-type="string" office:string-value="118," calcext:value-type="string">
            <text:p>118,</text:p>
          </table:table-cell>
          <table:table-cell table:formula="of:=CONCATENATE(TEXT(([.Q10]-[.$D$19])/[.$D$18];&quot;##0.#&quot;);&quot;,&quot;)" office:value-type="string" office:string-value="97," calcext:value-type="string">
            <text:p>97,</text:p>
          </table:table-cell>
          <table:table-cell table:formula="of:=CONCATENATE(TEXT(([.R10]-[.$D$19])/[.$D$18];&quot;##0.#&quot;);&quot;,&quot;)" office:value-type="string" office:string-value="87," calcext:value-type="string">
            <text:p>87,</text:p>
          </table:table-cell>
          <table:table-cell table:formula="of:=CONCATENATE(TEXT(([.S10]-[.$D$19])/[.$D$18];&quot;##0.#&quot;);&quot;,&quot;)" office:value-type="string" office:string-value="80," calcext:value-type="string">
            <text:p>80,</text:p>
          </table:table-cell>
          <table:table-cell table:formula="of:=CONCATENATE(TEXT(([.T10]-[.$D$19])/[.$D$18];&quot;##0.#&quot;);&quot;,&quot;)" office:value-type="string" office:string-value="73," calcext:value-type="string">
            <text:p>73,</text:p>
          </table:table-cell>
          <table:table-cell table:formula="of:=CONCATENATE(TEXT(([.U10]-[.$D$19])/[.$D$18];&quot;##0.#&quot;);&quot;,&quot;)" office:value-type="string" office:string-value="67," calcext:value-type="string">
            <text:p>67,</text:p>
          </table:table-cell>
          <table:table-cell table:formula="of:=CONCATENATE(TEXT(([.V10]-[.$D$19])/[.$D$18];&quot;##0.#&quot;);&quot;,&quot;)" office:value-type="string" office:string-value="60," calcext:value-type="string">
            <text:p>60,</text:p>
          </table:table-cell>
          <table:table-cell table:formula="of:=CONCATENATE(TEXT(([.W10]-[.$D$19])/[.$D$18];&quot;##0.#&quot;);&quot;,&quot;)" office:value-type="string" office:string-value="53," calcext:value-type="string">
            <text:p>53,</text:p>
          </table:table-cell>
          <table:table-cell table:formula="of:=CONCATENATE(TEXT(([.X10]-[.$D$19])/[.$D$18];&quot;##0.#&quot;);&quot;,&quot;)" office:value-type="string" office:string-value="47," calcext:value-type="string">
            <text:p>47,</text:p>
          </table:table-cell>
          <table:table-cell table:formula="of:=CONCATENATE(TEXT(([.Y10]-[.$D$19])/[.$D$18];&quot;##0.#&quot;);&quot;,&quot;)" office:value-type="string" office:string-value="40," calcext:value-type="string">
            <text:p>40,</text:p>
          </table:table-cell>
          <table:table-cell table:formula="of:=CONCATENATE(TEXT(([.Z10]-[.$D$19])/[.$D$18];&quot;##0.#&quot;);&quot;,&quot;)" office:value-type="string" office:string-value="33," calcext:value-type="string">
            <text:p>33,</text:p>
          </table:table-cell>
          <table:table-cell table:formula="of:=CONCATENATE(TEXT(([.AA10]-[.$D$19])/[.$D$18];&quot;##0.#&quot;);&quot;,&quot;)" office:value-type="string" office:string-value="27," calcext:value-type="string">
            <text:p>27,</text:p>
          </table:table-cell>
          <table:table-cell table:formula="of:=CONCATENATE(TEXT(([.AB10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3]-[.$D$19])/[.$D$18];&quot;##0.#&quot;);&quot;,&quot;)" office:value-type="string" office:string-value="66," calcext:value-type="string">
            <text:p>66,</text:p>
          </table:table-cell>
          <table:table-cell table:formula="of:=CONCATENATE(TEXT(([.D13]-[.$D$19])/[.$D$18];&quot;##0.#&quot;);&quot;,&quot;)" office:value-type="string" office:string-value="64," calcext:value-type="string">
            <text:p>64,</text:p>
          </table:table-cell>
          <table:table-cell table:formula="of:=CONCATENATE(TEXT(([.E13]-[.$D$19])/[.$D$18];&quot;##0.#&quot;);&quot;,&quot;)" office:value-type="string" office:string-value="62," calcext:value-type="string">
            <text:p>62,</text:p>
          </table:table-cell>
          <table:table-cell table:formula="of:=CONCATENATE(TEXT(([.F13]-[.$D$19])/[.$D$18];&quot;##0.#&quot;);&quot;,&quot;)" office:value-type="string" office:string-value="59," calcext:value-type="string">
            <text:p>59,</text:p>
          </table:table-cell>
          <table:table-cell table:formula="of:=CONCATENATE(TEXT(([.G13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1]-[.$D$19])/[.$D$18];&quot;##0.#&quot;);&quot;,&quot;)" office:value-type="string" office:string-value="185," calcext:value-type="string">
            <text:p>185,</text:p>
          </table:table-cell>
          <table:table-cell table:formula="of:=CONCATENATE(TEXT(([.J11]-[.$D$19])/[.$D$18];&quot;##0.#&quot;);&quot;,&quot;)" office:value-type="string" office:string-value="196," calcext:value-type="string">
            <text:p>196,</text:p>
          </table:table-cell>
          <table:table-cell table:formula="of:=CONCATENATE(TEXT(([.K11]-[.$D$19])/[.$D$18];&quot;##0.#&quot;);&quot;,&quot;)" office:value-type="string" office:string-value="196," calcext:value-type="string">
            <text:p>196,</text:p>
          </table:table-cell>
          <table:table-cell table:formula="of:=CONCATENATE(TEXT(([.L11]-[.$D$19])/[.$D$18];&quot;##0.#&quot;);&quot;,&quot;)" office:value-type="string" office:string-value="182," calcext:value-type="string">
            <text:p>182,</text:p>
          </table:table-cell>
          <table:table-cell table:formula="of:=CONCATENATE(TEXT(([.M11]-[.$D$19])/[.$D$18];&quot;##0.#&quot;);&quot;,&quot;)" office:value-type="string" office:string-value="165," calcext:value-type="string">
            <text:p>165,</text:p>
          </table:table-cell>
          <table:table-cell table:formula="of:=CONCATENATE(TEXT(([.N11]-[.$D$19])/[.$D$18];&quot;##0.#&quot;);&quot;,&quot;)" office:value-type="string" office:string-value="159," calcext:value-type="string">
            <text:p>159,</text:p>
          </table:table-cell>
          <table:table-cell table:formula="of:=CONCATENATE(TEXT(([.O11]-[.$D$19])/[.$D$18];&quot;##0.#&quot;);&quot;,&quot;)" office:value-type="string" office:string-value="139," calcext:value-type="string">
            <text:p>139,</text:p>
          </table:table-cell>
          <table:table-cell table:formula="of:=CONCATENATE(TEXT(([.P11]-[.$D$19])/[.$D$18];&quot;##0.#&quot;);&quot;,&quot;)" office:value-type="string" office:string-value="122," calcext:value-type="string">
            <text:p>122,</text:p>
          </table:table-cell>
          <table:table-cell table:formula="of:=CONCATENATE(TEXT(([.Q11]-[.$D$19])/[.$D$18];&quot;##0.#&quot;);&quot;,&quot;)" office:value-type="string" office:string-value="102," calcext:value-type="string">
            <text:p>102,</text:p>
          </table:table-cell>
          <table:table-cell table:formula="of:=CONCATENATE(TEXT(([.R11]-[.$D$19])/[.$D$18];&quot;##0.#&quot;);&quot;,&quot;)" office:value-type="string" office:string-value="94," calcext:value-type="string">
            <text:p>94,</text:p>
          </table:table-cell>
          <table:table-cell table:formula="of:=CONCATENATE(TEXT(([.S11]-[.$D$19])/[.$D$18];&quot;##0.#&quot;);&quot;,&quot;)" office:value-type="string" office:string-value="85," calcext:value-type="string">
            <text:p>85,</text:p>
          </table:table-cell>
          <table:table-cell table:formula="of:=CONCATENATE(TEXT(([.T11]-[.$D$19])/[.$D$18];&quot;##0.#&quot;);&quot;,&quot;)" office:value-type="string" office:string-value="78," calcext:value-type="string">
            <text:p>78,</text:p>
          </table:table-cell>
          <table:table-cell table:formula="of:=CONCATENATE(TEXT(([.U11]-[.$D$19])/[.$D$18];&quot;##0.#&quot;);&quot;,&quot;)" office:value-type="string" office:string-value="71," calcext:value-type="string">
            <text:p>71,</text:p>
          </table:table-cell>
          <table:table-cell table:formula="of:=CONCATENATE(TEXT(([.V11]-[.$D$19])/[.$D$18];&quot;##0.#&quot;);&quot;,&quot;)" office:value-type="string" office:string-value="63," calcext:value-type="string">
            <text:p>63,</text:p>
          </table:table-cell>
          <table:table-cell table:formula="of:=CONCATENATE(TEXT(([.W11]-[.$D$19])/[.$D$18];&quot;##0.#&quot;);&quot;,&quot;)" office:value-type="string" office:string-value="56," calcext:value-type="string">
            <text:p>56,</text:p>
          </table:table-cell>
          <table:table-cell table:formula="of:=CONCATENATE(TEXT(([.X11]-[.$D$19])/[.$D$18];&quot;##0.#&quot;);&quot;,&quot;)" office:value-type="string" office:string-value="49," calcext:value-type="string">
            <text:p>49,</text:p>
          </table:table-cell>
          <table:table-cell table:formula="of:=CONCATENATE(TEXT(([.Y11]-[.$D$19])/[.$D$18];&quot;##0.#&quot;);&quot;,&quot;)" office:value-type="string" office:string-value="42," calcext:value-type="string">
            <text:p>42,</text:p>
          </table:table-cell>
          <table:table-cell table:formula="of:=CONCATENATE(TEXT(([.Z11]-[.$D$19])/[.$D$18];&quot;##0.#&quot;);&quot;,&quot;)" office:value-type="string" office:string-value="34," calcext:value-type="string">
            <text:p>34,</text:p>
          </table:table-cell>
          <table:table-cell table:formula="of:=CONCATENATE(TEXT(([.AA11]-[.$D$19])/[.$D$18];&quot;##0.#&quot;);&quot;,&quot;)" office:value-type="string" office:string-value="27," calcext:value-type="string">
            <text:p>27,</text:p>
          </table:table-cell>
          <table:table-cell table:formula="of:=CONCATENATE(TEXT(([.AB11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4]-[.$D$19])/[.$D$18];&quot;##0.#&quot;);&quot;,&quot;)" office:value-type="string" office:string-value="68," calcext:value-type="string">
            <text:p>68,</text:p>
          </table:table-cell>
          <table:table-cell table:formula="of:=CONCATENATE(TEXT(([.D14]-[.$D$19])/[.$D$18];&quot;##0.#&quot;);&quot;,&quot;)" office:value-type="string" office:string-value="65," calcext:value-type="string">
            <text:p>65,</text:p>
          </table:table-cell>
          <table:table-cell table:formula="of:=CONCATENATE(TEXT(([.E14]-[.$D$19])/[.$D$18];&quot;##0.#&quot;);&quot;,&quot;)" office:value-type="string" office:string-value="63," calcext:value-type="string">
            <text:p>63,</text:p>
          </table:table-cell>
          <table:table-cell table:formula="of:=CONCATENATE(TEXT(([.F14]-[.$D$19])/[.$D$18];&quot;##0.#&quot;);&quot;,&quot;)" office:value-type="string" office:string-value="60," calcext:value-type="string">
            <text:p>60,</text:p>
          </table:table-cell>
          <table:table-cell table:formula="of:=CONCATENATE(TEXT(([.G14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2]-[.$D$19])/[.$D$18];&quot;##0.#&quot;);&quot;,&quot;)" office:value-type="string" office:string-value="185," calcext:value-type="string">
            <text:p>185,</text:p>
          </table:table-cell>
          <table:table-cell table:formula="of:=CONCATENATE(TEXT(([.J12]-[.$D$19])/[.$D$18];&quot;##0.#&quot;);&quot;,&quot;)" office:value-type="string" office:string-value="196," calcext:value-type="string">
            <text:p>196,</text:p>
          </table:table-cell>
          <table:table-cell table:formula="of:=CONCATENATE(TEXT(([.K12]-[.$D$19])/[.$D$18];&quot;##0.#&quot;);&quot;,&quot;)" office:value-type="string" office:string-value="196," calcext:value-type="string">
            <text:p>196,</text:p>
          </table:table-cell>
          <table:table-cell table:formula="of:=CONCATENATE(TEXT(([.L12]-[.$D$19])/[.$D$18];&quot;##0.#&quot;);&quot;,&quot;)" office:value-type="string" office:string-value="182," calcext:value-type="string">
            <text:p>182,</text:p>
          </table:table-cell>
          <table:table-cell table:formula="of:=CONCATENATE(TEXT(([.M12]-[.$D$19])/[.$D$18];&quot;##0.#&quot;);&quot;,&quot;)" office:value-type="string" office:string-value="171," calcext:value-type="string">
            <text:p>171,</text:p>
          </table:table-cell>
          <table:table-cell table:formula="of:=CONCATENATE(TEXT(([.N12]-[.$D$19])/[.$D$18];&quot;##0.#&quot;);&quot;,&quot;)" office:value-type="string" office:string-value="159," calcext:value-type="string">
            <text:p>159,</text:p>
          </table:table-cell>
          <table:table-cell table:formula="of:=CONCATENATE(TEXT(([.O12]-[.$D$19])/[.$D$18];&quot;##0.#&quot;);&quot;,&quot;)" office:value-type="string" office:string-value="145," calcext:value-type="string">
            <text:p>145,</text:p>
          </table:table-cell>
          <table:table-cell table:formula="of:=CONCATENATE(TEXT(([.P12]-[.$D$19])/[.$D$18];&quot;##0.#&quot;);&quot;,&quot;)" office:value-type="string" office:string-value="132," calcext:value-type="string">
            <text:p>132,</text:p>
          </table:table-cell>
          <table:table-cell table:formula="of:=CONCATENATE(TEXT(([.Q12]-[.$D$19])/[.$D$18];&quot;##0.#&quot;);&quot;,&quot;)" office:value-type="string" office:string-value="111," calcext:value-type="string">
            <text:p>111,</text:p>
          </table:table-cell>
          <table:table-cell table:formula="of:=CONCATENATE(TEXT(([.R12]-[.$D$19])/[.$D$18];&quot;##0.#&quot;);&quot;,&quot;)" office:value-type="string" office:string-value="102," calcext:value-type="string">
            <text:p>102,</text:p>
          </table:table-cell>
          <table:table-cell table:formula="of:=CONCATENATE(TEXT(([.S12]-[.$D$19])/[.$D$18];&quot;##0.#&quot;);&quot;,&quot;)" office:value-type="string" office:string-value="95," calcext:value-type="string">
            <text:p>95,</text:p>
          </table:table-cell>
          <table:table-cell table:formula="of:=CONCATENATE(TEXT(([.T12]-[.$D$19])/[.$D$18];&quot;##0.#&quot;);&quot;,&quot;)" office:value-type="string" office:string-value="87," calcext:value-type="string">
            <text:p>87,</text:p>
          </table:table-cell>
          <table:table-cell table:formula="of:=CONCATENATE(TEXT(([.U12]-[.$D$19])/[.$D$18];&quot;##0.#&quot;);&quot;,&quot;)" office:value-type="string" office:string-value="78," calcext:value-type="string">
            <text:p>78,</text:p>
          </table:table-cell>
          <table:table-cell table:formula="of:=CONCATENATE(TEXT(([.V12]-[.$D$19])/[.$D$18];&quot;##0.#&quot;);&quot;,&quot;)" office:value-type="string" office:string-value="70," calcext:value-type="string">
            <text:p>70,</text:p>
          </table:table-cell>
          <table:table-cell table:formula="of:=CONCATENATE(TEXT(([.W12]-[.$D$19])/[.$D$18];&quot;##0.#&quot;);&quot;,&quot;)" office:value-type="string" office:string-value="62," calcext:value-type="string">
            <text:p>62,</text:p>
          </table:table-cell>
          <table:table-cell table:formula="of:=CONCATENATE(TEXT(([.X12]-[.$D$19])/[.$D$18];&quot;##0.#&quot;);&quot;,&quot;)" office:value-type="string" office:string-value="53," calcext:value-type="string">
            <text:p>53,</text:p>
          </table:table-cell>
          <table:table-cell table:formula="of:=CONCATENATE(TEXT(([.Y12]-[.$D$19])/[.$D$18];&quot;##0.#&quot;);&quot;,&quot;)" office:value-type="string" office:string-value="45," calcext:value-type="string">
            <text:p>45,</text:p>
          </table:table-cell>
          <table:table-cell table:formula="of:=CONCATENATE(TEXT(([.Z12]-[.$D$19])/[.$D$18];&quot;##0.#&quot;);&quot;,&quot;)" office:value-type="string" office:string-value="37," calcext:value-type="string">
            <text:p>37,</text:p>
          </table:table-cell>
          <table:table-cell table:formula="of:=CONCATENATE(TEXT(([.AA12]-[.$D$19])/[.$D$18];&quot;##0.#&quot;);&quot;,&quot;)" office:value-type="string" office:string-value="28," calcext:value-type="string">
            <text:p>28,</text:p>
          </table:table-cell>
          <table:table-cell table:formula="of:=CONCATENATE(TEXT(([.AB12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5]-[.$D$19])/[.$D$18];&quot;##0.#&quot;);&quot;,&quot;)" office:value-type="string" office:string-value="69," calcext:value-type="string">
            <text:p>69,</text:p>
          </table:table-cell>
          <table:table-cell table:formula="of:=CONCATENATE(TEXT(([.D15]-[.$D$19])/[.$D$18];&quot;##0.#&quot;);&quot;,&quot;)" office:value-type="string" office:string-value="66," calcext:value-type="string">
            <text:p>66,</text:p>
          </table:table-cell>
          <table:table-cell table:formula="of:=CONCATENATE(TEXT(([.E15]-[.$D$19])/[.$D$18];&quot;##0.#&quot;);&quot;,&quot;)" office:value-type="string" office:string-value="63," calcext:value-type="string">
            <text:p>63,</text:p>
          </table:table-cell>
          <table:table-cell table:formula="of:=CONCATENATE(TEXT(([.F15]-[.$D$19])/[.$D$18];&quot;##0.#&quot;);&quot;,&quot;)" office:value-type="string" office:string-value="60," calcext:value-type="string">
            <text:p>60,</text:p>
          </table:table-cell>
          <table:table-cell table:formula="of:=CONCATENATE(TEXT(([.G15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3]-[.$D$19])/[.$D$18];&quot;##0.#&quot;);&quot;,&quot;)" office:value-type="string" office:string-value="185," calcext:value-type="string">
            <text:p>185,</text:p>
          </table:table-cell>
          <table:table-cell table:formula="of:=CONCATENATE(TEXT(([.J13]-[.$D$19])/[.$D$18];&quot;##0.#&quot;);&quot;,&quot;)" office:value-type="string" office:string-value="196," calcext:value-type="string">
            <text:p>196,</text:p>
          </table:table-cell>
          <table:table-cell table:formula="of:=CONCATENATE(TEXT(([.K13]-[.$D$19])/[.$D$18];&quot;##0.#&quot;);&quot;,&quot;)" office:value-type="string" office:string-value="196," calcext:value-type="string">
            <text:p>196,</text:p>
          </table:table-cell>
          <table:table-cell table:formula="of:=CONCATENATE(TEXT(([.L13]-[.$D$19])/[.$D$18];&quot;##0.#&quot;);&quot;,&quot;)" office:value-type="string" office:string-value="182," calcext:value-type="string">
            <text:p>182,</text:p>
          </table:table-cell>
          <table:table-cell table:formula="of:=CONCATENATE(TEXT(([.M13]-[.$D$19])/[.$D$18];&quot;##0.#&quot;);&quot;,&quot;)" office:value-type="string" office:string-value="171," calcext:value-type="string">
            <text:p>171,</text:p>
          </table:table-cell>
          <table:table-cell table:formula="of:=CONCATENATE(TEXT(([.N13]-[.$D$19])/[.$D$18];&quot;##0.#&quot;);&quot;,&quot;)" office:value-type="string" office:string-value="151," calcext:value-type="string">
            <text:p>151,</text:p>
          </table:table-cell>
          <table:table-cell table:formula="of:=CONCATENATE(TEXT(([.O13]-[.$D$19])/[.$D$18];&quot;##0.#&quot;);&quot;,&quot;)" office:value-type="string" office:string-value="137," calcext:value-type="string">
            <text:p>137,</text:p>
          </table:table-cell>
          <table:table-cell table:formula="of:=CONCATENATE(TEXT(([.P13]-[.$D$19])/[.$D$18];&quot;##0.#&quot;);&quot;,&quot;)" office:value-type="string" office:string-value="125," calcext:value-type="string">
            <text:p>125,</text:p>
          </table:table-cell>
          <table:table-cell table:formula="of:=CONCATENATE(TEXT(([.Q13]-[.$D$19])/[.$D$18];&quot;##0.#&quot;);&quot;,&quot;)" office:value-type="string" office:string-value="115," calcext:value-type="string">
            <text:p>115,</text:p>
          </table:table-cell>
          <table:table-cell table:formula="of:=CONCATENATE(TEXT(([.R13]-[.$D$19])/[.$D$18];&quot;##0.#&quot;);&quot;,&quot;)" office:value-type="string" office:string-value="107," calcext:value-type="string">
            <text:p>107,</text:p>
          </table:table-cell>
          <table:table-cell table:formula="of:=CONCATENATE(TEXT(([.S13]-[.$D$19])/[.$D$18];&quot;##0.#&quot;);&quot;,&quot;)" office:value-type="string" office:string-value="101," calcext:value-type="string">
            <text:p>101,</text:p>
          </table:table-cell>
          <table:table-cell table:formula="of:=CONCATENATE(TEXT(([.T13]-[.$D$19])/[.$D$18];&quot;##0.#&quot;);&quot;,&quot;)" office:value-type="string" office:string-value="92," calcext:value-type="string">
            <text:p>92,</text:p>
          </table:table-cell>
          <table:table-cell table:formula="of:=CONCATENATE(TEXT(([.U13]-[.$D$19])/[.$D$18];&quot;##0.#&quot;);&quot;,&quot;)" office:value-type="string" office:string-value="83," calcext:value-type="string">
            <text:p>83,</text:p>
          </table:table-cell>
          <table:table-cell table:formula="of:=CONCATENATE(TEXT(([.V13]-[.$D$19])/[.$D$18];&quot;##0.#&quot;);&quot;,&quot;)" office:value-type="string" office:string-value="74," calcext:value-type="string">
            <text:p>74,</text:p>
          </table:table-cell>
          <table:table-cell table:formula="of:=CONCATENATE(TEXT(([.W13]-[.$D$19])/[.$D$18];&quot;##0.#&quot;);&quot;,&quot;)" office:value-type="string" office:string-value="65," calcext:value-type="string">
            <text:p>65,</text:p>
          </table:table-cell>
          <table:table-cell table:formula="of:=CONCATENATE(TEXT(([.X13]-[.$D$19])/[.$D$18];&quot;##0.#&quot;);&quot;,&quot;)" office:value-type="string" office:string-value="56," calcext:value-type="string">
            <text:p>56,</text:p>
          </table:table-cell>
          <table:table-cell table:formula="of:=CONCATENATE(TEXT(([.Y13]-[.$D$19])/[.$D$18];&quot;##0.#&quot;);&quot;,&quot;)" office:value-type="string" office:string-value="47," calcext:value-type="string">
            <text:p>47,</text:p>
          </table:table-cell>
          <table:table-cell table:formula="of:=CONCATENATE(TEXT(([.Z13]-[.$D$19])/[.$D$18];&quot;##0.#&quot;);&quot;,&quot;)" office:value-type="string" office:string-value="38," calcext:value-type="string">
            <text:p>38,</text:p>
          </table:table-cell>
          <table:table-cell table:formula="of:=CONCATENATE(TEXT(([.AA13]-[.$D$19])/[.$D$18];&quot;##0.#&quot;);&quot;,&quot;)" office:value-type="string" office:string-value="29," calcext:value-type="string">
            <text:p>29,</text:p>
          </table:table-cell>
          <table:table-cell table:formula="of:=CONCATENATE(TEXT(([.AB13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2"/>
          <table:table-cell table:formula="of:=CONCATENATE(TEXT(([.C16]-[.$D$19])/[.$D$18];&quot;##0.#&quot;);&quot;,&quot;)" office:value-type="string" office:string-value="71," calcext:value-type="string">
            <text:p>71,</text:p>
          </table:table-cell>
          <table:table-cell table:formula="of:=CONCATENATE(TEXT(([.D16]-[.$D$19])/[.$D$18];&quot;##0.#&quot;);&quot;,&quot;)" office:value-type="string" office:string-value="68," calcext:value-type="string">
            <text:p>68,</text:p>
          </table:table-cell>
          <table:table-cell table:formula="of:=CONCATENATE(TEXT(([.E16]-[.$D$19])/[.$D$18];&quot;##0.#&quot;);&quot;,&quot;)" office:value-type="string" office:string-value="64," calcext:value-type="string">
            <text:p>64,</text:p>
          </table:table-cell>
          <table:table-cell table:formula="of:=CONCATENATE(TEXT(([.F16]-[.$D$19])/[.$D$18];&quot;##0.#&quot;);&quot;,&quot;)" office:value-type="string" office:string-value="61," calcext:value-type="string">
            <text:p>61,</text:p>
          </table:table-cell>
          <table:table-cell table:formula="of:=CONCATENATE(TEXT(([.G16]-[.$D$19])/[.$D$18];&quot;##0.#&quot;);&quot;,&quot;)" office:value-type="string" office:string-value="57," calcext:value-type="string">
            <text:p>57,</text:p>
          </table:table-cell>
          <table:table-cell/>
          <table:table-cell table:formula="of:=CONCATENATE(TEXT(([.I14]-[.$D$19])/[.$D$18];&quot;##0.#&quot;);&quot;,&quot;)" office:value-type="string" office:string-value="182," calcext:value-type="string">
            <text:p>182,</text:p>
          </table:table-cell>
          <table:table-cell table:formula="of:=CONCATENATE(TEXT(([.J14]-[.$D$19])/[.$D$18];&quot;##0.#&quot;);&quot;,&quot;)" office:value-type="string" office:string-value="193," calcext:value-type="string">
            <text:p>193,</text:p>
          </table:table-cell>
          <table:table-cell table:formula="of:=CONCATENATE(TEXT(([.K14]-[.$D$19])/[.$D$18];&quot;##0.#&quot;);&quot;,&quot;)" office:value-type="string" office:string-value="193," calcext:value-type="string">
            <text:p>193,</text:p>
          </table:table-cell>
          <table:table-cell table:formula="of:=CONCATENATE(TEXT(([.L14]-[.$D$19])/[.$D$18];&quot;##0.#&quot;);&quot;,&quot;)" office:value-type="string" office:string-value="182," calcext:value-type="string">
            <text:p>182,</text:p>
          </table:table-cell>
          <table:table-cell table:formula="of:=CONCATENATE(TEXT(([.M14]-[.$D$19])/[.$D$18];&quot;##0.#&quot;);&quot;,&quot;)" office:value-type="string" office:string-value="171," calcext:value-type="string">
            <text:p>171,</text:p>
          </table:table-cell>
          <table:table-cell table:formula="of:=CONCATENATE(TEXT(([.N14]-[.$D$19])/[.$D$18];&quot;##0.#&quot;);&quot;,&quot;)" office:value-type="string" office:string-value="151," calcext:value-type="string">
            <text:p>151,</text:p>
          </table:table-cell>
          <table:table-cell table:formula="of:=CONCATENATE(TEXT(([.O14]-[.$D$19])/[.$D$18];&quot;##0.#&quot;);&quot;,&quot;)" office:value-type="string" office:string-value="137," calcext:value-type="string">
            <text:p>137,</text:p>
          </table:table-cell>
          <table:table-cell table:formula="of:=CONCATENATE(TEXT(([.P14]-[.$D$19])/[.$D$18];&quot;##0.#&quot;);&quot;,&quot;)" office:value-type="string" office:string-value="125," calcext:value-type="string">
            <text:p>125,</text:p>
          </table:table-cell>
          <table:table-cell table:formula="of:=CONCATENATE(TEXT(([.Q14]-[.$D$19])/[.$D$18];&quot;##0.#&quot;);&quot;,&quot;)" office:value-type="string" office:string-value="115," calcext:value-type="string">
            <text:p>115,</text:p>
          </table:table-cell>
          <table:table-cell table:formula="of:=CONCATENATE(TEXT(([.R14]-[.$D$19])/[.$D$18];&quot;##0.#&quot;);&quot;,&quot;)" office:value-type="string" office:string-value="110," calcext:value-type="string">
            <text:p>110,</text:p>
          </table:table-cell>
          <table:table-cell table:formula="of:=CONCATENATE(TEXT(([.S14]-[.$D$19])/[.$D$18];&quot;##0.#&quot;);&quot;,&quot;)" office:value-type="string" office:string-value="104," calcext:value-type="string">
            <text:p>104,</text:p>
          </table:table-cell>
          <table:table-cell table:formula="of:=CONCATENATE(TEXT(([.T14]-[.$D$19])/[.$D$18];&quot;##0.#&quot;);&quot;,&quot;)" office:value-type="string" office:string-value="95," calcext:value-type="string">
            <text:p>95,</text:p>
          </table:table-cell>
          <table:table-cell table:formula="of:=CONCATENATE(TEXT(([.U14]-[.$D$19])/[.$D$18];&quot;##0.#&quot;);&quot;,&quot;)" office:value-type="string" office:string-value="85," calcext:value-type="string">
            <text:p>85,</text:p>
          </table:table-cell>
          <table:table-cell table:formula="of:=CONCATENATE(TEXT(([.V14]-[.$D$19])/[.$D$18];&quot;##0.#&quot;);&quot;,&quot;)" office:value-type="string" office:string-value="76," calcext:value-type="string">
            <text:p>76,</text:p>
          </table:table-cell>
          <table:table-cell table:formula="of:=CONCATENATE(TEXT(([.W14]-[.$D$19])/[.$D$18];&quot;##0.#&quot;);&quot;,&quot;)" office:value-type="string" office:string-value="67," calcext:value-type="string">
            <text:p>67,</text:p>
          </table:table-cell>
          <table:table-cell table:formula="of:=CONCATENATE(TEXT(([.X14]-[.$D$19])/[.$D$18];&quot;##0.#&quot;);&quot;,&quot;)" office:value-type="string" office:string-value="57," calcext:value-type="string">
            <text:p>57,</text:p>
          </table:table-cell>
          <table:table-cell table:formula="of:=CONCATENATE(TEXT(([.Y14]-[.$D$19])/[.$D$18];&quot;##0.#&quot;);&quot;,&quot;)" office:value-type="string" office:string-value="48," calcext:value-type="string">
            <text:p>48,</text:p>
          </table:table-cell>
          <table:table-cell table:formula="of:=CONCATENATE(TEXT(([.Z14]-[.$D$19])/[.$D$18];&quot;##0.#&quot;);&quot;,&quot;)" office:value-type="string" office:string-value="39," calcext:value-type="string">
            <text:p>39,</text:p>
          </table:table-cell>
          <table:table-cell table:formula="of:=CONCATENATE(TEXT(([.AA14]-[.$D$19])/[.$D$18];&quot;##0.#&quot;);&quot;,&quot;)" office:value-type="string" office:string-value="29," calcext:value-type="string">
            <text:p>29,</text:p>
          </table:table-cell>
          <table:table-cell table:formula="of:=CONCATENATE(TEXT(([.AB14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15]-[.$D$19])/[.$D$18];&quot;##0.#&quot;);&quot;,&quot;)" office:value-type="string" office:string-value="171," calcext:value-type="string">
            <text:p>171,</text:p>
          </table:table-cell>
          <table:table-cell table:formula="of:=CONCATENATE(TEXT(([.J15]-[.$D$19])/[.$D$18];&quot;##0.#&quot;);&quot;,&quot;)" office:value-type="string" office:string-value="182," calcext:value-type="string">
            <text:p>182,</text:p>
          </table:table-cell>
          <table:table-cell table:formula="of:=CONCATENATE(TEXT(([.K15]-[.$D$19])/[.$D$18];&quot;##0.#&quot;);&quot;,&quot;)" office:value-type="string" office:string-value="182," calcext:value-type="string">
            <text:p>182,</text:p>
          </table:table-cell>
          <table:table-cell table:formula="of:=CONCATENATE(TEXT(([.L15]-[.$D$19])/[.$D$18];&quot;##0.#&quot;);&quot;,&quot;)" office:value-type="string" office:string-value="182," calcext:value-type="string">
            <text:p>182,</text:p>
          </table:table-cell>
          <table:table-cell table:formula="of:=CONCATENATE(TEXT(([.M15]-[.$D$19])/[.$D$18];&quot;##0.#&quot;);&quot;,&quot;)" office:value-type="string" office:string-value="171," calcext:value-type="string">
            <text:p>171,</text:p>
          </table:table-cell>
          <table:table-cell table:formula="of:=CONCATENATE(TEXT(([.N15]-[.$D$19])/[.$D$18];&quot;##0.#&quot;);&quot;,&quot;)" office:value-type="string" office:string-value="151," calcext:value-type="string">
            <text:p>151,</text:p>
          </table:table-cell>
          <table:table-cell table:formula="of:=CONCATENATE(TEXT(([.O15]-[.$D$19])/[.$D$18];&quot;##0.#&quot;);&quot;,&quot;)" office:value-type="string" office:string-value="137," calcext:value-type="string">
            <text:p>137,</text:p>
          </table:table-cell>
          <table:table-cell table:formula="of:=CONCATENATE(TEXT(([.P15]-[.$D$19])/[.$D$18];&quot;##0.#&quot;);&quot;,&quot;)" office:value-type="string" office:string-value="125," calcext:value-type="string">
            <text:p>125,</text:p>
          </table:table-cell>
          <table:table-cell table:formula="of:=CONCATENATE(TEXT(([.Q15]-[.$D$19])/[.$D$18];&quot;##0.#&quot;);&quot;,&quot;)" office:value-type="string" office:string-value="119," calcext:value-type="string">
            <text:p>119,</text:p>
          </table:table-cell>
          <table:table-cell table:formula="of:=CONCATENATE(TEXT(([.R15]-[.$D$19])/[.$D$18];&quot;##0.#&quot;);&quot;,&quot;)" office:value-type="string" office:string-value="114," calcext:value-type="string">
            <text:p>114,</text:p>
          </table:table-cell>
          <table:table-cell table:formula="of:=CONCATENATE(TEXT(([.S15]-[.$D$19])/[.$D$18];&quot;##0.#&quot;);&quot;,&quot;)" office:value-type="string" office:string-value="110," calcext:value-type="string">
            <text:p>110,</text:p>
          </table:table-cell>
          <table:table-cell table:formula="of:=CONCATENATE(TEXT(([.T15]-[.$D$19])/[.$D$18];&quot;##0.#&quot;);&quot;,&quot;)" office:value-type="string" office:string-value="100," calcext:value-type="string">
            <text:p>100,</text:p>
          </table:table-cell>
          <table:table-cell table:formula="of:=CONCATENATE(TEXT(([.U15]-[.$D$19])/[.$D$18];&quot;##0.#&quot;);&quot;,&quot;)" office:value-type="string" office:string-value="90," calcext:value-type="string">
            <text:p>90,</text:p>
          </table:table-cell>
          <table:table-cell table:formula="of:=CONCATENATE(TEXT(([.V15]-[.$D$19])/[.$D$18];&quot;##0.#&quot;);&quot;,&quot;)" office:value-type="string" office:string-value="80," calcext:value-type="string">
            <text:p>80,</text:p>
          </table:table-cell>
          <table:table-cell table:formula="of:=CONCATENATE(TEXT(([.W15]-[.$D$19])/[.$D$18];&quot;##0.#&quot;);&quot;,&quot;)" office:value-type="string" office:string-value="70," calcext:value-type="string">
            <text:p>70,</text:p>
          </table:table-cell>
          <table:table-cell table:formula="of:=CONCATENATE(TEXT(([.X15]-[.$D$19])/[.$D$18];&quot;##0.#&quot;);&quot;,&quot;)" office:value-type="string" office:string-value="60," calcext:value-type="string">
            <text:p>60,</text:p>
          </table:table-cell>
          <table:table-cell table:formula="of:=CONCATENATE(TEXT(([.Y15]-[.$D$19])/[.$D$18];&quot;##0.#&quot;);&quot;,&quot;)" office:value-type="string" office:string-value="50," calcext:value-type="string">
            <text:p>50,</text:p>
          </table:table-cell>
          <table:table-cell table:formula="of:=CONCATENATE(TEXT(([.Z15]-[.$D$19])/[.$D$18];&quot;##0.#&quot;);&quot;,&quot;)" office:value-type="string" office:string-value="40," calcext:value-type="string">
            <text:p>40,</text:p>
          </table:table-cell>
          <table:table-cell table:formula="of:=CONCATENATE(TEXT(([.AA15]-[.$D$19])/[.$D$18];&quot;##0.#&quot;);&quot;,&quot;)" office:value-type="string" office:string-value="30," calcext:value-type="string">
            <text:p>30,</text:p>
          </table:table-cell>
          <table:table-cell table:formula="of:=CONCATENATE(TEXT(([.AB15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16]-[.$D$19])/[.$D$18];&quot;##0.#&quot;);&quot;,&quot;)" office:value-type="string" office:string-value="171," calcext:value-type="string">
            <text:p>171,</text:p>
          </table:table-cell>
          <table:table-cell table:formula="of:=CONCATENATE(TEXT(([.J16]-[.$D$19])/[.$D$18];&quot;##0.#&quot;);&quot;,&quot;)" office:value-type="string" office:string-value="182," calcext:value-type="string">
            <text:p>182,</text:p>
          </table:table-cell>
          <table:table-cell table:formula="of:=CONCATENATE(TEXT(([.K16]-[.$D$19])/[.$D$18];&quot;##0.#&quot;);&quot;,&quot;)" office:value-type="string" office:string-value="182," calcext:value-type="string">
            <text:p>182,</text:p>
          </table:table-cell>
          <table:table-cell table:formula="of:=CONCATENATE(TEXT(([.L16]-[.$D$19])/[.$D$18];&quot;##0.#&quot;);&quot;,&quot;)" office:value-type="string" office:string-value="182," calcext:value-type="string">
            <text:p>182,</text:p>
          </table:table-cell>
          <table:table-cell table:formula="of:=CONCATENATE(TEXT(([.M16]-[.$D$19])/[.$D$18];&quot;##0.#&quot;);&quot;,&quot;)" office:value-type="string" office:string-value="171," calcext:value-type="string">
            <text:p>171,</text:p>
          </table:table-cell>
          <table:table-cell table:formula="of:=CONCATENATE(TEXT(([.N16]-[.$D$19])/[.$D$18];&quot;##0.#&quot;);&quot;,&quot;)" office:value-type="string" office:string-value="151," calcext:value-type="string">
            <text:p>151,</text:p>
          </table:table-cell>
          <table:table-cell table:formula="of:=CONCATENATE(TEXT(([.O16]-[.$D$19])/[.$D$18];&quot;##0.#&quot;);&quot;,&quot;)" office:value-type="string" office:string-value="137," calcext:value-type="string">
            <text:p>137,</text:p>
          </table:table-cell>
          <table:table-cell table:formula="of:=CONCATENATE(TEXT(([.P16]-[.$D$19])/[.$D$18];&quot;##0.#&quot;);&quot;,&quot;)" office:value-type="string" office:string-value="125," calcext:value-type="string">
            <text:p>125,</text:p>
          </table:table-cell>
          <table:table-cell table:formula="of:=CONCATENATE(TEXT(([.Q16]-[.$D$19])/[.$D$18];&quot;##0.#&quot;);&quot;,&quot;)" office:value-type="string" office:string-value="122," calcext:value-type="string">
            <text:p>122,</text:p>
          </table:table-cell>
          <table:table-cell table:formula="of:=CONCATENATE(TEXT(([.R16]-[.$D$19])/[.$D$18];&quot;##0.#&quot;);&quot;,&quot;)" office:value-type="string" office:string-value="119," calcext:value-type="string">
            <text:p>119,</text:p>
          </table:table-cell>
          <table:table-cell table:formula="of:=CONCATENATE(TEXT(([.S16]-[.$D$19])/[.$D$18];&quot;##0.#&quot;);&quot;,&quot;)" office:value-type="string" office:string-value="112," calcext:value-type="string">
            <text:p>112,</text:p>
          </table:table-cell>
          <table:table-cell table:formula="of:=CONCATENATE(TEXT(([.T16]-[.$D$19])/[.$D$18];&quot;##0.#&quot;);&quot;,&quot;)" office:value-type="string" office:string-value="102," calcext:value-type="string">
            <text:p>102,</text:p>
          </table:table-cell>
          <table:table-cell table:formula="of:=CONCATENATE(TEXT(([.U16]-[.$D$19])/[.$D$18];&quot;##0.#&quot;);&quot;,&quot;)" office:value-type="string" office:string-value="92," calcext:value-type="string">
            <text:p>92,</text:p>
          </table:table-cell>
          <table:table-cell table:formula="of:=CONCATENATE(TEXT(([.V16]-[.$D$19])/[.$D$18];&quot;##0.#&quot;);&quot;,&quot;)" office:value-type="string" office:string-value="81," calcext:value-type="string">
            <text:p>81,</text:p>
          </table:table-cell>
          <table:table-cell table:formula="of:=CONCATENATE(TEXT(([.W16]-[.$D$19])/[.$D$18];&quot;##0.#&quot;);&quot;,&quot;)" office:value-type="string" office:string-value="71," calcext:value-type="string">
            <text:p>71,</text:p>
          </table:table-cell>
          <table:table-cell table:formula="of:=CONCATENATE(TEXT(([.X16]-[.$D$19])/[.$D$18];&quot;##0.#&quot;);&quot;,&quot;)" office:value-type="string" office:string-value="61," calcext:value-type="string">
            <text:p>61,</text:p>
          </table:table-cell>
          <table:table-cell table:formula="of:=CONCATENATE(TEXT(([.Y16]-[.$D$19])/[.$D$18];&quot;##0.#&quot;);&quot;,&quot;)" office:value-type="string" office:string-value="51," calcext:value-type="string">
            <text:p>51,</text:p>
          </table:table-cell>
          <table:table-cell table:formula="of:=CONCATENATE(TEXT(([.Z16]-[.$D$19])/[.$D$18];&quot;##0.#&quot;);&quot;,&quot;)" office:value-type="string" office:string-value="40," calcext:value-type="string">
            <text:p>40,</text:p>
          </table:table-cell>
          <table:table-cell table:formula="of:=CONCATENATE(TEXT(([.AA16]-[.$D$19])/[.$D$18];&quot;##0.#&quot;);&quot;,&quot;)" office:value-type="string" office:string-value="30," calcext:value-type="string">
            <text:p>30,</text:p>
          </table:table-cell>
          <table:table-cell table:formula="of:=CONCATENATE(TEXT(([.AB16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17]-[.$D$19])/[.$D$18];&quot;##0.#&quot;);&quot;,&quot;)" office:value-type="string" office:string-value="171," calcext:value-type="string">
            <text:p>171,</text:p>
          </table:table-cell>
          <table:table-cell table:formula="of:=CONCATENATE(TEXT(([.J17]-[.$D$19])/[.$D$18];&quot;##0.#&quot;);&quot;,&quot;)" office:value-type="string" office:string-value="182," calcext:value-type="string">
            <text:p>182,</text:p>
          </table:table-cell>
          <table:table-cell table:formula="of:=CONCATENATE(TEXT(([.K17]-[.$D$19])/[.$D$18];&quot;##0.#&quot;);&quot;,&quot;)" office:value-type="string" office:string-value="182," calcext:value-type="string">
            <text:p>182,</text:p>
          </table:table-cell>
          <table:table-cell table:formula="of:=CONCATENATE(TEXT(([.L17]-[.$D$19])/[.$D$18];&quot;##0.#&quot;);&quot;,&quot;)" office:value-type="string" office:string-value="182," calcext:value-type="string">
            <text:p>182,</text:p>
          </table:table-cell>
          <table:table-cell table:formula="of:=CONCATENATE(TEXT(([.M17]-[.$D$19])/[.$D$18];&quot;##0.#&quot;);&quot;,&quot;)" office:value-type="string" office:string-value="171," calcext:value-type="string">
            <text:p>171,</text:p>
          </table:table-cell>
          <table:table-cell table:formula="of:=CONCATENATE(TEXT(([.N17]-[.$D$19])/[.$D$18];&quot;##0.#&quot;);&quot;,&quot;)" office:value-type="string" office:string-value="151," calcext:value-type="string">
            <text:p>151,</text:p>
          </table:table-cell>
          <table:table-cell table:formula="of:=CONCATENATE(TEXT(([.O17]-[.$D$19])/[.$D$18];&quot;##0.#&quot;);&quot;,&quot;)" office:value-type="string" office:string-value="137," calcext:value-type="string">
            <text:p>137,</text:p>
          </table:table-cell>
          <table:table-cell table:formula="of:=CONCATENATE(TEXT(([.P17]-[.$D$19])/[.$D$18];&quot;##0.#&quot;);&quot;,&quot;)" office:value-type="string" office:string-value="127," calcext:value-type="string">
            <text:p>127,</text:p>
          </table:table-cell>
          <table:table-cell table:formula="of:=CONCATENATE(TEXT(([.Q17]-[.$D$19])/[.$D$18];&quot;##0.#&quot;);&quot;,&quot;)" office:value-type="string" office:string-value="124," calcext:value-type="string">
            <text:p>124,</text:p>
          </table:table-cell>
          <table:table-cell table:formula="of:=CONCATENATE(TEXT(([.R17]-[.$D$19])/[.$D$18];&quot;##0.#&quot;);&quot;,&quot;)" office:value-type="string" office:string-value="121," calcext:value-type="string">
            <text:p>121,</text:p>
          </table:table-cell>
          <table:table-cell table:formula="of:=CONCATENATE(TEXT(([.S17]-[.$D$19])/[.$D$18];&quot;##0.#&quot;);&quot;,&quot;)" office:value-type="string" office:string-value="112," calcext:value-type="string">
            <text:p>112,</text:p>
          </table:table-cell>
          <table:table-cell table:formula="of:=CONCATENATE(TEXT(([.T17]-[.$D$19])/[.$D$18];&quot;##0.#&quot;);&quot;,&quot;)" office:value-type="string" office:string-value="102," calcext:value-type="string">
            <text:p>102,</text:p>
          </table:table-cell>
          <table:table-cell table:formula="of:=CONCATENATE(TEXT(([.U17]-[.$D$19])/[.$D$18];&quot;##0.#&quot;);&quot;,&quot;)" office:value-type="string" office:string-value="92," calcext:value-type="string">
            <text:p>92,</text:p>
          </table:table-cell>
          <table:table-cell table:formula="of:=CONCATENATE(TEXT(([.V17]-[.$D$19])/[.$D$18];&quot;##0.#&quot;);&quot;,&quot;)" office:value-type="string" office:string-value="81," calcext:value-type="string">
            <text:p>81,</text:p>
          </table:table-cell>
          <table:table-cell table:formula="of:=CONCATENATE(TEXT(([.W17]-[.$D$19])/[.$D$18];&quot;##0.#&quot;);&quot;,&quot;)" office:value-type="string" office:string-value="71," calcext:value-type="string">
            <text:p>71,</text:p>
          </table:table-cell>
          <table:table-cell table:formula="of:=CONCATENATE(TEXT(([.X17]-[.$D$19])/[.$D$18];&quot;##0.#&quot;);&quot;,&quot;)" office:value-type="string" office:string-value="61," calcext:value-type="string">
            <text:p>61,</text:p>
          </table:table-cell>
          <table:table-cell table:formula="of:=CONCATENATE(TEXT(([.Y17]-[.$D$19])/[.$D$18];&quot;##0.#&quot;);&quot;,&quot;)" office:value-type="string" office:string-value="51," calcext:value-type="string">
            <text:p>51,</text:p>
          </table:table-cell>
          <table:table-cell table:formula="of:=CONCATENATE(TEXT(([.Z17]-[.$D$19])/[.$D$18];&quot;##0.#&quot;);&quot;,&quot;)" office:value-type="string" office:string-value="40," calcext:value-type="string">
            <text:p>40,</text:p>
          </table:table-cell>
          <table:table-cell table:formula="of:=CONCATENATE(TEXT(([.AA17]-[.$D$19])/[.$D$18];&quot;##0.#&quot;);&quot;,&quot;)" office:value-type="string" office:string-value="30," calcext:value-type="string">
            <text:p>30,</text:p>
          </table:table-cell>
          <table:table-cell table:formula="of:=CONCATENATE(TEXT(([.AB17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18]-[.$D$19])/[.$D$18];&quot;##0.#&quot;);&quot;,&quot;)" office:value-type="string" office:string-value="171," calcext:value-type="string">
            <text:p>171,</text:p>
          </table:table-cell>
          <table:table-cell table:formula="of:=CONCATENATE(TEXT(([.J18]-[.$D$19])/[.$D$18];&quot;##0.#&quot;);&quot;,&quot;)" office:value-type="string" office:string-value="182," calcext:value-type="string">
            <text:p>182,</text:p>
          </table:table-cell>
          <table:table-cell table:formula="of:=CONCATENATE(TEXT(([.K18]-[.$D$19])/[.$D$18];&quot;##0.#&quot;);&quot;,&quot;)" office:value-type="string" office:string-value="182," calcext:value-type="string">
            <text:p>182,</text:p>
          </table:table-cell>
          <table:table-cell table:formula="of:=CONCATENATE(TEXT(([.L18]-[.$D$19])/[.$D$18];&quot;##0.#&quot;);&quot;,&quot;)" office:value-type="string" office:string-value="182," calcext:value-type="string">
            <text:p>182,</text:p>
          </table:table-cell>
          <table:table-cell table:formula="of:=CONCATENATE(TEXT(([.M18]-[.$D$19])/[.$D$18];&quot;##0.#&quot;);&quot;,&quot;)" office:value-type="string" office:string-value="171," calcext:value-type="string">
            <text:p>171,</text:p>
          </table:table-cell>
          <table:table-cell table:formula="of:=CONCATENATE(TEXT(([.N18]-[.$D$19])/[.$D$18];&quot;##0.#&quot;);&quot;,&quot;)" office:value-type="string" office:string-value="151," calcext:value-type="string">
            <text:p>151,</text:p>
          </table:table-cell>
          <table:table-cell table:formula="of:=CONCATENATE(TEXT(([.O18]-[.$D$19])/[.$D$18];&quot;##0.#&quot;);&quot;,&quot;)" office:value-type="string" office:string-value="137," calcext:value-type="string">
            <text:p>137,</text:p>
          </table:table-cell>
          <table:table-cell table:formula="of:=CONCATENATE(TEXT(([.P18]-[.$D$19])/[.$D$18];&quot;##0.#&quot;);&quot;,&quot;)" office:value-type="string" office:string-value="129," calcext:value-type="string">
            <text:p>129,</text:p>
          </table:table-cell>
          <table:table-cell table:formula="of:=CONCATENATE(TEXT(([.Q18]-[.$D$19])/[.$D$18];&quot;##0.#&quot;);&quot;,&quot;)" office:value-type="string" office:string-value="125," calcext:value-type="string">
            <text:p>125,</text:p>
          </table:table-cell>
          <table:table-cell table:formula="of:=CONCATENATE(TEXT(([.R18]-[.$D$19])/[.$D$18];&quot;##0.#&quot;);&quot;,&quot;)" office:value-type="string" office:string-value="122," calcext:value-type="string">
            <text:p>122,</text:p>
          </table:table-cell>
          <table:table-cell table:formula="of:=CONCATENATE(TEXT(([.S18]-[.$D$19])/[.$D$18];&quot;##0.#&quot;);&quot;,&quot;)" office:value-type="string" office:string-value="115," calcext:value-type="string">
            <text:p>115,</text:p>
          </table:table-cell>
          <table:table-cell table:formula="of:=CONCATENATE(TEXT(([.T18]-[.$D$19])/[.$D$18];&quot;##0.#&quot;);&quot;,&quot;)" office:value-type="string" office:string-value="104," calcext:value-type="string">
            <text:p>104,</text:p>
          </table:table-cell>
          <table:table-cell table:formula="of:=CONCATENATE(TEXT(([.U18]-[.$D$19])/[.$D$18];&quot;##0.#&quot;);&quot;,&quot;)" office:value-type="string" office:string-value="94," calcext:value-type="string">
            <text:p>94,</text:p>
          </table:table-cell>
          <table:table-cell table:formula="of:=CONCATENATE(TEXT(([.V18]-[.$D$19])/[.$D$18];&quot;##0.#&quot;);&quot;,&quot;)" office:value-type="string" office:string-value="83," calcext:value-type="string">
            <text:p>83,</text:p>
          </table:table-cell>
          <table:table-cell table:formula="of:=CONCATENATE(TEXT(([.W18]-[.$D$19])/[.$D$18];&quot;##0.#&quot;);&quot;,&quot;)" office:value-type="string" office:string-value="73," calcext:value-type="string">
            <text:p>73,</text:p>
          </table:table-cell>
          <table:table-cell table:formula="of:=CONCATENATE(TEXT(([.X18]-[.$D$19])/[.$D$18];&quot;##0.#&quot;);&quot;,&quot;)" office:value-type="string" office:string-value="62," calcext:value-type="string">
            <text:p>62,</text:p>
          </table:table-cell>
          <table:table-cell table:formula="of:=CONCATENATE(TEXT(([.Y18]-[.$D$19])/[.$D$18];&quot;##0.#&quot;);&quot;,&quot;)" office:value-type="string" office:string-value="52," calcext:value-type="string">
            <text:p>52,</text:p>
          </table:table-cell>
          <table:table-cell table:formula="of:=CONCATENATE(TEXT(([.Z18]-[.$D$19])/[.$D$18];&quot;##0.#&quot;);&quot;,&quot;)" office:value-type="string" office:string-value="41," calcext:value-type="string">
            <text:p>41,</text:p>
          </table:table-cell>
          <table:table-cell table:formula="of:=CONCATENATE(TEXT(([.AA18]-[.$D$19])/[.$D$18];&quot;##0.#&quot;);&quot;,&quot;)" office:value-type="string" office:string-value="31," calcext:value-type="string">
            <text:p>31,</text:p>
          </table:table-cell>
          <table:table-cell table:formula="of:=CONCATENATE(TEXT(([.AB18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19]-[.$D$19])/[.$D$18];&quot;##0.#&quot;);&quot;,&quot;)" office:value-type="string" office:string-value="171," calcext:value-type="string">
            <text:p>171,</text:p>
          </table:table-cell>
          <table:table-cell table:formula="of:=CONCATENATE(TEXT(([.J19]-[.$D$19])/[.$D$18];&quot;##0.#&quot;);&quot;,&quot;)" office:value-type="string" office:string-value="182," calcext:value-type="string">
            <text:p>182,</text:p>
          </table:table-cell>
          <table:table-cell table:formula="of:=CONCATENATE(TEXT(([.K19]-[.$D$19])/[.$D$18];&quot;##0.#&quot;);&quot;,&quot;)" office:value-type="string" office:string-value="182," calcext:value-type="string">
            <text:p>182,</text:p>
          </table:table-cell>
          <table:table-cell table:formula="of:=CONCATENATE(TEXT(([.L19]-[.$D$19])/[.$D$18];&quot;##0.#&quot;);&quot;,&quot;)" office:value-type="string" office:string-value="182," calcext:value-type="string">
            <text:p>182,</text:p>
          </table:table-cell>
          <table:table-cell table:formula="of:=CONCATENATE(TEXT(([.M19]-[.$D$19])/[.$D$18];&quot;##0.#&quot;);&quot;,&quot;)" office:value-type="string" office:string-value="171," calcext:value-type="string">
            <text:p>171,</text:p>
          </table:table-cell>
          <table:table-cell table:formula="of:=CONCATENATE(TEXT(([.N19]-[.$D$19])/[.$D$18];&quot;##0.#&quot;);&quot;,&quot;)" office:value-type="string" office:string-value="152," calcext:value-type="string">
            <text:p>152,</text:p>
          </table:table-cell>
          <table:table-cell table:formula="of:=CONCATENATE(TEXT(([.O19]-[.$D$19])/[.$D$18];&quot;##0.#&quot;);&quot;,&quot;)" office:value-type="string" office:string-value="142," calcext:value-type="string">
            <text:p>142,</text:p>
          </table:table-cell>
          <table:table-cell table:formula="of:=CONCATENATE(TEXT(([.P19]-[.$D$19])/[.$D$18];&quot;##0.#&quot;);&quot;,&quot;)" office:value-type="string" office:string-value="135," calcext:value-type="string">
            <text:p>135,</text:p>
          </table:table-cell>
          <table:table-cell table:formula="of:=CONCATENATE(TEXT(([.Q19]-[.$D$19])/[.$D$18];&quot;##0.#&quot;);&quot;,&quot;)" office:value-type="string" office:string-value="129," calcext:value-type="string">
            <text:p>129,</text:p>
          </table:table-cell>
          <table:table-cell table:formula="of:=CONCATENATE(TEXT(([.R19]-[.$D$19])/[.$D$18];&quot;##0.#&quot;);&quot;,&quot;)" office:value-type="string" office:string-value="125," calcext:value-type="string">
            <text:p>125,</text:p>
          </table:table-cell>
          <table:table-cell table:formula="of:=CONCATENATE(TEXT(([.S19]-[.$D$19])/[.$D$18];&quot;##0.#&quot;);&quot;,&quot;)" office:value-type="string" office:string-value="117," calcext:value-type="string">
            <text:p>117,</text:p>
          </table:table-cell>
          <table:table-cell table:formula="of:=CONCATENATE(TEXT(([.T19]-[.$D$19])/[.$D$18];&quot;##0.#&quot;);&quot;,&quot;)" office:value-type="string" office:string-value="106," calcext:value-type="string">
            <text:p>106,</text:p>
          </table:table-cell>
          <table:table-cell table:formula="of:=CONCATENATE(TEXT(([.U19]-[.$D$19])/[.$D$18];&quot;##0.#&quot;);&quot;,&quot;)" office:value-type="string" office:string-value="95," calcext:value-type="string">
            <text:p>95,</text:p>
          </table:table-cell>
          <table:table-cell table:formula="of:=CONCATENATE(TEXT(([.V19]-[.$D$19])/[.$D$18];&quot;##0.#&quot;);&quot;,&quot;)" office:value-type="string" office:string-value="85," calcext:value-type="string">
            <text:p>85,</text:p>
          </table:table-cell>
          <table:table-cell table:formula="of:=CONCATENATE(TEXT(([.W19]-[.$D$19])/[.$D$18];&quot;##0.#&quot;);&quot;,&quot;)" office:value-type="string" office:string-value="74," calcext:value-type="string">
            <text:p>74,</text:p>
          </table:table-cell>
          <table:table-cell table:formula="of:=CONCATENATE(TEXT(([.X19]-[.$D$19])/[.$D$18];&quot;##0.#&quot;);&quot;,&quot;)" office:value-type="string" office:string-value="63," calcext:value-type="string">
            <text:p>63,</text:p>
          </table:table-cell>
          <table:table-cell table:formula="of:=CONCATENATE(TEXT(([.Y19]-[.$D$19])/[.$D$18];&quot;##0.#&quot;);&quot;,&quot;)" office:value-type="string" office:string-value="52," calcext:value-type="string">
            <text:p>52,</text:p>
          </table:table-cell>
          <table:table-cell table:formula="of:=CONCATENATE(TEXT(([.Z19]-[.$D$19])/[.$D$18];&quot;##0.#&quot;);&quot;,&quot;)" office:value-type="string" office:string-value="42," calcext:value-type="string">
            <text:p>42,</text:p>
          </table:table-cell>
          <table:table-cell table:formula="of:=CONCATENATE(TEXT(([.AA19]-[.$D$19])/[.$D$18];&quot;##0.#&quot;);&quot;,&quot;)" office:value-type="string" office:string-value="31," calcext:value-type="string">
            <text:p>31,</text:p>
          </table:table-cell>
          <table:table-cell table:formula="of:=CONCATENATE(TEXT(([.AB19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20]-[.$D$19])/[.$D$18];&quot;##0.#&quot;);&quot;,&quot;)" office:value-type="string" office:string-value="171," calcext:value-type="string">
            <text:p>171,</text:p>
          </table:table-cell>
          <table:table-cell table:formula="of:=CONCATENATE(TEXT(([.J20]-[.$D$19])/[.$D$18];&quot;##0.#&quot;);&quot;,&quot;)" office:value-type="string" office:string-value="182," calcext:value-type="string">
            <text:p>182,</text:p>
          </table:table-cell>
          <table:table-cell table:formula="of:=CONCATENATE(TEXT(([.K20]-[.$D$19])/[.$D$18];&quot;##0.#&quot;);&quot;,&quot;)" office:value-type="string" office:string-value="182," calcext:value-type="string">
            <text:p>182,</text:p>
          </table:table-cell>
          <table:table-cell table:formula="of:=CONCATENATE(TEXT(([.L20]-[.$D$19])/[.$D$18];&quot;##0.#&quot;);&quot;,&quot;)" office:value-type="string" office:string-value="182," calcext:value-type="string">
            <text:p>182,</text:p>
          </table:table-cell>
          <table:table-cell table:formula="of:=CONCATENATE(TEXT(([.M20]-[.$D$19])/[.$D$18];&quot;##0.#&quot;);&quot;,&quot;)" office:value-type="string" office:string-value="171," calcext:value-type="string">
            <text:p>171,</text:p>
          </table:table-cell>
          <table:table-cell table:formula="of:=CONCATENATE(TEXT(([.N20]-[.$D$19])/[.$D$18];&quot;##0.#&quot;);&quot;,&quot;)" office:value-type="string" office:string-value="152," calcext:value-type="string">
            <text:p>152,</text:p>
          </table:table-cell>
          <table:table-cell table:formula="of:=CONCATENATE(TEXT(([.O20]-[.$D$19])/[.$D$18];&quot;##0.#&quot;);&quot;,&quot;)" office:value-type="string" office:string-value="142," calcext:value-type="string">
            <text:p>142,</text:p>
          </table:table-cell>
          <table:table-cell table:formula="of:=CONCATENATE(TEXT(([.P20]-[.$D$19])/[.$D$18];&quot;##0.#&quot;);&quot;,&quot;)" office:value-type="string" office:string-value="135," calcext:value-type="string">
            <text:p>135,</text:p>
          </table:table-cell>
          <table:table-cell table:formula="of:=CONCATENATE(TEXT(([.Q20]-[.$D$19])/[.$D$18];&quot;##0.#&quot;);&quot;,&quot;)" office:value-type="string" office:string-value="129," calcext:value-type="string">
            <text:p>129,</text:p>
          </table:table-cell>
          <table:table-cell table:formula="of:=CONCATENATE(TEXT(([.R20]-[.$D$19])/[.$D$18];&quot;##0.#&quot;);&quot;,&quot;)" office:value-type="string" office:string-value="125," calcext:value-type="string">
            <text:p>125,</text:p>
          </table:table-cell>
          <table:table-cell table:formula="of:=CONCATENATE(TEXT(([.S20]-[.$D$19])/[.$D$18];&quot;##0.#&quot;);&quot;,&quot;)" office:value-type="string" office:string-value="117," calcext:value-type="string">
            <text:p>117,</text:p>
          </table:table-cell>
          <table:table-cell table:formula="of:=CONCATENATE(TEXT(([.T20]-[.$D$19])/[.$D$18];&quot;##0.#&quot;);&quot;,&quot;)" office:value-type="string" office:string-value="106," calcext:value-type="string">
            <text:p>106,</text:p>
          </table:table-cell>
          <table:table-cell table:formula="of:=CONCATENATE(TEXT(([.U20]-[.$D$19])/[.$D$18];&quot;##0.#&quot;);&quot;,&quot;)" office:value-type="string" office:string-value="95," calcext:value-type="string">
            <text:p>95,</text:p>
          </table:table-cell>
          <table:table-cell table:formula="of:=CONCATENATE(TEXT(([.V20]-[.$D$19])/[.$D$18];&quot;##0.#&quot;);&quot;,&quot;)" office:value-type="string" office:string-value="85," calcext:value-type="string">
            <text:p>85,</text:p>
          </table:table-cell>
          <table:table-cell table:formula="of:=CONCATENATE(TEXT(([.W20]-[.$D$19])/[.$D$18];&quot;##0.#&quot;);&quot;,&quot;)" office:value-type="string" office:string-value="74," calcext:value-type="string">
            <text:p>74,</text:p>
          </table:table-cell>
          <table:table-cell table:formula="of:=CONCATENATE(TEXT(([.X20]-[.$D$19])/[.$D$18];&quot;##0.#&quot;);&quot;,&quot;)" office:value-type="string" office:string-value="63," calcext:value-type="string">
            <text:p>63,</text:p>
          </table:table-cell>
          <table:table-cell table:formula="of:=CONCATENATE(TEXT(([.Y20]-[.$D$19])/[.$D$18];&quot;##0.#&quot;);&quot;,&quot;)" office:value-type="string" office:string-value="52," calcext:value-type="string">
            <text:p>52,</text:p>
          </table:table-cell>
          <table:table-cell table:formula="of:=CONCATENATE(TEXT(([.Z20]-[.$D$19])/[.$D$18];&quot;##0.#&quot;);&quot;,&quot;)" office:value-type="string" office:string-value="42," calcext:value-type="string">
            <text:p>42,</text:p>
          </table:table-cell>
          <table:table-cell table:formula="of:=CONCATENATE(TEXT(([.AA20]-[.$D$19])/[.$D$18];&quot;##0.#&quot;);&quot;,&quot;)" office:value-type="string" office:string-value="31," calcext:value-type="string">
            <text:p>31,</text:p>
          </table:table-cell>
          <table:table-cell table:formula="of:=CONCATENATE(TEXT(([.AB20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21]-[.$D$19])/[.$D$18];&quot;##0.#&quot;);&quot;,&quot;)" office:value-type="string" office:string-value="171," calcext:value-type="string">
            <text:p>171,</text:p>
          </table:table-cell>
          <table:table-cell table:formula="of:=CONCATENATE(TEXT(([.J21]-[.$D$19])/[.$D$18];&quot;##0.#&quot;);&quot;,&quot;)" office:value-type="string" office:string-value="182," calcext:value-type="string">
            <text:p>182,</text:p>
          </table:table-cell>
          <table:table-cell table:formula="of:=CONCATENATE(TEXT(([.K21]-[.$D$19])/[.$D$18];&quot;##0.#&quot;);&quot;,&quot;)" office:value-type="string" office:string-value="182," calcext:value-type="string">
            <text:p>182,</text:p>
          </table:table-cell>
          <table:table-cell table:formula="of:=CONCATENATE(TEXT(([.L21]-[.$D$19])/[.$D$18];&quot;##0.#&quot;);&quot;,&quot;)" office:value-type="string" office:string-value="182," calcext:value-type="string">
            <text:p>182,</text:p>
          </table:table-cell>
          <table:table-cell table:formula="of:=CONCATENATE(TEXT(([.M21]-[.$D$19])/[.$D$18];&quot;##0.#&quot;);&quot;,&quot;)" office:value-type="string" office:string-value="171," calcext:value-type="string">
            <text:p>171,</text:p>
          </table:table-cell>
          <table:table-cell table:formula="of:=CONCATENATE(TEXT(([.N21]-[.$D$19])/[.$D$18];&quot;##0.#&quot;);&quot;,&quot;)" office:value-type="string" office:string-value="152," calcext:value-type="string">
            <text:p>152,</text:p>
          </table:table-cell>
          <table:table-cell table:formula="of:=CONCATENATE(TEXT(([.O21]-[.$D$19])/[.$D$18];&quot;##0.#&quot;);&quot;,&quot;)" office:value-type="string" office:string-value="142," calcext:value-type="string">
            <text:p>142,</text:p>
          </table:table-cell>
          <table:table-cell table:formula="of:=CONCATENATE(TEXT(([.P21]-[.$D$19])/[.$D$18];&quot;##0.#&quot;);&quot;,&quot;)" office:value-type="string" office:string-value="135," calcext:value-type="string">
            <text:p>135,</text:p>
          </table:table-cell>
          <table:table-cell table:formula="of:=CONCATENATE(TEXT(([.Q21]-[.$D$19])/[.$D$18];&quot;##0.#&quot;);&quot;,&quot;)" office:value-type="string" office:string-value="129," calcext:value-type="string">
            <text:p>129,</text:p>
          </table:table-cell>
          <table:table-cell table:formula="of:=CONCATENATE(TEXT(([.R21]-[.$D$19])/[.$D$18];&quot;##0.#&quot;);&quot;,&quot;)" office:value-type="string" office:string-value="125," calcext:value-type="string">
            <text:p>125,</text:p>
          </table:table-cell>
          <table:table-cell table:formula="of:=CONCATENATE(TEXT(([.S21]-[.$D$19])/[.$D$18];&quot;##0.#&quot;);&quot;,&quot;)" office:value-type="string" office:string-value="117," calcext:value-type="string">
            <text:p>117,</text:p>
          </table:table-cell>
          <table:table-cell table:formula="of:=CONCATENATE(TEXT(([.T21]-[.$D$19])/[.$D$18];&quot;##0.#&quot;);&quot;,&quot;)" office:value-type="string" office:string-value="106," calcext:value-type="string">
            <text:p>106,</text:p>
          </table:table-cell>
          <table:table-cell table:formula="of:=CONCATENATE(TEXT(([.U21]-[.$D$19])/[.$D$18];&quot;##0.#&quot;);&quot;,&quot;)" office:value-type="string" office:string-value="95," calcext:value-type="string">
            <text:p>95,</text:p>
          </table:table-cell>
          <table:table-cell table:formula="of:=CONCATENATE(TEXT(([.V21]-[.$D$19])/[.$D$18];&quot;##0.#&quot;);&quot;,&quot;)" office:value-type="string" office:string-value="85," calcext:value-type="string">
            <text:p>85,</text:p>
          </table:table-cell>
          <table:table-cell table:formula="of:=CONCATENATE(TEXT(([.W21]-[.$D$19])/[.$D$18];&quot;##0.#&quot;);&quot;,&quot;)" office:value-type="string" office:string-value="74," calcext:value-type="string">
            <text:p>74,</text:p>
          </table:table-cell>
          <table:table-cell table:formula="of:=CONCATENATE(TEXT(([.X21]-[.$D$19])/[.$D$18];&quot;##0.#&quot;);&quot;,&quot;)" office:value-type="string" office:string-value="63," calcext:value-type="string">
            <text:p>63,</text:p>
          </table:table-cell>
          <table:table-cell table:formula="of:=CONCATENATE(TEXT(([.Y21]-[.$D$19])/[.$D$18];&quot;##0.#&quot;);&quot;,&quot;)" office:value-type="string" office:string-value="52," calcext:value-type="string">
            <text:p>52,</text:p>
          </table:table-cell>
          <table:table-cell table:formula="of:=CONCATENATE(TEXT(([.Z21]-[.$D$19])/[.$D$18];&quot;##0.#&quot;);&quot;,&quot;)" office:value-type="string" office:string-value="42," calcext:value-type="string">
            <text:p>42,</text:p>
          </table:table-cell>
          <table:table-cell table:formula="of:=CONCATENATE(TEXT(([.AA21]-[.$D$19])/[.$D$18];&quot;##0.#&quot;);&quot;,&quot;)" office:value-type="string" office:string-value="31," calcext:value-type="string">
            <text:p>31,</text:p>
          </table:table-cell>
          <table:table-cell table:formula="of:=CONCATENATE(TEXT(([.AB21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22]-[.$D$19])/[.$D$18];&quot;##0.#&quot;);&quot;,&quot;)" office:value-type="string" office:string-value="171," calcext:value-type="string">
            <text:p>171,</text:p>
          </table:table-cell>
          <table:table-cell table:formula="of:=CONCATENATE(TEXT(([.J22]-[.$D$19])/[.$D$18];&quot;##0.#&quot;);&quot;,&quot;)" office:value-type="string" office:string-value="182," calcext:value-type="string">
            <text:p>182,</text:p>
          </table:table-cell>
          <table:table-cell table:formula="of:=CONCATENATE(TEXT(([.K22]-[.$D$19])/[.$D$18];&quot;##0.#&quot;);&quot;,&quot;)" office:value-type="string" office:string-value="182," calcext:value-type="string">
            <text:p>182,</text:p>
          </table:table-cell>
          <table:table-cell table:formula="of:=CONCATENATE(TEXT(([.L22]-[.$D$19])/[.$D$18];&quot;##0.#&quot;);&quot;,&quot;)" office:value-type="string" office:string-value="182," calcext:value-type="string">
            <text:p>182,</text:p>
          </table:table-cell>
          <table:table-cell table:formula="of:=CONCATENATE(TEXT(([.M22]-[.$D$19])/[.$D$18];&quot;##0.#&quot;);&quot;,&quot;)" office:value-type="string" office:string-value="171," calcext:value-type="string">
            <text:p>171,</text:p>
          </table:table-cell>
          <table:table-cell table:formula="of:=CONCATENATE(TEXT(([.N22]-[.$D$19])/[.$D$18];&quot;##0.#&quot;);&quot;,&quot;)" office:value-type="string" office:string-value="152," calcext:value-type="string">
            <text:p>152,</text:p>
          </table:table-cell>
          <table:table-cell table:formula="of:=CONCATENATE(TEXT(([.O22]-[.$D$19])/[.$D$18];&quot;##0.#&quot;);&quot;,&quot;)" office:value-type="string" office:string-value="142," calcext:value-type="string">
            <text:p>142,</text:p>
          </table:table-cell>
          <table:table-cell table:formula="of:=CONCATENATE(TEXT(([.P22]-[.$D$19])/[.$D$18];&quot;##0.#&quot;);&quot;,&quot;)" office:value-type="string" office:string-value="135," calcext:value-type="string">
            <text:p>135,</text:p>
          </table:table-cell>
          <table:table-cell table:formula="of:=CONCATENATE(TEXT(([.Q22]-[.$D$19])/[.$D$18];&quot;##0.#&quot;);&quot;,&quot;)" office:value-type="string" office:string-value="129," calcext:value-type="string">
            <text:p>129,</text:p>
          </table:table-cell>
          <table:table-cell table:formula="of:=CONCATENATE(TEXT(([.R22]-[.$D$19])/[.$D$18];&quot;##0.#&quot;);&quot;,&quot;)" office:value-type="string" office:string-value="125," calcext:value-type="string">
            <text:p>125,</text:p>
          </table:table-cell>
          <table:table-cell table:formula="of:=CONCATENATE(TEXT(([.S22]-[.$D$19])/[.$D$18];&quot;##0.#&quot;);&quot;,&quot;)" office:value-type="string" office:string-value="117," calcext:value-type="string">
            <text:p>117,</text:p>
          </table:table-cell>
          <table:table-cell table:formula="of:=CONCATENATE(TEXT(([.T22]-[.$D$19])/[.$D$18];&quot;##0.#&quot;);&quot;,&quot;)" office:value-type="string" office:string-value="106," calcext:value-type="string">
            <text:p>106,</text:p>
          </table:table-cell>
          <table:table-cell table:formula="of:=CONCATENATE(TEXT(([.U22]-[.$D$19])/[.$D$18];&quot;##0.#&quot;);&quot;,&quot;)" office:value-type="string" office:string-value="95," calcext:value-type="string">
            <text:p>95,</text:p>
          </table:table-cell>
          <table:table-cell table:formula="of:=CONCATENATE(TEXT(([.V22]-[.$D$19])/[.$D$18];&quot;##0.#&quot;);&quot;,&quot;)" office:value-type="string" office:string-value="85," calcext:value-type="string">
            <text:p>85,</text:p>
          </table:table-cell>
          <table:table-cell table:formula="of:=CONCATENATE(TEXT(([.W22]-[.$D$19])/[.$D$18];&quot;##0.#&quot;);&quot;,&quot;)" office:value-type="string" office:string-value="74," calcext:value-type="string">
            <text:p>74,</text:p>
          </table:table-cell>
          <table:table-cell table:formula="of:=CONCATENATE(TEXT(([.X22]-[.$D$19])/[.$D$18];&quot;##0.#&quot;);&quot;,&quot;)" office:value-type="string" office:string-value="63," calcext:value-type="string">
            <text:p>63,</text:p>
          </table:table-cell>
          <table:table-cell table:formula="of:=CONCATENATE(TEXT(([.Y22]-[.$D$19])/[.$D$18];&quot;##0.#&quot;);&quot;,&quot;)" office:value-type="string" office:string-value="52," calcext:value-type="string">
            <text:p>52,</text:p>
          </table:table-cell>
          <table:table-cell table:formula="of:=CONCATENATE(TEXT(([.Z22]-[.$D$19])/[.$D$18];&quot;##0.#&quot;);&quot;,&quot;)" office:value-type="string" office:string-value="42," calcext:value-type="string">
            <text:p>42,</text:p>
          </table:table-cell>
          <table:table-cell table:formula="of:=CONCATENATE(TEXT(([.AA22]-[.$D$19])/[.$D$18];&quot;##0.#&quot;);&quot;,&quot;)" office:value-type="string" office:string-value="31," calcext:value-type="string">
            <text:p>31,</text:p>
          </table:table-cell>
          <table:table-cell table:formula="of:=CONCATENATE(TEXT(([.AB22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23]-[.$D$19])/[.$D$18];&quot;##0.#&quot;);&quot;,&quot;)" office:value-type="string" office:string-value="171," calcext:value-type="string">
            <text:p>171,</text:p>
          </table:table-cell>
          <table:table-cell table:formula="of:=CONCATENATE(TEXT(([.J23]-[.$D$19])/[.$D$18];&quot;##0.#&quot;);&quot;,&quot;)" office:value-type="string" office:string-value="182," calcext:value-type="string">
            <text:p>182,</text:p>
          </table:table-cell>
          <table:table-cell table:formula="of:=CONCATENATE(TEXT(([.K23]-[.$D$19])/[.$D$18];&quot;##0.#&quot;);&quot;,&quot;)" office:value-type="string" office:string-value="182," calcext:value-type="string">
            <text:p>182,</text:p>
          </table:table-cell>
          <table:table-cell table:formula="of:=CONCATENATE(TEXT(([.L23]-[.$D$19])/[.$D$18];&quot;##0.#&quot;);&quot;,&quot;)" office:value-type="string" office:string-value="182," calcext:value-type="string">
            <text:p>182,</text:p>
          </table:table-cell>
          <table:table-cell table:formula="of:=CONCATENATE(TEXT(([.M23]-[.$D$19])/[.$D$18];&quot;##0.#&quot;);&quot;,&quot;)" office:value-type="string" office:string-value="171," calcext:value-type="string">
            <text:p>171,</text:p>
          </table:table-cell>
          <table:table-cell table:formula="of:=CONCATENATE(TEXT(([.N23]-[.$D$19])/[.$D$18];&quot;##0.#&quot;);&quot;,&quot;)" office:value-type="string" office:string-value="152," calcext:value-type="string">
            <text:p>152,</text:p>
          </table:table-cell>
          <table:table-cell table:formula="of:=CONCATENATE(TEXT(([.O23]-[.$D$19])/[.$D$18];&quot;##0.#&quot;);&quot;,&quot;)" office:value-type="string" office:string-value="142," calcext:value-type="string">
            <text:p>142,</text:p>
          </table:table-cell>
          <table:table-cell table:formula="of:=CONCATENATE(TEXT(([.P23]-[.$D$19])/[.$D$18];&quot;##0.#&quot;);&quot;,&quot;)" office:value-type="string" office:string-value="135," calcext:value-type="string">
            <text:p>135,</text:p>
          </table:table-cell>
          <table:table-cell table:formula="of:=CONCATENATE(TEXT(([.Q23]-[.$D$19])/[.$D$18];&quot;##0.#&quot;);&quot;,&quot;)" office:value-type="string" office:string-value="129," calcext:value-type="string">
            <text:p>129,</text:p>
          </table:table-cell>
          <table:table-cell table:formula="of:=CONCATENATE(TEXT(([.R23]-[.$D$19])/[.$D$18];&quot;##0.#&quot;);&quot;,&quot;)" office:value-type="string" office:string-value="125," calcext:value-type="string">
            <text:p>125,</text:p>
          </table:table-cell>
          <table:table-cell table:formula="of:=CONCATENATE(TEXT(([.S23]-[.$D$19])/[.$D$18];&quot;##0.#&quot;);&quot;,&quot;)" office:value-type="string" office:string-value="117," calcext:value-type="string">
            <text:p>117,</text:p>
          </table:table-cell>
          <table:table-cell table:formula="of:=CONCATENATE(TEXT(([.T23]-[.$D$19])/[.$D$18];&quot;##0.#&quot;);&quot;,&quot;)" office:value-type="string" office:string-value="106," calcext:value-type="string">
            <text:p>106,</text:p>
          </table:table-cell>
          <table:table-cell table:formula="of:=CONCATENATE(TEXT(([.U23]-[.$D$19])/[.$D$18];&quot;##0.#&quot;);&quot;,&quot;)" office:value-type="string" office:string-value="95," calcext:value-type="string">
            <text:p>95,</text:p>
          </table:table-cell>
          <table:table-cell table:formula="of:=CONCATENATE(TEXT(([.V23]-[.$D$19])/[.$D$18];&quot;##0.#&quot;);&quot;,&quot;)" office:value-type="string" office:string-value="85," calcext:value-type="string">
            <text:p>85,</text:p>
          </table:table-cell>
          <table:table-cell table:formula="of:=CONCATENATE(TEXT(([.W23]-[.$D$19])/[.$D$18];&quot;##0.#&quot;);&quot;,&quot;)" office:value-type="string" office:string-value="74," calcext:value-type="string">
            <text:p>74,</text:p>
          </table:table-cell>
          <table:table-cell table:formula="of:=CONCATENATE(TEXT(([.X23]-[.$D$19])/[.$D$18];&quot;##0.#&quot;);&quot;,&quot;)" office:value-type="string" office:string-value="63," calcext:value-type="string">
            <text:p>63,</text:p>
          </table:table-cell>
          <table:table-cell table:formula="of:=CONCATENATE(TEXT(([.Y23]-[.$D$19])/[.$D$18];&quot;##0.#&quot;);&quot;,&quot;)" office:value-type="string" office:string-value="52," calcext:value-type="string">
            <text:p>52,</text:p>
          </table:table-cell>
          <table:table-cell table:formula="of:=CONCATENATE(TEXT(([.Z23]-[.$D$19])/[.$D$18];&quot;##0.#&quot;);&quot;,&quot;)" office:value-type="string" office:string-value="42," calcext:value-type="string">
            <text:p>42,</text:p>
          </table:table-cell>
          <table:table-cell table:formula="of:=CONCATENATE(TEXT(([.AA23]-[.$D$19])/[.$D$18];&quot;##0.#&quot;);&quot;,&quot;)" office:value-type="string" office:string-value="31," calcext:value-type="string">
            <text:p>31,</text:p>
          </table:table-cell>
          <table:table-cell table:formula="of:=CONCATENATE(TEXT(([.AB23]-[.$D$19])/[.$D$18];&quot;##0.#&quot;);&quot;,&quot;)" office:value-type="string" office:string-value="20," calcext:value-type="string">
            <text:p>20,</text:p>
          </table:table-cell>
        </table:table-row>
        <table:table-row table:style-name="ro1">
          <table:table-cell table:number-columns-repeated="8"/>
          <table:table-cell table:formula="of:=CONCATENATE(TEXT(([.I24]-[.$D$19])/[.$D$18];&quot;##0.#&quot;);&quot;,&quot;)" office:value-type="string" office:string-value="171," calcext:value-type="string">
            <text:p>171,</text:p>
          </table:table-cell>
          <table:table-cell table:formula="of:=CONCATENATE(TEXT(([.J24]-[.$D$19])/[.$D$18];&quot;##0.#&quot;);&quot;,&quot;)" office:value-type="string" office:string-value="182," calcext:value-type="string">
            <text:p>182,</text:p>
          </table:table-cell>
          <table:table-cell table:formula="of:=CONCATENATE(TEXT(([.K24]-[.$D$19])/[.$D$18];&quot;##0.#&quot;);&quot;,&quot;)" office:value-type="string" office:string-value="182," calcext:value-type="string">
            <text:p>182,</text:p>
          </table:table-cell>
          <table:table-cell table:formula="of:=CONCATENATE(TEXT(([.L24]-[.$D$19])/[.$D$18];&quot;##0.#&quot;);&quot;,&quot;)" office:value-type="string" office:string-value="182," calcext:value-type="string">
            <text:p>182,</text:p>
          </table:table-cell>
          <table:table-cell table:formula="of:=CONCATENATE(TEXT(([.M24]-[.$D$19])/[.$D$18];&quot;##0.#&quot;);&quot;,&quot;)" office:value-type="string" office:string-value="171," calcext:value-type="string">
            <text:p>171,</text:p>
          </table:table-cell>
          <table:table-cell table:formula="of:=CONCATENATE(TEXT(([.N24]-[.$D$19])/[.$D$18];&quot;##0.#&quot;);&quot;,&quot;)" office:value-type="string" office:string-value="152," calcext:value-type="string">
            <text:p>152,</text:p>
          </table:table-cell>
          <table:table-cell table:formula="of:=CONCATENATE(TEXT(([.O24]-[.$D$19])/[.$D$18];&quot;##0.#&quot;);&quot;,&quot;)" office:value-type="string" office:string-value="142," calcext:value-type="string">
            <text:p>142,</text:p>
          </table:table-cell>
          <table:table-cell table:formula="of:=CONCATENATE(TEXT(([.P24]-[.$D$19])/[.$D$18];&quot;##0.#&quot;);&quot;,&quot;)" office:value-type="string" office:string-value="135," calcext:value-type="string">
            <text:p>135,</text:p>
          </table:table-cell>
          <table:table-cell table:formula="of:=CONCATENATE(TEXT(([.Q24]-[.$D$19])/[.$D$18];&quot;##0.#&quot;);&quot;,&quot;)" office:value-type="string" office:string-value="129," calcext:value-type="string">
            <text:p>129,</text:p>
          </table:table-cell>
          <table:table-cell table:formula="of:=CONCATENATE(TEXT(([.R24]-[.$D$19])/[.$D$18];&quot;##0.#&quot;);&quot;,&quot;)" office:value-type="string" office:string-value="125," calcext:value-type="string">
            <text:p>125,</text:p>
          </table:table-cell>
          <table:table-cell table:formula="of:=CONCATENATE(TEXT(([.S24]-[.$D$19])/[.$D$18];&quot;##0.#&quot;);&quot;,&quot;)" office:value-type="string" office:string-value="117," calcext:value-type="string">
            <text:p>117,</text:p>
          </table:table-cell>
          <table:table-cell table:formula="of:=CONCATENATE(TEXT(([.T24]-[.$D$19])/[.$D$18];&quot;##0.#&quot;);&quot;,&quot;)" office:value-type="string" office:string-value="106," calcext:value-type="string">
            <text:p>106,</text:p>
          </table:table-cell>
          <table:table-cell table:formula="of:=CONCATENATE(TEXT(([.U24]-[.$D$19])/[.$D$18];&quot;##0.#&quot;);&quot;,&quot;)" office:value-type="string" office:string-value="95," calcext:value-type="string">
            <text:p>95,</text:p>
          </table:table-cell>
          <table:table-cell table:formula="of:=CONCATENATE(TEXT(([.V24]-[.$D$19])/[.$D$18];&quot;##0.#&quot;);&quot;,&quot;)" office:value-type="string" office:string-value="85," calcext:value-type="string">
            <text:p>85,</text:p>
          </table:table-cell>
          <table:table-cell table:formula="of:=CONCATENATE(TEXT(([.W24]-[.$D$19])/[.$D$18];&quot;##0.#&quot;);&quot;,&quot;)" office:value-type="string" office:string-value="74," calcext:value-type="string">
            <text:p>74,</text:p>
          </table:table-cell>
          <table:table-cell table:formula="of:=CONCATENATE(TEXT(([.X24]-[.$D$19])/[.$D$18];&quot;##0.#&quot;);&quot;,&quot;)" office:value-type="string" office:string-value="63," calcext:value-type="string">
            <text:p>63,</text:p>
          </table:table-cell>
          <table:table-cell table:formula="of:=CONCATENATE(TEXT(([.Y24]-[.$D$19])/[.$D$18];&quot;##0.#&quot;);&quot;,&quot;)" office:value-type="string" office:string-value="52," calcext:value-type="string">
            <text:p>52,</text:p>
          </table:table-cell>
          <table:table-cell table:formula="of:=CONCATENATE(TEXT(([.Z24]-[.$D$19])/[.$D$18];&quot;##0.#&quot;);&quot;,&quot;)" office:value-type="string" office:string-value="42," calcext:value-type="string">
            <text:p>42,</text:p>
          </table:table-cell>
          <table:table-cell table:formula="of:=CONCATENATE(TEXT(([.AA24]-[.$D$19])/[.$D$18];&quot;##0.#&quot;);&quot;,&quot;)" office:value-type="string" office:string-value="31," calcext:value-type="string">
            <text:p>31,</text:p>
          </table:table-cell>
          <table:table-cell table:formula="of:=CONCATENATE(TEXT(([.AB24]-[.$D$19])/[.$D$18];&quot;##0.#&quot;);&quot;,&quot;)" office:value-type="string" office:string-value="20," calcext:value-type="string">
            <text:p>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00:00:02.022640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22:49:42.74</meta:creation-date>
    <dc:date>2014-04-21T21:40:47.175000000</dc:date>
    <meta:editing-duration>PT3H5M49S</meta:editing-duration>
    <meta:editing-cycles>3</meta:editing-cycles>
    <meta:generator>LibreOffice/4.1.2.3$Windows_x86 LibreOffice_project/40b2d7fde7e8d2d7bc5a449dc65df4d08a7dd38</meta:generator>
    <meta:document-statistic meta:table-count="2" meta:cell-count="1896" meta:object-count="0"/>
  </office:meta>
</office:document-meta>
</file>